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3598in"/>
    </style:style>
    <style:style style:name="co4" style:family="table-column">
      <style:table-column-properties fo:break-before="auto" style:column-width="0.5591in"/>
    </style:style>
    <style:style style:name="co5" style:family="table-column">
      <style:table-column-properties fo:break-before="auto" style:column-width="0.8346in"/>
    </style:style>
    <style:style style:name="co6" style:family="table-column">
      <style:table-column-properties fo:break-before="auto" style:column-width="0.7346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4972in"/>
    </style:style>
    <style:style style:name="co9" style:family="table-column">
      <style:table-column-properties fo:break-before="auto" style:column-width="0.5437in"/>
    </style:style>
    <style:style style:name="co10" style:family="table-column">
      <style:table-column-properties fo:break-before="auto" style:column-width="0.8055in"/>
    </style:style>
    <style:style style:name="co11" style:family="table-column">
      <style:table-column-properties fo:break-before="auto" style:column-width="1.1409in"/>
    </style:style>
    <style:style style:name="co12" style:family="table-column">
      <style:table-column-properties fo:break-before="auto" style:column-width="1.1335in"/>
    </style:style>
    <style:style style:name="co13" style:family="table-column">
      <style:table-column-properties fo:break-before="auto" style:column-width="1.1791in"/>
    </style:style>
    <style:style style:name="co14" style:family="table-column">
      <style:table-column-properties fo:break-before="auto" style:column-width="1.7535in"/>
    </style:style>
    <style:style style:name="co15" style:family="table-column">
      <style:table-column-properties fo:break-before="auto" style:column-width="3.3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/>
    <style:style style:name="ce8" style:family="table-cell" style:parent-style-name="Default" style:data-style-name="N2"/>
    <style:style style:name="ce7" style:family="table-cell" style:parent-style-name="Default">
      <style:table-cell-properties fo:background-color="#f6f9d4"/>
    </style:style>
    <style:style style:name="ce11" style:family="table-cell" style:parent-style-name="Default">
      <style:table-cell-properties fo:background-color="#dedce6"/>
    </style:style>
    <style:style style:name="ce12" style:family="table-cell" style:parent-style-name="Default" style:data-style-name="N123"/>
    <style:style style:name="ce21" style:family="table-cell" style:parent-style-name="Default">
      <style:table-cell-properties fo:background-color="#dde8cb"/>
    </style:style>
    <style:style style:name="ce20" style:family="table-cell" style:parent-style-name="Default">
      <style:table-cell-properties fo:background-color="#dde8cb"/>
    </style:style>
    <style:style style:name="ce23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b2b2b2"/>
    </style:style>
    <style:style style:name="ce25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26" style:family="table-cell" style:parent-style-name="Default">
      <style:table-cell-properties fo:background-color="#afd095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22"/>
    <style:style style:name="ce13" style:family="table-cell" style:parent-style-name="Default">
      <style:text-properties style:font-name="Noto Sans Mono"/>
    </style:style>
    <style:style style:name="ce14" style:family="table-cell" style:parent-style-name="Default" style:data-style-name="N130">
      <style:text-properties style:font-name="Noto Sans Mono"/>
    </style:style>
    <style:style style:name="ce15" style:family="table-cell" style:parent-style-name="Default" style:data-style-name="N129">
      <style:text-properties style:font-name="Noto Sans Mono"/>
    </style:style>
    <style:style style:name="ce16" style:family="table-cell" style:parent-style-name="Default" style:data-style-name="N129">
      <style:text-properties style:text-outline="false" style:text-line-through-style="none" style:text-line-through-type="none" style:font-name="Noto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verage" table:style-name="ta1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2]/[.F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3]+[.D2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3]/[.F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4]+[.D3]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4]/[.F4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5]+[.D4]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5]/[.F5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6]+[.D5]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6]/[.F6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7]+[.D6]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7]/[.F7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8]+[.D7]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8]/[.F8]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9]+[.D8]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9]/[.F9]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0]+[.D9]"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D10]/[.F1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1]+[.D10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D11]/[.F11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12]+[.D11]"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12]/[.F12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13]+[.D12]"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D13]/[.F13]" office:value-type="float" office:value="0.416666666666667" calcext:value-type="float">
            <text:p>0.41666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14]+[.D13]"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D14]/[.F14]" office:value-type="float" office:value="0.461538461538462" calcext:value-type="float">
            <text:p>0.4615384615384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5]+[.D14]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D15]/[.F15]"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6]+[.D15]"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16]/[.F16]" office:value-type="float" office:value="0.4" calcext:value-type="float">
            <text:p>0.4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20]/[.F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1]+[.D20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21]/[.F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22]+[.D21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22]/[.F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3]+[.D22]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23]/[.F23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4]+[.D23]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24]/[.F24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25]+[.D24]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25]/[.F25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6]+[.D25]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26]/[.F26]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C27]+[.D26]"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27]/[.F27]" office:value-type="float" office:value="1.375" calcext:value-type="float">
            <text:p>1.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8]+[.D27]"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D28]/[.F28]" office:value-type="float" office:value="1.22222222222222" calcext:value-type="float">
            <text:p>1.222222222222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9]+[.D28]"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D29]/[.F29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30]+[.D29]"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30]/[.F30]" office:value-type="float" office:value="1.18181818181818" calcext:value-type="float">
            <text:p>1.181818181818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31]+[.D30]" office:value-type="float" office:value="21" calcext:value-type="float">
            <text:p>2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D31]/[.F31]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32]+[.D31]" office:value-type="float" office:value="22" calcext:value-type="float">
            <text:p>2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D32]/[.F32]" office:value-type="float" office:value="1.69230769230769" calcext:value-type="float">
            <text:p>1.692307692307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3]+[.D32]"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D33]/[.F33]" office:value-type="float" office:value="1.57142857142857" calcext:value-type="float">
            <text:p>1.57142857142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4]+[.D33]" office:value-type="float" office:value="22" calcext:value-type="float">
            <text:p>2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34]/[.F34]" office:value-type="float" office:value="1.46666666666667" calcext:value-type="float">
            <text:p>1.46666666666667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38]/[.F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9]+[.D38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39]/[.F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.3" calcext:value-type="float">
            <text:p>3.3</text:p>
          </table:table-cell>
          <table:table-cell table:formula="of:=[.C40]+[.D39]" office:value-type="float" office:value="3.3" calcext:value-type="float">
            <text:p>3.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40]/[.F40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C41]+[.D40]" office:value-type="float" office:value="3.4" calcext:value-type="float">
            <text:p>3.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41]/[.F41]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2]+[.D41]" office:value-type="float" office:value="3.4" calcext:value-type="float">
            <text:p>3.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42]/[.F42]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.6" calcext:value-type="float">
            <text:p>1.6</text:p>
          </table:table-cell>
          <table:table-cell table:formula="of:=[.C43]+[.D42]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43]/[.F43]"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4]+[.D43]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44]/[.F44]"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.2" calcext:value-type="float">
            <text:p>7.2</text:p>
          </table:table-cell>
          <table:table-cell table:formula="of:=[.C45]+[.D44]" office:value-type="float" office:value="12.2" calcext:value-type="float">
            <text:p>12.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45]/[.F45]" office:value-type="float" office:value="1.525" calcext:value-type="float">
            <text:p>1.5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6]+[.D45]" office:value-type="float" office:value="12.2" calcext:value-type="float">
            <text:p>12.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D46]/[.F46]" office:value-type="float" office:value="1.35555555555556" calcext:value-type="float">
            <text:p>1.355555555555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C47]+[.D46]" office:value-type="float" office:value="12.5" calcext:value-type="float">
            <text:p>12.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D47]/[.F47]"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</text:p>
          </table:table-cell>
          <table:table-cell table:formula="of:=[.C48]+[.D47]" office:value-type="float" office:value="14.7" calcext:value-type="float">
            <text:p>14.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48]/[.F48]" office:value-type="float" office:value="1.33636363636364" calcext:value-type="float">
            <text:p>1.336363636363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.1" calcext:value-type="float">
            <text:p>8.1</text:p>
          </table:table-cell>
          <table:table-cell table:formula="of:=[.C49]+[.D48]" office:value-type="float" office:value="22.8" calcext:value-type="float">
            <text:p>22.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D49]/[.F49]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.9" calcext:value-type="float">
            <text:p>1.9</text:p>
          </table:table-cell>
          <table:table-cell table:formula="of:=[.C50]+[.D49]" office:value-type="float" office:value="24.7" calcext:value-type="float">
            <text:p>24.7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D50]/[.F50]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C51]+[.D50]" office:value-type="float" office:value="24.8" calcext:value-type="float">
            <text:p>24.8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D51]/[.F51]" office:value-type="float" office:value="1.77142857142857" calcext:value-type="float">
            <text:p>1.77142857142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52]+[.D51]" office:value-type="float" office:value="24.8" calcext:value-type="float">
            <text:p>24.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52]/[.F52]" office:value-type="float" office:value="1.65333333333333" calcext:value-type="float">
            <text:p>1.65333333333333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C56]" office:value-type="float" office:value="0" calcext:value-type="float">
            <text:p>0</text:p>
          </table:table-cell>
          <table:table-cell/>
          <table:table-cell table:formula="of:=IF([.B56]&gt;0;1;0)" office:value-type="float" office:value="0" calcext:value-type="float">
            <text:p>0</text:p>
          </table:table-cell>
          <table:table-cell/>
          <table:table-cell table:formula="of:=[.D56]/[.F5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57]&gt;0;[.C57]+[.D56];0)" office:value-type="float" office:value="0" calcext:value-type="float">
            <text:p>0</text:p>
          </table:table-cell>
          <table:table-cell/>
          <table:table-cell table:formula="of:=IF([.B57]&gt;0;[.F56]+1;0)" office:value-type="float" office:value="0" calcext:value-type="float">
            <text:p>0</text:p>
          </table:table-cell>
          <table:table-cell/>
          <table:table-cell table:formula="of:=[.D57]/[.F5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formula="of:=IF([.B58]&gt;0;[.C58]+[.D57];0)" office:value-type="float" office:value="0" calcext:value-type="float">
            <text:p>0</text:p>
          </table:table-cell>
          <table:table-cell/>
          <table:table-cell table:formula="of:=IF([.B58]&gt;0;[.F57]+1;0)" office:value-type="float" office:value="0" calcext:value-type="float">
            <text:p>0</text:p>
          </table:table-cell>
          <table:table-cell/>
          <table:table-cell table:formula="of:=[.D58]/[.F5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IF([.B59]&gt;0;[.C59]+[.D58];0)" office:value-type="float" office:value="0.1" calcext:value-type="float">
            <text:p>0.1</text:p>
          </table:table-cell>
          <table:table-cell/>
          <table:table-cell table:formula="of:=IF([.B59]&gt;0;[.F58]+1;0)" office:value-type="float" office:value="1" calcext:value-type="float">
            <text:p>1</text:p>
          </table:table-cell>
          <table:table-cell/>
          <table:table-cell table:formula="of:=[.D59]/[.F59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0]&gt;0;[.C60]+[.D59];0)" office:value-type="float" office:value="0.1" calcext:value-type="float">
            <text:p>0.1</text:p>
          </table:table-cell>
          <table:table-cell/>
          <table:table-cell table:formula="of:=IF([.B60]&gt;0;[.F59]+1;0)" office:value-type="float" office:value="2" calcext:value-type="float">
            <text:p>2</text:p>
          </table:table-cell>
          <table:table-cell/>
          <table:table-cell table:formula="of:=[.D60]/[.F60]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formula="of:=IF([.B61]&gt;0;[.C61]+[.D60];0)" office:value-type="float" office:value="1.7" calcext:value-type="float">
            <text:p>1.7</text:p>
          </table:table-cell>
          <table:table-cell/>
          <table:table-cell table:formula="of:=IF([.B61]&gt;0;[.F60]+1;0)" office:value-type="float" office:value="3" calcext:value-type="float">
            <text:p>3</text:p>
          </table:table-cell>
          <table:table-cell/>
          <table:table-cell table:formula="of:=[.D61]/[.F61]" office:value-type="float" office:value="0.566666666666667" calcext:value-type="float">
            <text:p>0.5666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2]&gt;0;[.C62]+[.D61];0)" office:value-type="float" office:value="1.7" calcext:value-type="float">
            <text:p>1.7</text:p>
          </table:table-cell>
          <table:table-cell/>
          <table:table-cell table:formula="of:=IF([.B62]&gt;0;[.F61]+1;0)" office:value-type="float" office:value="4" calcext:value-type="float">
            <text:p>4</text:p>
          </table:table-cell>
          <table:table-cell/>
          <table:table-cell table:formula="of:=[.D62]/[.F62]"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  <table:table-cell table:formula="of:=IF([.B63]&gt;0;[.C63]+[.D62];0)" office:value-type="float" office:value="8.9" calcext:value-type="float">
            <text:p>8.9</text:p>
          </table:table-cell>
          <table:table-cell/>
          <table:table-cell table:formula="of:=IF([.B63]&gt;0;[.F62]+1;0)" office:value-type="float" office:value="5" calcext:value-type="float">
            <text:p>5</text:p>
          </table:table-cell>
          <table:table-cell/>
          <table:table-cell table:formula="of:=[.D63]/[.F63]"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4]&gt;0;[.C64]+[.D63];0)" office:value-type="float" office:value="8.9" calcext:value-type="float">
            <text:p>8.9</text:p>
          </table:table-cell>
          <table:table-cell/>
          <table:table-cell table:formula="of:=IF([.B64]&gt;0;[.F63]+1;0)" office:value-type="float" office:value="6" calcext:value-type="float">
            <text:p>6</text:p>
          </table:table-cell>
          <table:table-cell/>
          <table:table-cell table:formula="of:=[.D64]/[.F64]" office:value-type="float" office:value="1.48333333333333" calcext:value-type="float">
            <text:p>1.483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formula="of:=IF([.B65]&gt;0;[.C65]+[.D64];0)" office:value-type="float" office:value="9.2" calcext:value-type="float">
            <text:p>9.2</text:p>
          </table:table-cell>
          <table:table-cell/>
          <table:table-cell table:formula="of:=IF([.B65]&gt;0;[.F64]+1;0)" office:value-type="float" office:value="7" calcext:value-type="float">
            <text:p>7</text:p>
          </table:table-cell>
          <table:table-cell/>
          <table:table-cell table:formula="of:=[.D65]/[.F65]" office:value-type="float" office:value="1.31428571428571" calcext:value-type="float">
            <text:p>1.314285714285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IF([.B66]&gt;0;[.C66]+[.D65];0)" office:value-type="float" office:value="11.4" calcext:value-type="float">
            <text:p>11.4</text:p>
          </table:table-cell>
          <table:table-cell/>
          <table:table-cell table:formula="of:=IF([.B66]&gt;0;[.F65]+1;0)" office:value-type="float" office:value="8" calcext:value-type="float">
            <text:p>8</text:p>
          </table:table-cell>
          <table:table-cell/>
          <table:table-cell table:formula="of:=[.D66]/[.F66]" office:value-type="float" office:value="1.425" calcext:value-type="float">
            <text:p>1.4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formula="of:=IF([.B67]&gt;0;[.C67]+[.D66];0)" office:value-type="float" office:value="0" calcext:value-type="float">
            <text:p>0</text:p>
          </table:table-cell>
          <table:table-cell/>
          <table:table-cell table:formula="of:=IF([.B67]&gt;0;[.F66]+1;0)" office:value-type="float" office:value="0" calcext:value-type="float">
            <text:p>0</text:p>
          </table:table-cell>
          <table:table-cell/>
          <table:table-cell table:formula="of:=[.D67]/[.F6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formula="of:=IF([.B68]&gt;0;[.C68]+[.D67];0)" office:value-type="float" office:value="0" calcext:value-type="float">
            <text:p>0</text:p>
          </table:table-cell>
          <table:table-cell/>
          <table:table-cell table:formula="of:=IF([.B68]&gt;0;[.F67]+1;0)" office:value-type="float" office:value="0" calcext:value-type="float">
            <text:p>0</text:p>
          </table:table-cell>
          <table:table-cell/>
          <table:table-cell table:formula="of:=[.D68]/[.F6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IF([.B69]&gt;0;[.C69]+[.D68];0)" office:value-type="float" office:value="0" calcext:value-type="float">
            <text:p>0</text:p>
          </table:table-cell>
          <table:table-cell/>
          <table:table-cell table:formula="of:=IF([.B69]&gt;0;[.F68]+1;0)" office:value-type="float" office:value="0" calcext:value-type="float">
            <text:p>0</text:p>
          </table:table-cell>
          <table:table-cell/>
          <table:table-cell table:formula="of:=[.D69]/[.F6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70]&gt;0;[.C70]+[.D69];0)" office:value-type="float" office:value="0" calcext:value-type="float">
            <text:p>0</text:p>
          </table:table-cell>
          <table:table-cell/>
          <table:table-cell table:formula="of:=IF([.B70]&gt;0;[.F69]+1;0)" office:value-type="float" office:value="0" calcext:value-type="float">
            <text:p>0</text:p>
          </table:table-cell>
          <table:table-cell/>
          <table:table-cell table:formula="of:=[.D70]/[.F70]" office:value-type="string" office:string-value="" calcext:value-type="error">
            <text:p>#DIV/0!</text:p>
          </table:table-cell>
        </table:table-row>
      </table:table>
      <table:table table:name="DetectOpCycle" table:style-name="ta1">
        <table:shapes>
          <draw:frame draw:z-index="0" draw:style-name="gr1" draw:text-style-name="P1" svg:width="8.2933in" svg:height="4.778in" svg:x="6.048in" svg:y="0.8244in">
            <draw:object draw:notify-on-update-of-ranges="DetectOpCycle.C4:DetectOpCycle.C4 DetectOpCycle.C5:DetectOpCycle.C68 DetectOpCycle.J4:DetectOpCycle.J4 DetectOpCycle.J5:DetectOpCycle.J68 DetectOpCycle.D4:DetectOpCycle.D4 DetectOpCycle.D5:DetectOpCycle.D68 DetectOpCycle.I4:DetectOpCycle.I4 DetectOpCycle.I5:DetectOpCycle.I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2"/>
        <table:table-column table:style-name="co3" table:default-cell-style-name="Default"/>
        <table:table-column table:style-name="co4" table:default-cell-style-name="ce8"/>
        <table:table-column table:style-name="co1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14" table:default-cell-style-name="Default"/>
        <table:table-column table:style-name="co1" table:number-columns-repeated="2" table:default-cell-style-name="ce7"/>
        <table:table-column table:style-name="co1" table:number-columns-repeated="2" table:default-cell-style-name="ce20"/>
        <table:table-column table:style-name="co1" table:number-columns-repeated="3" table:default-cell-style-name="Default"/>
        <table:table-column table:style-name="co10" table:default-cell-style-name="ce8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OpCycleThreshold:</text:p>
          </table:table-cell>
          <table:table-cell/>
          <table:table-cell table:style-name="Default"/>
          <table:table-cell table:style-name="Default" office:value-type="float" office:value="0.05" calcext:value-type="float">
            <text:p>0.05</text:p>
          </table:table-cell>
          <table:table-cell table:formula="of:=&quot;( &quot; &amp; [.D1]*100 &amp; &quot; %)&quot;" office:value-type="string" office:string-value="( 5 %)" calcext:value-type="string">
            <text:p>( 5 %)</text:p>
          </table:table-cell>
          <table:table-cell table:number-columns-repeated="19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Nom: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4"/>
          <table:table-cell table:number-columns-repeated="3"/>
          <table:table-cell table:style-name="ce1" office:value-type="string" calcext:value-type="string" table:number-columns-spanned="3" table:number-rows-spanned="1">
            <text:p>Crane Load</text:p>
          </table:table-cell>
          <table:covered-table-cell table:number-columns-repeated="2"/>
          <table:table-cell table:style-name="ce23" office:value-type="string" calcext:value-type="string" table:number-columns-spanned="3" table:number-rows-spanned="1">
            <text:p>threshold</text:p>
          </table:table-cell>
          <table:covered-table-cell table:number-columns-repeated="2" table:style-name="ce24"/>
          <table:table-cell table:number-columns-repeated="6"/>
        </table:table-row>
        <table:table-row table:style-name="ro1">
          <table:table-cell table:style-name="Default" office:value-type="string" calcext:value-type="string">
            <text:p>factor: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<text:s/>=&gt;</text:p>
          </table:table-cell>
          <table:table-cell table:style-name="ce2" table:formula="of:=1/factor" office:value-type="float" office:value="0.125" calcext:value-type="float">
            <text:p>0.125</text:p>
          </table:table-cell>
          <table:table-cell table:number-columns-repeated="20"/>
          <table:table-cell office:value-type="string" calcext:value-type="string" table:number-columns-spanned="2" table:number-rows-spanned="1">
            <text:p>craneEigenValue</text:p>
          </table:table-cell>
          <table:covered-table-cell/>
          <table:table-cell table:style-name="ce21" office:value-type="string" calcext:value-type="string" table:number-columns-spanned="2" table:number-rows-spanned="1">
            <text:p>winch1EigenValue</text:p>
          </table:table-cell>
          <table:covered-table-cell table:style-name="ce21"/>
          <table:table-cell table:number-columns-repeated="3"/>
          <table:table-cell table:style-name="Default" office:value-type="string" calcext:value-type="string">
            <text:p>actual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oad / nom</text:p>
          </table:table-cell>
          <table:table-cell table:style-name="ce2" office:value-type="string" calcext:value-type="string">
            <text:p>relative</text:p>
          </table:table-cell>
          <table:table-cell table:style-name="ce2" office:value-type="string" calcext:value-type="string">
            <text:p>natural</text:p>
          </table:table-cell>
          <table:table-cell table:style-name="ce25" office:value-type="string" calcext:value-type="string">
            <text:p>target, relative</text:p>
          </table:table-cell>
          <table:table-cell table:style-name="ce25" office:value-type="string" calcext:value-type="string">
            <text:p>target, natural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mooth</text:p>
          </table:table-cell>
          <table:table-cell table:style-name="ce1" office:value-type="string" calcext:value-type="string">
            <text:p>In – Out</text:p>
          </table:table-cell>
          <table:table-cell table:style-name="ce1" office:value-type="string" calcext:value-type="string">
            <text:p>In – Out/factor</text:p>
          </table:table-cell>
          <table:table-cell table:style-name="ce1" office:value-type="string" calcext:value-type="string">
            <text:p>threshold</text:p>
          </table:table-cell>
          <table:table-cell table:style-name="ce1"/>
          <table:table-cell table:style-name="ce1" office:value-type="string" calcext:value-type="string">
            <text:p>filter</text:p>
          </table:table-cell>
          <table:table-cell table:style-name="ce1" office:value-type="string" calcext:value-type="string">
            <text:p>Out</text:p>
          </table:table-cell>
          <table:table-cell table:number-columns-repeated="10"/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ow3(div)</text:p>
          </table:table-cell>
          <table:table-cell/>
          <table:table-cell office:value-type="string" calcext:value-type="string">
            <text:p>dt * pow3(div)</text:p>
          </table:table-cell>
          <table:table-cell table:number-columns-repeated="4"/>
          <table:table-cell table:formula="of:=[.C5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4]/[.AG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op_cycle_threshokd" office:value-type="float" office:value="0.05" calcext:value-type="float">
            <text:p>0.05</text:p>
          </table:table-cell>
          <table:table-cell table:formula="of:=nom*[.G5]" office:value-type="float" office:value="7.5" calcext:value-type="float">
            <text:p>7.5</text:p>
          </table:table-cell>
          <table:table-cell table:formula="of:=IF([.D5]&gt;nom*[.G5];nom;0)" office:value-type="float" office:value="0" calcext:value-type="float">
            <text:p>0</text:p>
          </table:table-cell>
          <table:table-cell table:formula="of:=IF([.I5] &gt; [.H5];nom;0)" office:value-type="float" office:value="0" calcext:value-type="float">
            <text:p>0</text:p>
          </table:table-cell>
          <table:table-cell table:number-columns-repeated="21"/>
          <table:table-cell table:formula="of:=[.C6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5]/[.AG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5]+[.E6]" office:value-type="float" office:value="0" calcext:value-type="float">
            <text:p>0</text:p>
          </table:table-cell>
          <table:table-cell table:formula="of:=[.C6]-[.D5]" office:value-type="float" office:value="0" calcext:value-type="float">
            <text:p>0</text:p>
          </table:table-cell>
          <table:table-cell table:formula="of:=[.E6]/factor" office:value-type="float" office:value="0" calcext:value-type="float">
            <text:p>0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]" office:value-type="float" office:value="7.5" calcext:value-type="float">
            <text:p>7.5</text:p>
          </table:table-cell>
          <table:table-cell table:formula="of:=IF(  ABS([.I5]-[.D6]) &gt;  nom*[.G6];[.D6];[.I5])" office:value-type="float" office:value="0" calcext:value-type="float">
            <text:p>0</text:p>
          </table:table-cell>
          <table:table-cell table:formula="of:=IF([.I6] &gt; [.H6];nom;0)" office:value-type="float" office:value="0" calcext:value-type="float">
            <text:p>0</text:p>
          </table:table-cell>
          <table:table-cell table:number-columns-repeated="10"/>
          <table:table-cell table:formula="of:=[.U5]+IF([.J6]&gt;0;1;0)" office:value-type="float" office:value="0" calcext:value-type="float">
            <text:p>0</text:p>
          </table:table-cell>
          <table:table-cell table:formula="of:=[.V5] + [.C6] * IF([.J6]&gt;0;1;0)" office:value-type="float" office:value="0" calcext:value-type="float">
            <text:p>0</text:p>
          </table:table-cell>
          <table:table-cell table:formula="of:=IF([.J6] &gt; 0; [.V6]/[.U6]; 0)" office:value-type="float" office:value="0" calcext:value-type="float">
            <text:p>0</text:p>
          </table:table-cell>
          <table:table-cell table:formula="of:=IF([.J6] &gt; 0; MAX([.C$6:.C6]); 0)" office:value-type="float" office:value="0" calcext:value-type="float">
            <text:p>0</text:p>
          </table:table-cell>
          <table:table-cell table:formula="of:=([.X6]/nom)^3" office:value-type="float" office:value="0" calcext:value-type="float">
            <text:p>0</text:p>
          </table:table-cell>
          <table:table-cell/>
          <table:table-cell table:formula="of:=([.W6]/nom)^3" office:value-type="float" office:value="0" calcext:value-type="float">
            <text:p>0</text:p>
          </table:table-cell>
          <table:table-cell table:number-columns-repeated="4"/>
          <table:table-cell table:formula="of:=[.C7]" office:value-type="float" office:value="3.3" calcext:value-type="float">
            <text:p>3.3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6]/[.AG6]" office:value-type="float" office:value="0.022" calcext:value-type="float">
            <text:p>0.022</text:p>
          </table:table-cell>
          <table:table-cell table:number-columns-repeated="6"/>
          <table:table-cell table:style-name="ce27" office:value-type="string" calcext:value-type="string">
            <text:p>0.0: 0.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.3" calcext:value-type="float">
            <text:p>3.30</text:p>
          </table:table-cell>
          <table:table-cell table:formula="of:=[.D6]+[.F7]" office:value-type="float" office:value="0.4125" calcext:value-type="float">
            <text:p>0.4125</text:p>
          </table:table-cell>
          <table:table-cell table:formula="of:=[.C7]-[.D6]" office:value-type="float" office:value="3.3" calcext:value-type="float">
            <text:p>3.3</text:p>
          </table:table-cell>
          <table:table-cell table:formula="of:=[.E7]/factor" office:value-type="float" office:value="0.4125" calcext:value-type="float">
            <text:p>0.412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7]" office:value-type="float" office:value="7.5" calcext:value-type="float">
            <text:p>7.5</text:p>
          </table:table-cell>
          <table:table-cell table:formula="of:=IF(  ABS([.I6]-[.D7]) &gt;  nom*[.G7];[.D7];[.I6])" office:value-type="float" office:value="0" calcext:value-type="float">
            <text:p>0</text:p>
          </table:table-cell>
          <table:table-cell table:formula="of:=IF([.I7] &gt; [.H7];nom;0)" office:value-type="float" office:value="0" calcext:value-type="float">
            <text:p>0</text:p>
          </table:table-cell>
          <table:table-cell table:number-columns-repeated="10"/>
          <table:table-cell table:formula="of:=[.U6]+IF([.J7]&gt;0;1;0)" office:value-type="float" office:value="0" calcext:value-type="float">
            <text:p>0</text:p>
          </table:table-cell>
          <table:table-cell table:formula="of:=[.V6] + [.C7] * IF([.J7]&gt;0;1;0)" office:value-type="float" office:value="0" calcext:value-type="float">
            <text:p>0</text:p>
          </table:table-cell>
          <table:table-cell table:formula="of:=IF([.J7] &gt; 0; [.V7]/[.U7]; 0)" office:value-type="float" office:value="0" calcext:value-type="float">
            <text:p>0</text:p>
          </table:table-cell>
          <table:table-cell table:formula="of:=IF([.J7] &gt; 0; MAX([.C$6:.C7]); 0)" office:value-type="float" office:value="0" calcext:value-type="float">
            <text:p>0</text:p>
          </table:table-cell>
          <table:table-cell table:formula="of:=([.X7]/nom)^3" office:value-type="float" office:value="0" calcext:value-type="float">
            <text:p>0</text:p>
          </table:table-cell>
          <table:table-cell/>
          <table:table-cell table:formula="of:=([.W7]/nom)^3" office:value-type="float" office:value="0" calcext:value-type="float">
            <text:p>0</text:p>
          </table:table-cell>
          <table:table-cell table:number-columns-repeated="4"/>
          <table:table-cell table:formula="of:=[.C8]" office:value-type="float" office:value="0.1" calcext:value-type="float">
            <text:p>0.1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7]/[.AG7]" office:value-type="float" office:value="0.000666666666666667" calcext:value-type="float">
            <text:p>0.000666666666667</text:p>
          </table:table-cell>
          <table:table-cell table:number-columns-repeated="6"/>
          <table:table-cell table:style-name="ce27" office:value-type="string" calcext:value-type="string">
            <text:p>0.7: 0.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[.D7]+[.F8]" office:value-type="float" office:value="0.3734375" calcext:value-type="float">
            <text:p>0.3734375</text:p>
          </table:table-cell>
          <table:table-cell table:formula="of:=[.C8]-[.D7]" office:value-type="float" office:value="-0.3125" calcext:value-type="float">
            <text:p>-0.3125</text:p>
          </table:table-cell>
          <table:table-cell table:formula="of:=[.E8]/factor" office:value-type="float" office:value="-0.0390625" calcext:value-type="float">
            <text:p>-0.039062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8]" office:value-type="float" office:value="7.5" calcext:value-type="float">
            <text:p>7.5</text:p>
          </table:table-cell>
          <table:table-cell table:formula="of:=IF(  ABS([.I7]-[.D8]) &gt;  nom*[.G8];[.D8];[.I7])" office:value-type="float" office:value="0" calcext:value-type="float">
            <text:p>0</text:p>
          </table:table-cell>
          <table:table-cell table:formula="of:=IF([.I8] &gt; [.H8];nom;0)" office:value-type="float" office:value="0" calcext:value-type="float">
            <text:p>0</text:p>
          </table:table-cell>
          <table:table-cell table:number-columns-repeated="10"/>
          <table:table-cell table:formula="of:=[.U7]+IF([.J8]&gt;0;1;0)" office:value-type="float" office:value="0" calcext:value-type="float">
            <text:p>0</text:p>
          </table:table-cell>
          <table:table-cell table:formula="of:=[.V7] + [.C8] * IF([.J8]&gt;0;1;0)" office:value-type="float" office:value="0" calcext:value-type="float">
            <text:p>0</text:p>
          </table:table-cell>
          <table:table-cell table:formula="of:=IF([.J8] &gt; 0; [.V8]/[.U8]; 0)" office:value-type="float" office:value="0" calcext:value-type="float">
            <text:p>0</text:p>
          </table:table-cell>
          <table:table-cell table:formula="of:=IF([.J8] &gt; 0; MAX([.C$6:.C8]); 0)" office:value-type="float" office:value="0" calcext:value-type="float">
            <text:p>0</text:p>
          </table:table-cell>
          <table:table-cell table:formula="of:=([.X8]/nom)^3" office:value-type="float" office:value="0" calcext:value-type="float">
            <text:p>0</text:p>
          </table:table-cell>
          <table:table-cell/>
          <table:table-cell table:formula="of:=([.W8]/nom)^3" office:value-type="float" office:value="0" calcext:value-type="float">
            <text:p>0</text:p>
          </table:table-cell>
          <table:table-cell table:number-columns-repeated="4"/>
          <table:table-cell table:formula="of:=[.C9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8]/[.AG8]" office:value-type="float" office:value="0" calcext:value-type="float">
            <text:p>0</text:p>
          </table:table-cell>
          <table:table-cell table:number-columns-repeated="6"/>
          <table:table-cell table:style-name="ce27" office:value-type="string" calcext:value-type="string">
            <text:p>0.85: 0.0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8]+[.F9]" office:value-type="float" office:value="0.3267578125" calcext:value-type="float">
            <text:p>0.3267578125</text:p>
          </table:table-cell>
          <table:table-cell table:formula="of:=[.C9]-[.D8]" office:value-type="float" office:value="-0.3734375" calcext:value-type="float">
            <text:p>-0.3734375</text:p>
          </table:table-cell>
          <table:table-cell table:formula="of:=[.E9]/factor" office:value-type="float" office:value="-0.0466796875" calcext:value-type="float">
            <text:p>-0.046679687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9]" office:value-type="float" office:value="7.5" calcext:value-type="float">
            <text:p>7.5</text:p>
          </table:table-cell>
          <table:table-cell table:formula="of:=IF(  ABS([.I8]-[.D9]) &gt;  nom*[.G9];[.D9];[.I8])" office:value-type="float" office:value="0" calcext:value-type="float">
            <text:p>0</text:p>
          </table:table-cell>
          <table:table-cell table:formula="of:=IF([.I9] &gt; [.H9];nom;0)" office:value-type="float" office:value="0" calcext:value-type="float">
            <text:p>0</text:p>
          </table:table-cell>
          <table:table-cell table:number-columns-repeated="10"/>
          <table:table-cell table:formula="of:=[.U8]+IF([.J9]&gt;0;1;0)" office:value-type="float" office:value="0" calcext:value-type="float">
            <text:p>0</text:p>
          </table:table-cell>
          <table:table-cell table:formula="of:=[.V8] + [.C9] * IF([.J9]&gt;0;1;0)" office:value-type="float" office:value="0" calcext:value-type="float">
            <text:p>0</text:p>
          </table:table-cell>
          <table:table-cell table:formula="of:=IF([.J9] &gt; 0; [.V9]/[.U9]; 0)" office:value-type="float" office:value="0" calcext:value-type="float">
            <text:p>0</text:p>
          </table:table-cell>
          <table:table-cell table:formula="of:=IF([.J9] &gt; 0; MAX([.C$6:.C9]); 0)" office:value-type="float" office:value="0" calcext:value-type="float">
            <text:p>0</text:p>
          </table:table-cell>
          <table:table-cell table:formula="of:=([.X9]/nom)^3" office:value-type="float" office:value="0" calcext:value-type="float">
            <text:p>0</text:p>
          </table:table-cell>
          <table:table-cell/>
          <table:table-cell table:formula="of:=([.W9]/nom)^3" office:value-type="float" office:value="0" calcext:value-type="float">
            <text:p>0</text:p>
          </table:table-cell>
          <table:table-cell table:number-columns-repeated="4"/>
          <table:table-cell table:formula="of:=[.C10]" office:value-type="float" office:value="1.6" calcext:value-type="float">
            <text:p>1.6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9]/[.AG9]" office:value-type="float" office:value="0.0106666666666667" calcext:value-type="float">
            <text:p>0.010666666666667</text:p>
          </table:table-cell>
          <table:table-cell table:number-columns-repeated="6"/>
          <table:table-cell table:style-name="ce27" office:value-type="string" calcext:value-type="string">
            <text:p>0.95: 0.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.6" calcext:value-type="float">
            <text:p>1.60</text:p>
          </table:table-cell>
          <table:table-cell table:formula="of:=[.D9]+[.F10]" office:value-type="float" office:value="0.4859130859375" calcext:value-type="float">
            <text:p>0.4859130859375</text:p>
          </table:table-cell>
          <table:table-cell table:formula="of:=[.C10]-[.D9]" office:value-type="float" office:value="1.2732421875" calcext:value-type="float">
            <text:p>1.2732421875</text:p>
          </table:table-cell>
          <table:table-cell table:formula="of:=[.E10]/factor" office:value-type="float" office:value="0.1591552734375" calcext:value-type="float">
            <text:p>0.159155273437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0]" office:value-type="float" office:value="7.5" calcext:value-type="float">
            <text:p>7.5</text:p>
          </table:table-cell>
          <table:table-cell table:formula="of:=IF(  ABS([.I9]-[.D10]) &gt;  nom*[.G10];[.D10];[.I9])" office:value-type="float" office:value="0" calcext:value-type="float">
            <text:p>0</text:p>
          </table:table-cell>
          <table:table-cell table:formula="of:=IF([.I10] &gt; [.H10];nom;0)" office:value-type="float" office:value="0" calcext:value-type="float">
            <text:p>0</text:p>
          </table:table-cell>
          <table:table-cell table:number-columns-repeated="10"/>
          <table:table-cell table:formula="of:=[.U9]+IF([.J10]&gt;0;1;0)" office:value-type="float" office:value="0" calcext:value-type="float">
            <text:p>0</text:p>
          </table:table-cell>
          <table:table-cell table:formula="of:=[.V9] + [.C10] * IF([.J10]&gt;0;1;0)" office:value-type="float" office:value="0" calcext:value-type="float">
            <text:p>0</text:p>
          </table:table-cell>
          <table:table-cell table:formula="of:=IF([.J10] &gt; 0; [.V10]/[.U10]; 0)" office:value-type="float" office:value="0" calcext:value-type="float">
            <text:p>0</text:p>
          </table:table-cell>
          <table:table-cell table:formula="of:=IF([.J10] &gt; 0; MAX([.C$6:.C10]); 0)" office:value-type="float" office:value="0" calcext:value-type="float">
            <text:p>0</text:p>
          </table:table-cell>
          <table:table-cell table:formula="of:=([.X10]/nom)^3" office:value-type="float" office:value="0" calcext:value-type="float">
            <text:p>0</text:p>
          </table:table-cell>
          <table:table-cell/>
          <table:table-cell table:formula="of:=([.W10]/nom)^3" office:value-type="float" office:value="0" calcext:value-type="float">
            <text:p>0</text:p>
          </table:table-cell>
          <table:table-cell table:number-columns-repeated="4"/>
          <table:table-cell table:formula="of:=[.C11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10]/[.AG10]" office:value-type="float" office:value="0" calcext:value-type="float">
            <text:p>0</text:p>
          </table:table-cell>
          <table:table-cell table:number-columns-repeated="6"/>
          <table:table-cell table:style-name="ce27" office:value-type="string" calcext:value-type="string">
            <text:p>1.0: 0.00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0]+[.F11]" office:value-type="float" office:value="0.425173950195313" calcext:value-type="float">
            <text:p>0.425173950195313</text:p>
          </table:table-cell>
          <table:table-cell table:formula="of:=[.C11]-[.D10]" office:value-type="float" office:value="-0.4859130859375" calcext:value-type="float">
            <text:p>-0.4859130859375</text:p>
          </table:table-cell>
          <table:table-cell table:formula="of:=[.E11]/factor" office:value-type="float" office:value="-0.0607391357421875" calcext:value-type="float">
            <text:p>-0.06073913574218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1]" office:value-type="float" office:value="7.5" calcext:value-type="float">
            <text:p>7.5</text:p>
          </table:table-cell>
          <table:table-cell table:formula="of:=IF(  ABS([.I10]-[.D11]) &gt;  nom*[.G11];[.D11];[.I10])" office:value-type="float" office:value="0" calcext:value-type="float">
            <text:p>0</text:p>
          </table:table-cell>
          <table:table-cell table:formula="of:=IF([.I11] &gt; [.H11];nom;0)" office:value-type="float" office:value="0" calcext:value-type="float">
            <text:p>0</text:p>
          </table:table-cell>
          <table:table-cell table:number-columns-repeated="10"/>
          <table:table-cell table:formula="of:=[.U10]+IF([.J11]&gt;0;1;0)" office:value-type="float" office:value="0" calcext:value-type="float">
            <text:p>0</text:p>
          </table:table-cell>
          <table:table-cell table:formula="of:=[.V10] + [.C11] * IF([.J11]&gt;0;1;0)" office:value-type="float" office:value="0" calcext:value-type="float">
            <text:p>0</text:p>
          </table:table-cell>
          <table:table-cell table:formula="of:=IF([.J11] &gt; 0; [.V11]/[.U11]; 0)" office:value-type="float" office:value="0" calcext:value-type="float">
            <text:p>0</text:p>
          </table:table-cell>
          <table:table-cell table:formula="of:=IF([.J11] &gt; 0; MAX([.C$6:.C11]); 0)" office:value-type="float" office:value="0" calcext:value-type="float">
            <text:p>0</text:p>
          </table:table-cell>
          <table:table-cell table:formula="of:=([.X11]/nom)^3" office:value-type="float" office:value="0" calcext:value-type="float">
            <text:p>0</text:p>
          </table:table-cell>
          <table:table-cell/>
          <table:table-cell table:formula="of:=([.W11]/nom)^3" office:value-type="float" office:value="0" calcext:value-type="float">
            <text:p>0</text:p>
          </table:table-cell>
          <table:table-cell table:number-columns-repeated="4"/>
          <table:table-cell table:formula="of:=[.C12]" office:value-type="float" office:value="7.2" calcext:value-type="float">
            <text:p>7.2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11]/[.AG11]" office:value-type="float" office:value="0.048" calcext:value-type="float">
            <text:p>0.048</text:p>
          </table:table-cell>
          <table:table-cell table:number-columns-repeated="6"/>
          <table:table-cell table:style-name="ce27" office:value-type="string" calcext:value-type="string">
            <text:p>1.1: 0.00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.2" calcext:value-type="float">
            <text:p>7.20</text:p>
          </table:table-cell>
          <table:table-cell table:formula="of:=[.D11]+[.F12]" office:value-type="float" office:value="1.2720272064209" calcext:value-type="float">
            <text:p>1.2720272064209</text:p>
          </table:table-cell>
          <table:table-cell table:formula="of:=[.C12]-[.D11]" office:value-type="float" office:value="6.77482604980469" calcext:value-type="float">
            <text:p>6.77482604980469</text:p>
          </table:table-cell>
          <table:table-cell table:formula="of:=[.E12]/factor" office:value-type="float" office:value="0.846853256225586" calcext:value-type="float">
            <text:p>0.84685325622558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2]" office:value-type="float" office:value="7.5" calcext:value-type="float">
            <text:p>7.5</text:p>
          </table:table-cell>
          <table:table-cell table:formula="of:=IF(  ABS([.I11]-[.D12]) &gt;  nom*[.G12];[.D12];[.I11])" office:value-type="float" office:value="0" calcext:value-type="float">
            <text:p>0</text:p>
          </table:table-cell>
          <table:table-cell table:formula="of:=IF([.I12] &gt; [.H12];nom;0)" office:value-type="float" office:value="0" calcext:value-type="float">
            <text:p>0</text:p>
          </table:table-cell>
          <table:table-cell table:number-columns-repeated="10"/>
          <table:table-cell table:formula="of:=[.U11]+IF([.J12]&gt;0;1;0)" office:value-type="float" office:value="0" calcext:value-type="float">
            <text:p>0</text:p>
          </table:table-cell>
          <table:table-cell table:formula="of:=[.V11] + [.C12] * IF([.J12]&gt;0;1;0)" office:value-type="float" office:value="0" calcext:value-type="float">
            <text:p>0</text:p>
          </table:table-cell>
          <table:table-cell table:formula="of:=IF([.J12] &gt; 0; [.V12]/[.U12]; 0)" office:value-type="float" office:value="0" calcext:value-type="float">
            <text:p>0</text:p>
          </table:table-cell>
          <table:table-cell table:formula="of:=IF([.J12] &gt; 0; MAX([.C$6:.C12]); 0)" office:value-type="float" office:value="0" calcext:value-type="float">
            <text:p>0</text:p>
          </table:table-cell>
          <table:table-cell table:formula="of:=([.X12]/nom)^3" office:value-type="float" office:value="0" calcext:value-type="float">
            <text:p>0</text:p>
          </table:table-cell>
          <table:table-cell/>
          <table:table-cell table:formula="of:=([.W12]/nom)^3" office:value-type="float" office:value="0" calcext:value-type="float">
            <text:p>0</text:p>
          </table:table-cell>
          <table:table-cell table:number-columns-repeated="4"/>
          <table:table-cell table:formula="of:=[.C13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12]/[.AG1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2]+[.F13]" office:value-type="float" office:value="1.11302380561829" calcext:value-type="float">
            <text:p>1.11302380561829</text:p>
          </table:table-cell>
          <table:table-cell table:formula="of:=[.C13]-[.D12]" office:value-type="float" office:value="-1.2720272064209" calcext:value-type="float">
            <text:p>-1.2720272064209</text:p>
          </table:table-cell>
          <table:table-cell table:formula="of:=[.E13]/factor" office:value-type="float" office:value="-0.159003400802612" calcext:value-type="float">
            <text:p>-0.15900340080261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3]" office:value-type="float" office:value="7.5" calcext:value-type="float">
            <text:p>7.5</text:p>
          </table:table-cell>
          <table:table-cell table:formula="of:=IF(  ABS([.I12]-[.D13]) &gt;  nom*[.G13];[.D13];[.I12])" office:value-type="float" office:value="0" calcext:value-type="float">
            <text:p>0</text:p>
          </table:table-cell>
          <table:table-cell table:formula="of:=IF([.I13] &gt; [.H13];nom;0)" office:value-type="float" office:value="0" calcext:value-type="float">
            <text:p>0</text:p>
          </table:table-cell>
          <table:table-cell table:number-columns-repeated="10"/>
          <table:table-cell table:formula="of:=[.U12]+IF([.J13]&gt;0;1;0)" office:value-type="float" office:value="0" calcext:value-type="float">
            <text:p>0</text:p>
          </table:table-cell>
          <table:table-cell table:formula="of:=[.V12] + [.C13] * IF([.J13]&gt;0;1;0)" office:value-type="float" office:value="0" calcext:value-type="float">
            <text:p>0</text:p>
          </table:table-cell>
          <table:table-cell table:formula="of:=IF([.J13] &gt; 0; [.V13]/[.U13]; 0)" office:value-type="float" office:value="0" calcext:value-type="float">
            <text:p>0</text:p>
          </table:table-cell>
          <table:table-cell table:formula="of:=IF([.J13] &gt; 0; MAX([.C$6:.C13]); 0)" office:value-type="float" office:value="0" calcext:value-type="float">
            <text:p>0</text:p>
          </table:table-cell>
          <table:table-cell table:formula="of:=([.X13]/nom)^3" office:value-type="float" office:value="0" calcext:value-type="float">
            <text:p>0</text:p>
          </table:table-cell>
          <table:table-cell/>
          <table:table-cell table:formula="of:=([.W13]/nom)^3" office:value-type="float" office:value="0" calcext:value-type="float">
            <text:p>0</text:p>
          </table:table-cell>
          <table:table-cell table:number-columns-repeated="4"/>
          <table:table-cell table:formula="of:=[.C14]" office:value-type="float" office:value="0.3" calcext:value-type="float">
            <text:p>0.3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13]/[.AG13]" office:value-type="float" office:value="0.002" calcext:value-type="float">
            <text:p>0.002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" calcext:value-type="float">
            <text:p>0.30</text:p>
          </table:table-cell>
          <table:table-cell table:formula="of:=[.D13]+[.F14]" office:value-type="float" office:value="1.011395829916" calcext:value-type="float">
            <text:p>1.011395829916</text:p>
          </table:table-cell>
          <table:table-cell table:formula="of:=[.C14]-[.D13]" office:value-type="float" office:value="-0.813023805618286" calcext:value-type="float">
            <text:p>-0.813023805618286</text:p>
          </table:table-cell>
          <table:table-cell table:formula="of:=[.E14]/factor" office:value-type="float" office:value="-0.101627975702286" calcext:value-type="float">
            <text:p>-0.10162797570228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4]" office:value-type="float" office:value="7.5" calcext:value-type="float">
            <text:p>7.5</text:p>
          </table:table-cell>
          <table:table-cell table:formula="of:=IF(  ABS([.I13]-[.D14]) &gt;  nom*[.G14];[.D14];[.I13])" office:value-type="float" office:value="0" calcext:value-type="float">
            <text:p>0</text:p>
          </table:table-cell>
          <table:table-cell table:formula="of:=IF([.I14] &gt; [.H14];nom;0)" office:value-type="float" office:value="0" calcext:value-type="float">
            <text:p>0</text:p>
          </table:table-cell>
          <table:table-cell table:number-columns-repeated="10"/>
          <table:table-cell table:formula="of:=[.U13]+IF([.J14]&gt;0;1;0)" office:value-type="float" office:value="0" calcext:value-type="float">
            <text:p>0</text:p>
          </table:table-cell>
          <table:table-cell table:formula="of:=[.V13] + [.C14] * IF([.J14]&gt;0;1;0)" office:value-type="float" office:value="0" calcext:value-type="float">
            <text:p>0</text:p>
          </table:table-cell>
          <table:table-cell table:formula="of:=IF([.J14] &gt; 0; [.V14]/[.U14]; 0)" office:value-type="float" office:value="0" calcext:value-type="float">
            <text:p>0</text:p>
          </table:table-cell>
          <table:table-cell table:formula="of:=IF([.J14] &gt; 0; MAX([.C$6:.C14]); 0)" office:value-type="float" office:value="0" calcext:value-type="float">
            <text:p>0</text:p>
          </table:table-cell>
          <table:table-cell table:formula="of:=([.X14]/nom)^3" office:value-type="float" office:value="0" calcext:value-type="float">
            <text:p>0</text:p>
          </table:table-cell>
          <table:table-cell/>
          <table:table-cell table:formula="of:=([.W14]/nom)^3" office:value-type="float" office:value="0" calcext:value-type="float">
            <text:p>0</text:p>
          </table:table-cell>
          <table:table-cell table:number-columns-repeated="4"/>
          <table:table-cell table:formula="of:=[.C15]" office:value-type="float" office:value="2.2" calcext:value-type="float">
            <text:p>2.2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14]/[.AG14]" office:value-type="float" office:value="0.0146666666666667" calcext:value-type="float">
            <text:p>0.014666666666667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0</text:p>
          </table:table-cell>
          <table:table-cell table:formula="of:=[.D14]+[.F15]" office:value-type="float" office:value="1.1599713511765" calcext:value-type="float">
            <text:p>1.1599713511765</text:p>
          </table:table-cell>
          <table:table-cell table:formula="of:=[.C15]-[.D14]" office:value-type="float" office:value="1.188604170084" calcext:value-type="float">
            <text:p>1.188604170084</text:p>
          </table:table-cell>
          <table:table-cell table:formula="of:=[.E15]/factor" office:value-type="float" office:value="0.1485755212605" calcext:value-type="float">
            <text:p>0.148575521260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5]" office:value-type="float" office:value="7.5" calcext:value-type="float">
            <text:p>7.5</text:p>
          </table:table-cell>
          <table:table-cell table:formula="of:=IF(  ABS([.I14]-[.D15]) &gt;  nom*[.G15];[.D15];[.I14])" office:value-type="float" office:value="0" calcext:value-type="float">
            <text:p>0</text:p>
          </table:table-cell>
          <table:table-cell table:formula="of:=IF([.I15] &gt; [.H15];nom;0)" office:value-type="float" office:value="0" calcext:value-type="float">
            <text:p>0</text:p>
          </table:table-cell>
          <table:table-cell table:number-columns-repeated="10"/>
          <table:table-cell table:formula="of:=[.U14]+IF([.J15]&gt;0;1;0)" office:value-type="float" office:value="0" calcext:value-type="float">
            <text:p>0</text:p>
          </table:table-cell>
          <table:table-cell table:formula="of:=[.V14] + [.C15] * IF([.J15]&gt;0;1;0)" office:value-type="float" office:value="0" calcext:value-type="float">
            <text:p>0</text:p>
          </table:table-cell>
          <table:table-cell table:formula="of:=IF([.J15] &gt; 0; [.V15]/[.U15]; 0)" office:value-type="float" office:value="0" calcext:value-type="float">
            <text:p>0</text:p>
          </table:table-cell>
          <table:table-cell table:formula="of:=IF([.J15] &gt; 0; MAX([.C$6:.C15]); 0)" office:value-type="float" office:value="0" calcext:value-type="float">
            <text:p>0</text:p>
          </table:table-cell>
          <table:table-cell table:formula="of:=([.X15]/nom)^3" office:value-type="float" office:value="0" calcext:value-type="float">
            <text:p>0</text:p>
          </table:table-cell>
          <table:table-cell/>
          <table:table-cell table:formula="of:=([.W15]/nom)^3" office:value-type="float" office:value="0" calcext:value-type="float">
            <text:p>0</text:p>
          </table:table-cell>
          <table:table-cell table:number-columns-repeated="4"/>
          <table:table-cell table:formula="of:=[.C16]" office:value-type="float" office:value="8.1" calcext:value-type="float">
            <text:p>8.1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15]/[.AG15]" office:value-type="float" office:value="0.054" calcext:value-type="float">
            <text:p>0.054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.1" calcext:value-type="float">
            <text:p>8.10</text:p>
          </table:table-cell>
          <table:table-cell table:formula="of:=[.D15]+[.F16]" office:value-type="float" office:value="2.02747493227944" calcext:value-type="float">
            <text:p>2.02747493227944</text:p>
          </table:table-cell>
          <table:table-cell table:formula="of:=[.C16]-[.D15]" office:value-type="float" office:value="6.9400286488235" calcext:value-type="float">
            <text:p>6.9400286488235</text:p>
          </table:table-cell>
          <table:table-cell table:formula="of:=[.E16]/factor" office:value-type="float" office:value="0.867503581102937" calcext:value-type="float">
            <text:p>0.86750358110293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6]" office:value-type="float" office:value="7.5" calcext:value-type="float">
            <text:p>7.5</text:p>
          </table:table-cell>
          <table:table-cell table:formula="of:=IF(  ABS([.I15]-[.D16]) &gt;  nom*[.G16];[.D16];[.I15])" office:value-type="float" office:value="0" calcext:value-type="float">
            <text:p>0</text:p>
          </table:table-cell>
          <table:table-cell table:formula="of:=IF([.I16] &gt; [.H16];nom;0)" office:value-type="float" office:value="0" calcext:value-type="float">
            <text:p>0</text:p>
          </table:table-cell>
          <table:table-cell table:number-columns-repeated="10"/>
          <table:table-cell table:formula="of:=[.U15]+IF([.J16]&gt;0;1;0)" office:value-type="float" office:value="0" calcext:value-type="float">
            <text:p>0</text:p>
          </table:table-cell>
          <table:table-cell table:formula="of:=[.V15] + [.C16] * IF([.J16]&gt;0;1;0)" office:value-type="float" office:value="0" calcext:value-type="float">
            <text:p>0</text:p>
          </table:table-cell>
          <table:table-cell table:formula="of:=IF([.J16] &gt; 0; [.V16]/[.U16]; 0)" office:value-type="float" office:value="0" calcext:value-type="float">
            <text:p>0</text:p>
          </table:table-cell>
          <table:table-cell table:formula="of:=IF([.J16] &gt; 0; MAX([.C$6:.C16]); 0)" office:value-type="float" office:value="0" calcext:value-type="float">
            <text:p>0</text:p>
          </table:table-cell>
          <table:table-cell table:formula="of:=([.X16]/nom)^3" office:value-type="float" office:value="0" calcext:value-type="float">
            <text:p>0</text:p>
          </table:table-cell>
          <table:table-cell/>
          <table:table-cell table:formula="of:=([.W16]/nom)^3" office:value-type="float" office:value="0" calcext:value-type="float">
            <text:p>0</text:p>
          </table:table-cell>
          <table:table-cell table:number-columns-repeated="4"/>
          <table:table-cell table:formula="of:=[.C17]" office:value-type="float" office:value="1.9" calcext:value-type="float">
            <text:p>1.9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16]/[.AG16]" office:value-type="float" office:value="0.0126666666666667" calcext:value-type="float">
            <text:p>0.012666666666667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.9" calcext:value-type="float">
            <text:p>1.90</text:p>
          </table:table-cell>
          <table:table-cell table:formula="of:=[.D16]+[.F17]" office:value-type="float" office:value="2.01154056574451" calcext:value-type="float">
            <text:p>2.01154056574451</text:p>
          </table:table-cell>
          <table:table-cell table:formula="of:=[.C17]-[.D16]" office:value-type="float" office:value="-0.127474932279438" calcext:value-type="float">
            <text:p>-0.127474932279438</text:p>
          </table:table-cell>
          <table:table-cell table:formula="of:=[.E17]/factor" office:value-type="float" office:value="-0.0159343665349297" calcext:value-type="float">
            <text:p>-0.0159343665349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7]" office:value-type="float" office:value="7.5" calcext:value-type="float">
            <text:p>7.5</text:p>
          </table:table-cell>
          <table:table-cell table:formula="of:=IF(  ABS([.I16]-[.D17]) &gt;  nom*[.G17];[.D17];[.I16])" office:value-type="float" office:value="0" calcext:value-type="float">
            <text:p>0</text:p>
          </table:table-cell>
          <table:table-cell table:formula="of:=IF([.I17] &gt; [.H17];nom;0)" office:value-type="float" office:value="0" calcext:value-type="float">
            <text:p>0</text:p>
          </table:table-cell>
          <table:table-cell table:number-columns-repeated="10"/>
          <table:table-cell table:formula="of:=[.U16]+IF([.J17]&gt;0;1;0)" office:value-type="float" office:value="0" calcext:value-type="float">
            <text:p>0</text:p>
          </table:table-cell>
          <table:table-cell table:formula="of:=[.V16] + [.C17] * IF([.J17]&gt;0;1;0)" office:value-type="float" office:value="0" calcext:value-type="float">
            <text:p>0</text:p>
          </table:table-cell>
          <table:table-cell table:formula="of:=IF([.J17] &gt; 0; [.V17]/[.U17]; 0)" office:value-type="float" office:value="0" calcext:value-type="float">
            <text:p>0</text:p>
          </table:table-cell>
          <table:table-cell table:formula="of:=IF([.J17] &gt; 0; MAX([.C$6:.C17]); 0)" office:value-type="float" office:value="0" calcext:value-type="float">
            <text:p>0</text:p>
          </table:table-cell>
          <table:table-cell table:formula="of:=([.X17]/nom)^3" office:value-type="float" office:value="0" calcext:value-type="float">
            <text:p>0</text:p>
          </table:table-cell>
          <table:table-cell/>
          <table:table-cell table:formula="of:=([.W17]/nom)^3" office:value-type="float" office:value="0" calcext:value-type="float">
            <text:p>0</text:p>
          </table:table-cell>
          <table:table-cell table:number-columns-repeated="4"/>
          <table:table-cell table:formula="of:=[.C18]" office:value-type="float" office:value="0.1" calcext:value-type="float">
            <text:p>0.1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17]/[.AG17]" office:value-type="float" office:value="0.000666666666666667" calcext:value-type="float">
            <text:p>0.000666666666667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[.D17]+[.F18]" office:value-type="float" office:value="1.77259799502644" calcext:value-type="float">
            <text:p>1.77259799502644</text:p>
          </table:table-cell>
          <table:table-cell table:formula="of:=[.C18]-[.D17]" office:value-type="float" office:value="-1.91154056574451" calcext:value-type="float">
            <text:p>-1.91154056574451</text:p>
          </table:table-cell>
          <table:table-cell table:formula="of:=[.E18]/factor" office:value-type="float" office:value="-0.238942570718063" calcext:value-type="float">
            <text:p>-0.23894257071806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8]" office:value-type="float" office:value="7.5" calcext:value-type="float">
            <text:p>7.5</text:p>
          </table:table-cell>
          <table:table-cell table:formula="of:=IF(  ABS([.I17]-[.D18]) &gt;  nom*[.G18];[.D18];[.I17])" office:value-type="float" office:value="0" calcext:value-type="float">
            <text:p>0</text:p>
          </table:table-cell>
          <table:table-cell table:formula="of:=IF([.I18] &gt; [.H18];nom;0)" office:value-type="float" office:value="0" calcext:value-type="float">
            <text:p>0</text:p>
          </table:table-cell>
          <table:table-cell table:number-columns-repeated="10"/>
          <table:table-cell table:formula="of:=[.U17]+IF([.J18]&gt;0;1;0)" office:value-type="float" office:value="0" calcext:value-type="float">
            <text:p>0</text:p>
          </table:table-cell>
          <table:table-cell table:formula="of:=[.V17] + [.C18] * IF([.J18]&gt;0;1;0)" office:value-type="float" office:value="0" calcext:value-type="float">
            <text:p>0</text:p>
          </table:table-cell>
          <table:table-cell table:formula="of:=IF([.J18] &gt; 0; [.V18]/[.U18]; 0)" office:value-type="float" office:value="0" calcext:value-type="float">
            <text:p>0</text:p>
          </table:table-cell>
          <table:table-cell table:formula="of:=IF([.J18] &gt; 0; MAX([.C$6:.C18]); 0)" office:value-type="float" office:value="0" calcext:value-type="float">
            <text:p>0</text:p>
          </table:table-cell>
          <table:table-cell table:formula="of:=([.X18]/nom)^3" office:value-type="float" office:value="0" calcext:value-type="float">
            <text:p>0</text:p>
          </table:table-cell>
          <table:table-cell/>
          <table:table-cell table:formula="of:=([.W18]/nom)^3" office:value-type="float" office:value="0" calcext:value-type="float">
            <text:p>0</text:p>
          </table:table-cell>
          <table:table-cell table:number-columns-repeated="4"/>
          <table:table-cell table:formula="of:=[.C19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18]/[.AG1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8]+[.F19]" office:value-type="float" office:value="1.55102324564814" calcext:value-type="float">
            <text:p>1.55102324564814</text:p>
          </table:table-cell>
          <table:table-cell table:formula="of:=[.C19]-[.D18]" office:value-type="float" office:value="-1.77259799502644" calcext:value-type="float">
            <text:p>-1.77259799502644</text:p>
          </table:table-cell>
          <table:table-cell table:formula="of:=[.E19]/factor" office:value-type="float" office:value="-0.221574749378306" calcext:value-type="float">
            <text:p>-0.22157474937830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9]" office:value-type="float" office:value="7.5" calcext:value-type="float">
            <text:p>7.5</text:p>
          </table:table-cell>
          <table:table-cell table:formula="of:=IF(  ABS([.I18]-[.D19]) &gt;  nom*[.G19];[.D19];[.I18])" office:value-type="float" office:value="0" calcext:value-type="float">
            <text:p>0</text:p>
          </table:table-cell>
          <table:table-cell table:formula="of:=IF([.I19] &gt; [.H19];nom;0)" office:value-type="float" office:value="0" calcext:value-type="float">
            <text:p>0</text:p>
          </table:table-cell>
          <table:table-cell table:number-columns-repeated="10"/>
          <table:table-cell table:formula="of:=[.U18]+IF([.J19]&gt;0;1;0)" office:value-type="float" office:value="0" calcext:value-type="float">
            <text:p>0</text:p>
          </table:table-cell>
          <table:table-cell table:formula="of:=[.V18] + [.C19] * IF([.J19]&gt;0;1;0)" office:value-type="float" office:value="0" calcext:value-type="float">
            <text:p>0</text:p>
          </table:table-cell>
          <table:table-cell table:formula="of:=IF([.J19] &gt; 0; [.V19]/[.U19]; 0)" office:value-type="float" office:value="0" calcext:value-type="float">
            <text:p>0</text:p>
          </table:table-cell>
          <table:table-cell table:formula="of:=IF([.J19] &gt; 0; MAX([.C$6:.C19]); 0)" office:value-type="float" office:value="0" calcext:value-type="float">
            <text:p>0</text:p>
          </table:table-cell>
          <table:table-cell table:formula="of:=([.X19]/nom)^3" office:value-type="float" office:value="0" calcext:value-type="float">
            <text:p>0</text:p>
          </table:table-cell>
          <table:table-cell/>
          <table:table-cell table:formula="of:=([.W19]/nom)^3" office:value-type="float" office:value="0" calcext:value-type="float">
            <text:p>0</text:p>
          </table:table-cell>
          <table:table-cell table:number-columns-repeated="4"/>
          <table:table-cell table:formula="of:=[.C20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19]/[.AG1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9]+[.F20]" office:value-type="float" office:value="1.35714533994212" calcext:value-type="float">
            <text:p>1.35714533994212</text:p>
          </table:table-cell>
          <table:table-cell table:formula="of:=[.C20]-[.D19]" office:value-type="float" office:value="-1.55102324564814" calcext:value-type="float">
            <text:p>-1.55102324564814</text:p>
          </table:table-cell>
          <table:table-cell table:formula="of:=[.E20]/factor" office:value-type="float" office:value="-0.193877905706017" calcext:value-type="float">
            <text:p>-0.19387790570601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0]" office:value-type="float" office:value="7.5" calcext:value-type="float">
            <text:p>7.5</text:p>
          </table:table-cell>
          <table:table-cell table:formula="of:=IF(  ABS([.I19]-[.D20]) &gt;  nom*[.G20];[.D20];[.I19])" office:value-type="float" office:value="0" calcext:value-type="float">
            <text:p>0</text:p>
          </table:table-cell>
          <table:table-cell table:formula="of:=IF([.I20] &gt; [.H20];nom;0)" office:value-type="float" office:value="0" calcext:value-type="float">
            <text:p>0</text:p>
          </table:table-cell>
          <table:table-cell table:number-columns-repeated="10"/>
          <table:table-cell table:formula="of:=[.U19]+IF([.J20]&gt;0;1;0)" office:value-type="float" office:value="0" calcext:value-type="float">
            <text:p>0</text:p>
          </table:table-cell>
          <table:table-cell table:formula="of:=[.V19] + [.C20] * IF([.J20]&gt;0;1;0)" office:value-type="float" office:value="0" calcext:value-type="float">
            <text:p>0</text:p>
          </table:table-cell>
          <table:table-cell table:formula="of:=IF([.J20] &gt; 0; [.V20]/[.U20]; 0)" office:value-type="float" office:value="0" calcext:value-type="float">
            <text:p>0</text:p>
          </table:table-cell>
          <table:table-cell table:formula="of:=IF([.J20] &gt; 0; MAX([.C$6:.C20]); 0)" office:value-type="float" office:value="0" calcext:value-type="float">
            <text:p>0</text:p>
          </table:table-cell>
          <table:table-cell table:formula="of:=([.X20]/nom)^3" office:value-type="float" office:value="0" calcext:value-type="float">
            <text:p>0</text:p>
          </table:table-cell>
          <table:table-cell/>
          <table:table-cell table:formula="of:=([.W20]/nom)^3" office:value-type="float" office:value="0" calcext:value-type="float">
            <text:p>0</text:p>
          </table:table-cell>
          <table:table-cell table:number-columns-repeated="4"/>
          <table:table-cell table:formula="of:=[.C21]" office:value-type="float" office:value="5" calcext:value-type="float">
            <text:p>5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20]/[.AG20]" office:value-type="float" office:value="0.0333333333333333" calcext:value-type="float">
            <text:p>0.033333333333333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.00</text:p>
          </table:table-cell>
          <table:table-cell table:formula="of:=[.D20]+[.F21]" office:value-type="float" office:value="1.81250217244936" calcext:value-type="float">
            <text:p>1.81250217244936</text:p>
          </table:table-cell>
          <table:table-cell table:formula="of:=[.C21]-[.D20]" office:value-type="float" office:value="3.64285466005788" calcext:value-type="float">
            <text:p>3.64285466005788</text:p>
          </table:table-cell>
          <table:table-cell table:formula="of:=[.E21]/factor" office:value-type="float" office:value="0.455356832507235" calcext:value-type="float">
            <text:p>0.45535683250723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1]" office:value-type="float" office:value="7.5" calcext:value-type="float">
            <text:p>7.5</text:p>
          </table:table-cell>
          <table:table-cell table:formula="of:=IF(  ABS([.I20]-[.D21]) &gt;  nom*[.G21];[.D21];[.I20])" office:value-type="float" office:value="0" calcext:value-type="float">
            <text:p>0</text:p>
          </table:table-cell>
          <table:table-cell table:formula="of:=IF([.I21] &gt; [.H21];nom;0)" office:value-type="float" office:value="0" calcext:value-type="float">
            <text:p>0</text:p>
          </table:table-cell>
          <table:table-cell table:number-columns-repeated="10"/>
          <table:table-cell table:formula="of:=[.U20]+IF([.J21]&gt;0;1;0)" office:value-type="float" office:value="0" calcext:value-type="float">
            <text:p>0</text:p>
          </table:table-cell>
          <table:table-cell table:formula="of:=[.V20] + [.C21] * IF([.J21]&gt;0;1;0)" office:value-type="float" office:value="0" calcext:value-type="float">
            <text:p>0</text:p>
          </table:table-cell>
          <table:table-cell table:formula="of:=IF([.J21] &gt; 0; [.V21]/[.U21]; 0)" office:value-type="float" office:value="0" calcext:value-type="float">
            <text:p>0</text:p>
          </table:table-cell>
          <table:table-cell table:formula="of:=IF([.J21] &gt; 0; MAX([.C$6:.C21]); 0)" office:value-type="float" office:value="0" calcext:value-type="float">
            <text:p>0</text:p>
          </table:table-cell>
          <table:table-cell table:formula="of:=([.X21]/nom)^3" office:value-type="float" office:value="0" calcext:value-type="float">
            <text:p>0</text:p>
          </table:table-cell>
          <table:table-cell/>
          <table:table-cell table:formula="of:=([.W21]/nom)^3" office:value-type="float" office:value="0" calcext:value-type="float">
            <text:p>0</text:p>
          </table:table-cell>
          <table:table-cell table:number-columns-repeated="4"/>
          <table:table-cell table:formula="of:=[.C22]" office:value-type="float" office:value="2" calcext:value-type="float">
            <text:p>2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21]/[.AG21]" office:value-type="float" office:value="0.0133333333333333" calcext:value-type="float">
            <text:p>0.013333333333333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21]+[.F22]" office:value-type="float" office:value="1.83593940089319" calcext:value-type="float">
            <text:p>1.83593940089319</text:p>
          </table:table-cell>
          <table:table-cell table:formula="of:=[.C22]-[.D21]" office:value-type="float" office:value="0.187497827550643" calcext:value-type="float">
            <text:p>0.187497827550643</text:p>
          </table:table-cell>
          <table:table-cell table:formula="of:=[.E22]/factor" office:value-type="float" office:value="0.0234372284438304" calcext:value-type="float">
            <text:p>0.02343722844383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2]" office:value-type="float" office:value="7.5" calcext:value-type="float">
            <text:p>7.5</text:p>
          </table:table-cell>
          <table:table-cell table:formula="of:=IF(  ABS([.I21]-[.D22]) &gt;  nom*[.G22];[.D22];[.I21])" office:value-type="float" office:value="0" calcext:value-type="float">
            <text:p>0</text:p>
          </table:table-cell>
          <table:table-cell table:formula="of:=IF([.I22] &gt; [.H22];nom;0)" office:value-type="float" office:value="0" calcext:value-type="float">
            <text:p>0</text:p>
          </table:table-cell>
          <table:table-cell table:number-columns-repeated="10"/>
          <table:table-cell table:formula="of:=[.U21]+IF([.J22]&gt;0;1;0)" office:value-type="float" office:value="0" calcext:value-type="float">
            <text:p>0</text:p>
          </table:table-cell>
          <table:table-cell table:formula="of:=[.V21] + [.C22] * IF([.J22]&gt;0;1;0)" office:value-type="float" office:value="0" calcext:value-type="float">
            <text:p>0</text:p>
          </table:table-cell>
          <table:table-cell table:formula="of:=IF([.J22] &gt; 0; [.V22]/[.U22]; 0)" office:value-type="float" office:value="0" calcext:value-type="float">
            <text:p>0</text:p>
          </table:table-cell>
          <table:table-cell table:formula="of:=IF([.J22] &gt; 0; MAX([.C$6:.C22]); 0)" office:value-type="float" office:value="0" calcext:value-type="float">
            <text:p>0</text:p>
          </table:table-cell>
          <table:table-cell table:formula="of:=([.X22]/nom)^3" office:value-type="float" office:value="0" calcext:value-type="float">
            <text:p>0</text:p>
          </table:table-cell>
          <table:table-cell/>
          <table:table-cell table:formula="of:=([.W22]/nom)^3" office:value-type="float" office:value="0" calcext:value-type="float">
            <text:p>0</text:p>
          </table:table-cell>
          <table:table-cell table:number-columns-repeated="4"/>
          <table:table-cell table:formula="of:=[.C23]" office:value-type="float" office:value="1" calcext:value-type="float">
            <text:p>1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22]/[.AG22]" office:value-type="float" office:value="0.00666666666666667" calcext:value-type="float">
            <text:p>0.006666666666667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.D22]+[.F23]" office:value-type="float" office:value="1.73144697578154" calcext:value-type="float">
            <text:p>1.73144697578154</text:p>
          </table:table-cell>
          <table:table-cell table:formula="of:=[.C23]-[.D22]" office:value-type="float" office:value="-0.835939400893187" calcext:value-type="float">
            <text:p>-0.835939400893187</text:p>
          </table:table-cell>
          <table:table-cell table:formula="of:=[.E23]/factor" office:value-type="float" office:value="-0.104492425111648" calcext:value-type="float">
            <text:p>-0.10449242511164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3]" office:value-type="float" office:value="7.5" calcext:value-type="float">
            <text:p>7.5</text:p>
          </table:table-cell>
          <table:table-cell table:formula="of:=IF(  ABS([.I22]-[.D23]) &gt;  nom*[.G23];[.D23];[.I22])" office:value-type="float" office:value="0" calcext:value-type="float">
            <text:p>0</text:p>
          </table:table-cell>
          <table:table-cell table:formula="of:=IF([.I23] &gt; [.H23];nom;0)" office:value-type="float" office:value="0" calcext:value-type="float">
            <text:p>0</text:p>
          </table:table-cell>
          <table:table-cell table:number-columns-repeated="10"/>
          <table:table-cell table:formula="of:=[.U22]+IF([.J23]&gt;0;1;0)" office:value-type="float" office:value="0" calcext:value-type="float">
            <text:p>0</text:p>
          </table:table-cell>
          <table:table-cell table:formula="of:=[.V22] + [.C23] * IF([.J23]&gt;0;1;0)" office:value-type="float" office:value="0" calcext:value-type="float">
            <text:p>0</text:p>
          </table:table-cell>
          <table:table-cell table:formula="of:=IF([.J23] &gt; 0; [.V23]/[.U23]; 0)" office:value-type="float" office:value="0" calcext:value-type="float">
            <text:p>0</text:p>
          </table:table-cell>
          <table:table-cell table:formula="of:=IF([.J23] &gt; 0; MAX([.C$6:.C23]); 0)" office:value-type="float" office:value="0" calcext:value-type="float">
            <text:p>0</text:p>
          </table:table-cell>
          <table:table-cell table:formula="of:=([.X23]/nom)^3" office:value-type="float" office:value="0" calcext:value-type="float">
            <text:p>0</text:p>
          </table:table-cell>
          <table:table-cell/>
          <table:table-cell table:formula="of:=([.W23]/nom)^3" office:value-type="float" office:value="0" calcext:value-type="float">
            <text:p>0</text:p>
          </table:table-cell>
          <table:table-cell table:number-columns-repeated="4"/>
          <table:table-cell table:formula="of:=[.C24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23]/[.AG2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23]+[.F24]" office:value-type="float" office:value="1.51501610380885" calcext:value-type="float">
            <text:p>1.51501610380885</text:p>
          </table:table-cell>
          <table:table-cell table:formula="of:=[.C24]-[.D23]" office:value-type="float" office:value="-1.73144697578154" calcext:value-type="float">
            <text:p>-1.73144697578154</text:p>
          </table:table-cell>
          <table:table-cell table:formula="of:=[.E24]/factor" office:value-type="float" office:value="-0.216430871972692" calcext:value-type="float">
            <text:p>-0.21643087197269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4]" office:value-type="float" office:value="7.5" calcext:value-type="float">
            <text:p>7.5</text:p>
          </table:table-cell>
          <table:table-cell table:formula="of:=IF(  ABS([.I23]-[.D24]) &gt;  nom*[.G24];[.D24];[.I23])" office:value-type="float" office:value="0" calcext:value-type="float">
            <text:p>0</text:p>
          </table:table-cell>
          <table:table-cell table:formula="of:=IF([.I24] &gt; [.H24];nom;0)" office:value-type="float" office:value="0" calcext:value-type="float">
            <text:p>0</text:p>
          </table:table-cell>
          <table:table-cell table:number-columns-repeated="10"/>
          <table:table-cell table:formula="of:=[.U23]+IF([.J24]&gt;0;1;0)" office:value-type="float" office:value="0" calcext:value-type="float">
            <text:p>0</text:p>
          </table:table-cell>
          <table:table-cell table:formula="of:=[.V23] + [.C24] * IF([.J24]&gt;0;1;0)" office:value-type="float" office:value="0" calcext:value-type="float">
            <text:p>0</text:p>
          </table:table-cell>
          <table:table-cell table:formula="of:=IF([.J24] &gt; 0; [.V24]/[.U24]; 0)" office:value-type="float" office:value="0" calcext:value-type="float">
            <text:p>0</text:p>
          </table:table-cell>
          <table:table-cell table:formula="of:=IF([.J24] &gt; 0; MAX([.C$6:.C24]); 0)" office:value-type="float" office:value="0" calcext:value-type="float">
            <text:p>0</text:p>
          </table:table-cell>
          <table:table-cell table:formula="of:=([.X24]/nom)^3" office:value-type="float" office:value="0" calcext:value-type="float">
            <text:p>0</text:p>
          </table:table-cell>
          <table:table-cell/>
          <table:table-cell table:formula="of:=([.W24]/nom)^3" office:value-type="float" office:value="0" calcext:value-type="float">
            <text:p>0</text:p>
          </table:table-cell>
          <table:table-cell table:number-columns-repeated="4"/>
          <table:table-cell table:formula="of:=[.C25]" office:value-type="float" office:value="2" calcext:value-type="float">
            <text:p>2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24]/[.AG24]" office:value-type="float" office:value="0.0133333333333333" calcext:value-type="float">
            <text:p>0.013333333333333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24]+[.F25]" office:value-type="float" office:value="1.57563909083274" calcext:value-type="float">
            <text:p>1.57563909083274</text:p>
          </table:table-cell>
          <table:table-cell table:formula="of:=[.C25]-[.D24]" office:value-type="float" office:value="0.484983896191154" calcext:value-type="float">
            <text:p>0.484983896191154</text:p>
          </table:table-cell>
          <table:table-cell table:formula="of:=[.E25]/factor" office:value-type="float" office:value="0.0606229870238942" calcext:value-type="float">
            <text:p>0.06062298702389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5]" office:value-type="float" office:value="7.5" calcext:value-type="float">
            <text:p>7.5</text:p>
          </table:table-cell>
          <table:table-cell table:formula="of:=IF(  ABS([.I24]-[.D25]) &gt;  nom*[.G25];[.D25];[.I24])" office:value-type="float" office:value="0" calcext:value-type="float">
            <text:p>0</text:p>
          </table:table-cell>
          <table:table-cell table:formula="of:=IF([.I25] &gt; [.H25];nom;0)" office:value-type="float" office:value="0" calcext:value-type="float">
            <text:p>0</text:p>
          </table:table-cell>
          <table:table-cell table:number-columns-repeated="10"/>
          <table:table-cell table:formula="of:=[.U24]+IF([.J25]&gt;0;1;0)" office:value-type="float" office:value="0" calcext:value-type="float">
            <text:p>0</text:p>
          </table:table-cell>
          <table:table-cell table:formula="of:=[.V24] + [.C25] * IF([.J25]&gt;0;1;0)" office:value-type="float" office:value="0" calcext:value-type="float">
            <text:p>0</text:p>
          </table:table-cell>
          <table:table-cell table:formula="of:=IF([.J25] &gt; 0; [.V25]/[.U25]; 0)" office:value-type="float" office:value="0" calcext:value-type="float">
            <text:p>0</text:p>
          </table:table-cell>
          <table:table-cell table:formula="of:=IF([.J25] &gt; 0; MAX([.C$6:.C25]); 0)" office:value-type="float" office:value="0" calcext:value-type="float">
            <text:p>0</text:p>
          </table:table-cell>
          <table:table-cell table:formula="of:=([.X25]/nom)^3" office:value-type="float" office:value="0" calcext:value-type="float">
            <text:p>0</text:p>
          </table:table-cell>
          <table:table-cell/>
          <table:table-cell table:formula="of:=([.W25]/nom)^3" office:value-type="float" office:value="0" calcext:value-type="float">
            <text:p>0</text:p>
          </table:table-cell>
          <table:table-cell table:number-columns-repeated="4"/>
          <table:table-cell table:formula="of:=[.C26]" office:value-type="float" office:value="4" calcext:value-type="float">
            <text:p>4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25]/[.AG25]" office:value-type="float" office:value="0.0266666666666667" calcext:value-type="float">
            <text:p>0.026666666666667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4" calcext:value-type="float">
            <text:p>4.00</text:p>
          </table:table-cell>
          <table:table-cell table:formula="of:=[.D25]+[.F26]" office:value-type="float" office:value="1.87868420447865" calcext:value-type="float">
            <text:p>1.87868420447865</text:p>
          </table:table-cell>
          <table:table-cell table:formula="of:=[.C26]-[.D25]" office:value-type="float" office:value="2.42436090916726" calcext:value-type="float">
            <text:p>2.42436090916726</text:p>
          </table:table-cell>
          <table:table-cell table:formula="of:=[.E26]/factor" office:value-type="float" office:value="0.303045113645907" calcext:value-type="float">
            <text:p>0.30304511364590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6]" office:value-type="float" office:value="7.5" calcext:value-type="float">
            <text:p>7.5</text:p>
          </table:table-cell>
          <table:table-cell table:formula="of:=IF(  ABS([.I25]-[.D26]) &gt;  nom*[.G26];[.D26];[.I25])" office:value-type="float" office:value="0" calcext:value-type="float">
            <text:p>0</text:p>
          </table:table-cell>
          <table:table-cell table:formula="of:=IF([.I26] &gt; [.H26];nom;0)" office:value-type="float" office:value="0" calcext:value-type="float">
            <text:p>0</text:p>
          </table:table-cell>
          <table:table-cell table:number-columns-repeated="10"/>
          <table:table-cell table:formula="of:=[.U25]+IF([.J26]&gt;0;1;0)" office:value-type="float" office:value="0" calcext:value-type="float">
            <text:p>0</text:p>
          </table:table-cell>
          <table:table-cell table:formula="of:=[.V25] + [.C26] * IF([.J26]&gt;0;1;0)" office:value-type="float" office:value="0" calcext:value-type="float">
            <text:p>0</text:p>
          </table:table-cell>
          <table:table-cell table:formula="of:=IF([.J26] &gt; 0; [.V26]/[.U26]; 0)" office:value-type="float" office:value="0" calcext:value-type="float">
            <text:p>0</text:p>
          </table:table-cell>
          <table:table-cell table:formula="of:=IF([.J26] &gt; 0; MAX([.C$6:.C26]); 0)" office:value-type="float" office:value="0" calcext:value-type="float">
            <text:p>0</text:p>
          </table:table-cell>
          <table:table-cell table:formula="of:=([.X26]/nom)^3" office:value-type="float" office:value="0" calcext:value-type="float">
            <text:p>0</text:p>
          </table:table-cell>
          <table:table-cell/>
          <table:table-cell table:formula="of:=([.W26]/nom)^3" office:value-type="float" office:value="0" calcext:value-type="float">
            <text:p>0</text:p>
          </table:table-cell>
          <table:table-cell table:number-columns-repeated="4"/>
          <table:table-cell table:formula="of:=[.C27]" office:value-type="float" office:value="6" calcext:value-type="float">
            <text:p>6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26]/[.AG26]" office:value-type="float" office:value="0.04" calcext:value-type="float">
            <text:p>0.04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6" calcext:value-type="float">
            <text:p>6.00</text:p>
          </table:table-cell>
          <table:table-cell table:formula="of:=[.D26]+[.F27]" office:value-type="float" office:value="2.39384867891882" calcext:value-type="float">
            <text:p>2.39384867891882</text:p>
          </table:table-cell>
          <table:table-cell table:formula="of:=[.C27]-[.D26]" office:value-type="float" office:value="4.12131579552135" calcext:value-type="float">
            <text:p>4.12131579552135</text:p>
          </table:table-cell>
          <table:table-cell table:formula="of:=[.E27]/factor" office:value-type="float" office:value="0.515164474440169" calcext:value-type="float">
            <text:p>0.51516447444016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7]" office:value-type="float" office:value="7.5" calcext:value-type="float">
            <text:p>7.5</text:p>
          </table:table-cell>
          <table:table-cell table:formula="of:=IF(  ABS([.I26]-[.D27]) &gt;  nom*[.G27];[.D27];[.I26])" office:value-type="float" office:value="0" calcext:value-type="float">
            <text:p>0</text:p>
          </table:table-cell>
          <table:table-cell table:formula="of:=IF([.I27] &gt; [.H27];nom;0)" office:value-type="float" office:value="0" calcext:value-type="float">
            <text:p>0</text:p>
          </table:table-cell>
          <table:table-cell table:number-columns-repeated="10"/>
          <table:table-cell table:formula="of:=[.U26]+IF([.J27]&gt;0;1;0)" office:value-type="float" office:value="0" calcext:value-type="float">
            <text:p>0</text:p>
          </table:table-cell>
          <table:table-cell table:formula="of:=[.V26] + [.C27] * IF([.J27]&gt;0;1;0)" office:value-type="float" office:value="0" calcext:value-type="float">
            <text:p>0</text:p>
          </table:table-cell>
          <table:table-cell table:formula="of:=IF([.J27] &gt; 0; [.V27]/[.U27]; 0)" office:value-type="float" office:value="0" calcext:value-type="float">
            <text:p>0</text:p>
          </table:table-cell>
          <table:table-cell table:formula="of:=IF([.J27] &gt; 0; MAX([.C$6:.C27]); 0)" office:value-type="float" office:value="0" calcext:value-type="float">
            <text:p>0</text:p>
          </table:table-cell>
          <table:table-cell table:formula="of:=([.X27]/nom)^3" office:value-type="float" office:value="0" calcext:value-type="float">
            <text:p>0</text:p>
          </table:table-cell>
          <table:table-cell/>
          <table:table-cell table:formula="of:=([.W27]/nom)^3" office:value-type="float" office:value="0" calcext:value-type="float">
            <text:p>0</text:p>
          </table:table-cell>
          <table:table-cell table:number-columns-repeated="4"/>
          <table:table-cell table:formula="of:=[.C28]" office:value-type="float" office:value="12" calcext:value-type="float">
            <text:p>12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27]/[.AG27]" office:value-type="float" office:value="0.08" calcext:value-type="float">
            <text:p>0.08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.00</text:p>
          </table:table-cell>
          <table:table-cell table:formula="of:=[.D27]+[.F28]" office:value-type="float" office:value="3.59461759405396" calcext:value-type="float">
            <text:p>3.59461759405396</text:p>
          </table:table-cell>
          <table:table-cell table:formula="of:=[.C28]-[.D27]" office:value-type="float" office:value="9.60615132108118" calcext:value-type="float">
            <text:p>9.60615132108118</text:p>
          </table:table-cell>
          <table:table-cell table:formula="of:=[.E28]/factor" office:value-type="float" office:value="1.20076891513515" calcext:value-type="float">
            <text:p>1.2007689151351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8]" office:value-type="float" office:value="7.5" calcext:value-type="float">
            <text:p>7.5</text:p>
          </table:table-cell>
          <table:table-cell table:formula="of:=IF(  ABS([.I27]-[.D28]) &gt;  nom*[.G28];[.D28];[.I27])" office:value-type="float" office:value="0" calcext:value-type="float">
            <text:p>0</text:p>
          </table:table-cell>
          <table:table-cell table:formula="of:=IF([.I28] &gt; [.H28];nom;0)" office:value-type="float" office:value="0" calcext:value-type="float">
            <text:p>0</text:p>
          </table:table-cell>
          <table:table-cell table:number-columns-repeated="10"/>
          <table:table-cell table:formula="of:=[.U27]+IF([.J28]&gt;0;1;0)" office:value-type="float" office:value="0" calcext:value-type="float">
            <text:p>0</text:p>
          </table:table-cell>
          <table:table-cell table:formula="of:=[.V27] + [.C28] * IF([.J28]&gt;0;1;0)" office:value-type="float" office:value="0" calcext:value-type="float">
            <text:p>0</text:p>
          </table:table-cell>
          <table:table-cell table:formula="of:=IF([.J28] &gt; 0; [.V28]/[.U28]; 0)" office:value-type="float" office:value="0" calcext:value-type="float">
            <text:p>0</text:p>
          </table:table-cell>
          <table:table-cell table:formula="of:=IF([.J28] &gt; 0; MAX([.C$6:.C28]); 0)" office:value-type="float" office:value="0" calcext:value-type="float">
            <text:p>0</text:p>
          </table:table-cell>
          <table:table-cell table:formula="of:=([.X28]/nom)^3" office:value-type="float" office:value="0" calcext:value-type="float">
            <text:p>0</text:p>
          </table:table-cell>
          <table:table-cell/>
          <table:table-cell table:formula="of:=([.W28]/nom)^3" office:value-type="float" office:value="0" calcext:value-type="float">
            <text:p>0</text:p>
          </table:table-cell>
          <table:table-cell table:number-columns-repeated="4"/>
          <table:table-cell table:formula="of:=[.C29]" office:value-type="float" office:value="64" calcext:value-type="float">
            <text:p>64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28]/[.AG28]" office:value-type="float" office:value="0.426666666666667" calcext:value-type="float">
            <text:p>0.426666666666667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64" calcext:value-type="float">
            <text:p>64.00</text:p>
          </table:table-cell>
          <table:table-cell table:formula="of:=[.D28]+[.F29]" office:value-type="float" office:value="11.1452903947972" calcext:value-type="float">
            <text:p>11.1452903947972</text:p>
          </table:table-cell>
          <table:table-cell table:formula="of:=[.C29]-[.D28]" office:value-type="float" office:value="60.405382405946" calcext:value-type="float">
            <text:p>60.405382405946</text:p>
          </table:table-cell>
          <table:table-cell table:formula="of:=[.E29]/factor" office:value-type="float" office:value="7.55067280074325" calcext:value-type="float">
            <text:p>7.5506728007432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9]" office:value-type="float" office:value="7.5" calcext:value-type="float">
            <text:p>7.5</text:p>
          </table:table-cell>
          <table:table-cell table:formula="of:=IF(  ABS([.I28]-[.D29]) &gt;  nom*[.G29];[.D29];[.I28])" office:value-type="float" office:value="11.1452903947972" calcext:value-type="float">
            <text:p>11.1452903947972</text:p>
          </table:table-cell>
          <table:table-cell table:formula="of:=IF([.I29] &gt; [.H29];nom;0)" office:value-type="float" office:value="150" calcext:value-type="float">
            <text:p>150</text:p>
          </table:table-cell>
          <table:table-cell table:number-columns-repeated="10"/>
          <table:table-cell table:formula="of:=[.U28]+IF([.J29]&gt;0;1;0)" office:value-type="float" office:value="1" calcext:value-type="float">
            <text:p>1</text:p>
          </table:table-cell>
          <table:table-cell table:formula="of:=[.V28] + [.C29] * IF([.J29]&gt;0;1;0)" office:value-type="float" office:value="64" calcext:value-type="float">
            <text:p>64</text:p>
          </table:table-cell>
          <table:table-cell table:formula="of:=IF([.J29] &gt; 0; [.V29]/[.U29]; 0)" office:value-type="float" office:value="64" calcext:value-type="float">
            <text:p>64</text:p>
          </table:table-cell>
          <table:table-cell table:formula="of:=IF([.J29] &gt; 0; MAX([.C$6:.C29]); 0)" office:value-type="float" office:value="64" calcext:value-type="float">
            <text:p>64</text:p>
          </table:table-cell>
          <table:table-cell table:formula="of:=([.X29]/nom)^3" office:value-type="float" office:value="0.0776722962962963" calcext:value-type="float">
            <text:p>0.077672296296296</text:p>
          </table:table-cell>
          <table:table-cell/>
          <table:table-cell table:formula="of:=([.W29]/nom)^3" office:value-type="float" office:value="0.0776722962962963" calcext:value-type="float">
            <text:p>0.077672296296296</text:p>
          </table:table-cell>
          <table:table-cell table:formula="of:=[.AA29]*[.AC29]" office:value-type="float" office:value="0" calcext:value-type="float">
            <text:p>0</text:p>
          </table:table-cell>
          <table:table-cell table:style-name="ce20" table:formula="of:=10 * ([.U29]-1) / 1000" office:value-type="float" office:value="0" calcext:value-type="float">
            <text:p>0</text:p>
          </table:table-cell>
          <table:table-cell table:number-columns-repeated="2"/>
          <table:table-cell table:formula="of:=[.C30]" office:value-type="float" office:value="128" calcext:value-type="float">
            <text:p>128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29]/[.AG29]" office:value-type="float" office:value="0.853333333333333" calcext:value-type="float">
            <text:p>0.853333333333333</text:p>
          </table:table-cell>
          <table:table-cell office:value-type="float" office:value="0.17809524" calcext:value-type="float">
            <text:p>0.17809524</text:p>
          </table:table-cell>
          <table:table-cell office:value-type="float" office:value="26.714285" calcext:value-type="float">
            <text:p>26.714285</text:p>
          </table:table-cell>
          <table:table-cell table:style-name="ce26" table:formula="of:=LINEARINTERPOLATOR([.$AP$29:.$AP$34]; [.$AQ$29:.$AQ$34] ;[.AH28])" office:value-type="float" office:value="0.178095238095238" calcext:value-type="float">
            <text:p>0.178095238095238</text:p>
          </table:table-cell>
          <table:table-cell table:style-name="ce26" table:formula="of:=[.AK29]*[.AG29]" office:value-type="float" office:value="26.7142857142857" calcext:value-type="float">
            <text:p>26.7142857142857</text:p>
          </table:table-cell>
          <table:table-cell table:number-columns-repeated="2"/>
          <table:table-cell table:style-name="ce27" office:value-type="string" calcext:value-type="string">
            <text:p>0.0: 0.3</text:p>
          </table:table-cell>
          <table:table-cell table:style-name="ce8" office:value-type="float" office:value="0" calcext:value-type="float">
            <text:p>0.00</text:p>
          </table:table-cell>
          <table:table-cell table:style-name="ce28" office:value-type="float" office:value="0.3" calcext:value-type="float">
            <text:p>0.3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28" calcext:value-type="float">
            <text:p>128.00</text:p>
          </table:table-cell>
          <table:table-cell table:formula="of:=[.D29]+[.F30]" office:value-type="float" office:value="25.7521290954476" calcext:value-type="float">
            <text:p>25.7521290954476</text:p>
          </table:table-cell>
          <table:table-cell table:formula="of:=[.C30]-[.D29]" office:value-type="float" office:value="116.854709605203" calcext:value-type="float">
            <text:p>116.854709605203</text:p>
          </table:table-cell>
          <table:table-cell table:formula="of:=[.E30]/factor" office:value-type="float" office:value="14.6068387006503" calcext:value-type="float">
            <text:p>14.606838700650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0]" office:value-type="float" office:value="7.5" calcext:value-type="float">
            <text:p>7.5</text:p>
          </table:table-cell>
          <table:table-cell table:formula="of:=IF(  ABS([.I29]-[.D30]) &gt;  nom*[.G30];[.D30];[.I29])" office:value-type="float" office:value="25.7521290954476" calcext:value-type="float">
            <text:p>25.7521290954476</text:p>
          </table:table-cell>
          <table:table-cell table:formula="of:=IF([.I30] &gt; [.H30];nom;0)" office:value-type="float" office:value="150" calcext:value-type="float">
            <text:p>150</text:p>
          </table:table-cell>
          <table:table-cell table:number-columns-repeated="10"/>
          <table:table-cell table:formula="of:=[.U29]+IF([.J30]&gt;0;1;0)" office:value-type="float" office:value="2" calcext:value-type="float">
            <text:p>2</text:p>
          </table:table-cell>
          <table:table-cell table:formula="of:=[.V29] + [.C30] * IF([.J30]&gt;0;1;0)" office:value-type="float" office:value="192" calcext:value-type="float">
            <text:p>192</text:p>
          </table:table-cell>
          <table:table-cell table:formula="of:=IF([.J30] &gt; 0; [.V30]/[.U30]; 0)" office:value-type="float" office:value="96" calcext:value-type="float">
            <text:p>96</text:p>
          </table:table-cell>
          <table:table-cell table:formula="of:=IF([.J30] &gt; 0; MAX([.C$6:.C30]); 0)" office:value-type="float" office:value="128" calcext:value-type="float">
            <text:p>128</text:p>
          </table:table-cell>
          <table:table-cell table:formula="of:=([.X30]/nom)^3" office:value-type="float" office:value="0.62137837037037" calcext:value-type="float">
            <text:p>0.62137837037037</text:p>
          </table:table-cell>
          <table:table-cell/>
          <table:table-cell table:formula="of:=([.W30]/nom)^3" office:value-type="float" office:value="0.262144" calcext:value-type="float">
            <text:p>0.262144</text:p>
          </table:table-cell>
          <table:table-cell table:formula="of:=[.AA30]*[.AC30]" office:value-type="float" office:value="0.00262144" calcext:value-type="float">
            <text:p>0.00262144</text:p>
          </table:table-cell>
          <table:table-cell table:style-name="ce20" table:formula="of:=10 * ([.U30]-1) / 1000" office:value-type="float" office:value="0.01" calcext:value-type="float">
            <text:p>0.01</text:p>
          </table:table-cell>
          <table:table-cell table:number-columns-repeated="2"/>
          <table:table-cell table:formula="of:=[.C31]" office:value-type="float" office:value="120" calcext:value-type="float">
            <text:p>12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30]/[.AG30]" office:value-type="float" office:value="0.8" calcext:value-type="float">
            <text:p>0.8</text:p>
          </table:table-cell>
          <table:table-cell office:value-type="float" office:value="0.04866666" calcext:value-type="float">
            <text:p>0.04866666</text:p>
          </table:table-cell>
          <table:table-cell office:value-type="float" office:value="7.2999988" calcext:value-type="float">
            <text:p>7.2999988</text:p>
          </table:table-cell>
          <table:table-cell table:style-name="ce26" table:formula="of:=LINEARINTERPOLATOR([.$AP$29:.$AP$34]; [.$AQ$29:.$AQ$34] ;[.AH29])" office:value-type="float" office:value="0.0486666666666666" calcext:value-type="float">
            <text:p>0.048666666666667</text:p>
          </table:table-cell>
          <table:table-cell table:style-name="ce26" table:formula="of:=[.AK30]*[.AG30]" office:value-type="float" office:value="7.3" calcext:value-type="float">
            <text:p>7.3</text:p>
          </table:table-cell>
          <table:table-cell table:number-columns-repeated="2"/>
          <table:table-cell table:style-name="ce27" office:value-type="string" calcext:value-type="string">
            <text:p>0.7: 0.1</text:p>
          </table:table-cell>
          <table:table-cell table:style-name="ce8" office:value-type="float" office:value="0.7" calcext:value-type="float">
            <text:p>0.70</text:p>
          </table:table-cell>
          <table:table-cell table:style-name="ce28" office:value-type="float" office:value="0.1" calcext:value-type="float">
            <text:p>0.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.00</text:p>
          </table:table-cell>
          <table:table-cell table:formula="of:=[.D30]+[.F31]" office:value-type="float" office:value="37.5331129585166" calcext:value-type="float">
            <text:p>37.5331129585166</text:p>
          </table:table-cell>
          <table:table-cell table:formula="of:=[.C31]-[.D30]" office:value-type="float" office:value="94.2478709045524" calcext:value-type="float">
            <text:p>94.2478709045524</text:p>
          </table:table-cell>
          <table:table-cell table:formula="of:=[.E31]/factor" office:value-type="float" office:value="11.7809838630691" calcext:value-type="float">
            <text:p>11.780983863069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1]" office:value-type="float" office:value="7.5" calcext:value-type="float">
            <text:p>7.5</text:p>
          </table:table-cell>
          <table:table-cell table:formula="of:=IF(  ABS([.I30]-[.D31]) &gt;  nom*[.G31];[.D31];[.I30])" office:value-type="float" office:value="37.5331129585166" calcext:value-type="float">
            <text:p>37.5331129585166</text:p>
          </table:table-cell>
          <table:table-cell table:formula="of:=IF([.I31] &gt; [.H31];nom;0)" office:value-type="float" office:value="150" calcext:value-type="float">
            <text:p>150</text:p>
          </table:table-cell>
          <table:table-cell table:number-columns-repeated="10"/>
          <table:table-cell table:formula="of:=[.U30]+IF([.J31]&gt;0;1;0)" office:value-type="float" office:value="3" calcext:value-type="float">
            <text:p>3</text:p>
          </table:table-cell>
          <table:table-cell table:formula="of:=[.V30] + [.C31] * IF([.J31]&gt;0;1;0)" office:value-type="float" office:value="312" calcext:value-type="float">
            <text:p>312</text:p>
          </table:table-cell>
          <table:table-cell table:formula="of:=IF([.J31] &gt; 0; [.V31]/[.U31]; 0)" office:value-type="float" office:value="104" calcext:value-type="float">
            <text:p>104</text:p>
          </table:table-cell>
          <table:table-cell table:formula="of:=IF([.J31] &gt; 0; MAX([.C$6:.C31]); 0)" office:value-type="float" office:value="128" calcext:value-type="float">
            <text:p>128</text:p>
          </table:table-cell>
          <table:table-cell table:formula="of:=([.X31]/nom)^3" office:value-type="float" office:value="0.62137837037037" calcext:value-type="float">
            <text:p>0.62137837037037</text:p>
          </table:table-cell>
          <table:table-cell/>
          <table:table-cell table:formula="of:=([.W31]/nom)^3" office:value-type="float" office:value="0.333293037037037" calcext:value-type="float">
            <text:p>0.333293037037037</text:p>
          </table:table-cell>
          <table:table-cell table:formula="of:=[.AA31]*[.AC31]" office:value-type="float" office:value="0.00666586074074074" calcext:value-type="float">
            <text:p>0.006665860740741</text:p>
          </table:table-cell>
          <table:table-cell table:style-name="ce20" table:formula="of:=10 * ([.U31]-1) / 1000" office:value-type="float" office:value="0.02" calcext:value-type="float">
            <text:p>0.02</text:p>
          </table:table-cell>
          <table:table-cell table:number-columns-repeated="2"/>
          <table:table-cell table:formula="of:=[.C32]" office:value-type="float" office:value="133" calcext:value-type="float">
            <text:p>133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31]/[.AG31]" office:value-type="float" office:value="0.886666666666667" calcext:value-type="float">
            <text:p>0.886666666666667</text:p>
          </table:table-cell>
          <table:table-cell office:value-type="float" office:value="0.06666666" calcext:value-type="float">
            <text:p>0.06666666</text:p>
          </table:table-cell>
          <table:table-cell office:value-type="float" office:value="9.999999" calcext:value-type="float">
            <text:p>9.999999</text:p>
          </table:table-cell>
          <table:table-cell table:style-name="ce26" table:formula="of:=LINEARINTERPOLATOR([.$AP$29:.$AP$34]; [.$AQ$29:.$AQ$34] ;[.AH30])" office:value-type="float" office:value="0.0666666666666667" calcext:value-type="float">
            <text:p>0.066666666666667</text:p>
          </table:table-cell>
          <table:table-cell table:style-name="ce26" table:formula="of:=[.AK31]*[.AG31]" office:value-type="float" office:value="10" calcext:value-type="float">
            <text:p>10</text:p>
          </table:table-cell>
          <table:table-cell table:number-columns-repeated="2"/>
          <table:table-cell table:style-name="ce27" office:value-type="string" calcext:value-type="string">
            <text:p>0.85: 0.05</text:p>
          </table:table-cell>
          <table:table-cell table:style-name="ce8" office:value-type="float" office:value="0.85" calcext:value-type="float">
            <text:p>0.85</text:p>
          </table:table-cell>
          <table:table-cell table:style-name="ce28" office:value-type="float" office:value="0.05" calcext:value-type="float">
            <text:p>0.0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33" calcext:value-type="float">
            <text:p>133.00</text:p>
          </table:table-cell>
          <table:table-cell table:formula="of:=[.D31]+[.F32]" office:value-type="float" office:value="49.466473838702" calcext:value-type="float">
            <text:p>49.466473838702</text:p>
          </table:table-cell>
          <table:table-cell table:formula="of:=[.C32]-[.D31]" office:value-type="float" office:value="95.4668870414834" calcext:value-type="float">
            <text:p>95.4668870414834</text:p>
          </table:table-cell>
          <table:table-cell table:formula="of:=[.E32]/factor" office:value-type="float" office:value="11.9333608801854" calcext:value-type="float">
            <text:p>11.933360880185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2]" office:value-type="float" office:value="7.5" calcext:value-type="float">
            <text:p>7.5</text:p>
          </table:table-cell>
          <table:table-cell table:formula="of:=IF(  ABS([.I31]-[.D32]) &gt;  nom*[.G32];[.D32];[.I31])" office:value-type="float" office:value="49.466473838702" calcext:value-type="float">
            <text:p>49.466473838702</text:p>
          </table:table-cell>
          <table:table-cell table:formula="of:=IF([.I32] &gt; [.H32];nom;0)" office:value-type="float" office:value="150" calcext:value-type="float">
            <text:p>150</text:p>
          </table:table-cell>
          <table:table-cell table:number-columns-repeated="10"/>
          <table:table-cell table:formula="of:=[.U31]+IF([.J32]&gt;0;1;0)" office:value-type="float" office:value="4" calcext:value-type="float">
            <text:p>4</text:p>
          </table:table-cell>
          <table:table-cell table:formula="of:=[.V31] + [.C32] * IF([.J32]&gt;0;1;0)" office:value-type="float" office:value="445" calcext:value-type="float">
            <text:p>445</text:p>
          </table:table-cell>
          <table:table-cell table:formula="of:=IF([.J32] &gt; 0; [.V32]/[.U32]; 0)" office:value-type="float" office:value="111.25" calcext:value-type="float">
            <text:p>111.25</text:p>
          </table:table-cell>
          <table:table-cell table:formula="of:=IF([.J32] &gt; 0; MAX([.C$6:.C32]); 0)" office:value-type="float" office:value="133" calcext:value-type="float">
            <text:p>133</text:p>
          </table:table-cell>
          <table:table-cell table:formula="of:=([.X32]/nom)^3" office:value-type="float" office:value="0.69707762962963" calcext:value-type="float">
            <text:p>0.69707762962963</text:p>
          </table:table-cell>
          <table:table-cell/>
          <table:table-cell table:formula="of:=([.W32]/nom)^3" office:value-type="float" office:value="0.407968171296296" calcext:value-type="float">
            <text:p>0.407968171296296</text:p>
          </table:table-cell>
          <table:table-cell table:formula="of:=[.AA32]*[.AC32]" office:value-type="float" office:value="0.0122390451388889" calcext:value-type="float">
            <text:p>0.012239045138889</text:p>
          </table:table-cell>
          <table:table-cell table:style-name="ce20" table:formula="of:=10 * ([.U32]-1) / 1000" office:value-type="float" office:value="0.03" calcext:value-type="float">
            <text:p>0.03</text:p>
          </table:table-cell>
          <table:table-cell table:number-columns-repeated="2"/>
          <table:table-cell table:formula="of:=[.C33]" office:value-type="float" office:value="121" calcext:value-type="float">
            <text:p>121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32]/[.AG32]" office:value-type="float" office:value="0.806666666666667" calcext:value-type="float">
            <text:p>0.806666666666667</text:p>
          </table:table-cell>
          <table:table-cell office:value-type="float" office:value="0.03533334" calcext:value-type="float">
            <text:p>0.03533334</text:p>
          </table:table-cell>
          <table:table-cell office:value-type="float" office:value="5.3000007" calcext:value-type="float">
            <text:p>5.3000007</text:p>
          </table:table-cell>
          <table:table-cell table:style-name="ce26" table:formula="of:=LINEARINTERPOLATOR([.$AP$29:.$AP$34]; [.$AQ$29:.$AQ$34] ;[.AH31])" office:value-type="float" office:value="0.0353333333333333" calcext:value-type="float">
            <text:p>0.035333333333333</text:p>
          </table:table-cell>
          <table:table-cell table:style-name="ce26" table:formula="of:=[.AK32]*[.AG32]" office:value-type="float" office:value="5.3" calcext:value-type="float">
            <text:p>5.3</text:p>
          </table:table-cell>
          <table:table-cell table:number-columns-repeated="2"/>
          <table:table-cell table:style-name="ce27" office:value-type="string" calcext:value-type="string">
            <text:p>0.95: 0.01</text:p>
          </table:table-cell>
          <table:table-cell table:style-name="ce8" office:value-type="float" office:value="0.95" calcext:value-type="float">
            <text:p>0.95</text:p>
          </table:table-cell>
          <table:table-cell table:style-name="ce28" office:value-type="float" office:value="0.01" calcext:value-type="float">
            <text:p>0.0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21" calcext:value-type="float">
            <text:p>121.00</text:p>
          </table:table-cell>
          <table:table-cell table:formula="of:=[.D32]+[.F33]" office:value-type="float" office:value="58.4081646088643" calcext:value-type="float">
            <text:p>58.4081646088643</text:p>
          </table:table-cell>
          <table:table-cell table:formula="of:=[.C33]-[.D32]" office:value-type="float" office:value="71.533526161298" calcext:value-type="float">
            <text:p>71.533526161298</text:p>
          </table:table-cell>
          <table:table-cell table:formula="of:=[.E33]/factor" office:value-type="float" office:value="8.94169077016224" calcext:value-type="float">
            <text:p>8.9416907701622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3]" office:value-type="float" office:value="7.5" calcext:value-type="float">
            <text:p>7.5</text:p>
          </table:table-cell>
          <table:table-cell table:formula="of:=IF(  ABS([.I32]-[.D33]) &gt;  nom*[.G33];[.D33];[.I32])" office:value-type="float" office:value="58.4081646088643" calcext:value-type="float">
            <text:p>58.4081646088643</text:p>
          </table:table-cell>
          <table:table-cell table:formula="of:=IF([.I33] &gt; [.H33];nom;0)" office:value-type="float" office:value="150" calcext:value-type="float">
            <text:p>150</text:p>
          </table:table-cell>
          <table:table-cell table:number-columns-repeated="10"/>
          <table:table-cell table:formula="of:=[.U32]+IF([.J33]&gt;0;1;0)" office:value-type="float" office:value="5" calcext:value-type="float">
            <text:p>5</text:p>
          </table:table-cell>
          <table:table-cell table:formula="of:=[.V32] + [.C33] * IF([.J33]&gt;0;1;0)" office:value-type="float" office:value="566" calcext:value-type="float">
            <text:p>566</text:p>
          </table:table-cell>
          <table:table-cell table:formula="of:=IF([.J33] &gt; 0; [.V33]/[.U33]; 0)" office:value-type="float" office:value="113.2" calcext:value-type="float">
            <text:p>113.2</text:p>
          </table:table-cell>
          <table:table-cell table:formula="of:=IF([.J33] &gt; 0; MAX([.C$6:.C33]); 0)" office:value-type="float" office:value="133" calcext:value-type="float">
            <text:p>133</text:p>
          </table:table-cell>
          <table:table-cell table:formula="of:=([.X33]/nom)^3" office:value-type="float" office:value="0.69707762962963" calcext:value-type="float">
            <text:p>0.69707762962963</text:p>
          </table:table-cell>
          <table:table-cell/>
          <table:table-cell table:formula="of:=([.W33]/nom)^3" office:value-type="float" office:value="0.42979910162963" calcext:value-type="float">
            <text:p>0.42979910162963</text:p>
          </table:table-cell>
          <table:table-cell table:formula="of:=[.AA33]*[.AC33]" office:value-type="float" office:value="0.0171919640651852" calcext:value-type="float">
            <text:p>0.017191964065185</text:p>
          </table:table-cell>
          <table:table-cell table:style-name="ce20" table:formula="of:=10 * ([.U33]-1) / 1000" office:value-type="float" office:value="0.04" calcext:value-type="float">
            <text:p>0.04</text:p>
          </table:table-cell>
          <table:table-cell table:number-columns-repeated="2"/>
          <table:table-cell table:formula="of:=[.C34]" office:value-type="float" office:value="130" calcext:value-type="float">
            <text:p>13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33]/[.AG33]" office:value-type="float" office:value="0.866666666666667" calcext:value-type="float">
            <text:p>0.866666666666667</text:p>
          </table:table-cell>
          <table:table-cell office:value-type="float" office:value="0.064444445" calcext:value-type="float">
            <text:p>0.064444445</text:p>
          </table:table-cell>
          <table:table-cell office:value-type="float" office:value="9.666667" calcext:value-type="float">
            <text:p>9.666667</text:p>
          </table:table-cell>
          <table:table-cell table:style-name="ce26" table:formula="of:=LINEARINTERPOLATOR([.$AP$29:.$AP$34]; [.$AQ$29:.$AQ$34] ;[.AH32])" office:value-type="float" office:value="0.0644444444444445" calcext:value-type="float">
            <text:p>0.064444444444445</text:p>
          </table:table-cell>
          <table:table-cell table:style-name="ce26" table:formula="of:=[.AK33]*[.AG33]" office:value-type="float" office:value="9.66666666666667" calcext:value-type="float">
            <text:p>9.66666666666667</text:p>
          </table:table-cell>
          <table:table-cell table:number-columns-repeated="2"/>
          <table:table-cell table:style-name="ce27" office:value-type="string" calcext:value-type="string">
            <text:p>1.0: 0.005</text:p>
          </table:table-cell>
          <table:table-cell table:style-name="ce8" office:value-type="float" office:value="1" calcext:value-type="float">
            <text:p>1.00</text:p>
          </table:table-cell>
          <table:table-cell table:style-name="ce28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30" calcext:value-type="float">
            <text:p>130.00</text:p>
          </table:table-cell>
          <table:table-cell table:formula="of:=[.D33]+[.F34]" office:value-type="float" office:value="67.3571440327563" calcext:value-type="float">
            <text:p>67.3571440327563</text:p>
          </table:table-cell>
          <table:table-cell table:formula="of:=[.C34]-[.D33]" office:value-type="float" office:value="71.5918353911357" calcext:value-type="float">
            <text:p>71.5918353911357</text:p>
          </table:table-cell>
          <table:table-cell table:formula="of:=[.E34]/factor" office:value-type="float" office:value="8.94897942389196" calcext:value-type="float">
            <text:p>8.9489794238919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4]" office:value-type="float" office:value="7.5" calcext:value-type="float">
            <text:p>7.5</text:p>
          </table:table-cell>
          <table:table-cell table:formula="of:=IF(  ABS([.I33]-[.D34]) &gt;  nom*[.G34];[.D34];[.I33])" office:value-type="float" office:value="67.3571440327563" calcext:value-type="float">
            <text:p>67.3571440327563</text:p>
          </table:table-cell>
          <table:table-cell table:formula="of:=IF([.I34] &gt; [.H34];nom;0)" office:value-type="float" office:value="150" calcext:value-type="float">
            <text:p>150</text:p>
          </table:table-cell>
          <table:table-cell table:number-columns-repeated="10"/>
          <table:table-cell table:formula="of:=[.U33]+IF([.J34]&gt;0;1;0)" office:value-type="float" office:value="6" calcext:value-type="float">
            <text:p>6</text:p>
          </table:table-cell>
          <table:table-cell table:formula="of:=[.V33] + [.C34] * IF([.J34]&gt;0;1;0)" office:value-type="float" office:value="696" calcext:value-type="float">
            <text:p>696</text:p>
          </table:table-cell>
          <table:table-cell table:formula="of:=IF([.J34] &gt; 0; [.V34]/[.U34]; 0)" office:value-type="float" office:value="116" calcext:value-type="float">
            <text:p>116</text:p>
          </table:table-cell>
          <table:table-cell table:formula="of:=IF([.J34] &gt; 0; MAX([.C$6:.C34]); 0)" office:value-type="float" office:value="133" calcext:value-type="float">
            <text:p>133</text:p>
          </table:table-cell>
          <table:table-cell table:formula="of:=([.X34]/nom)^3" office:value-type="float" office:value="0.69707762962963" calcext:value-type="float">
            <text:p>0.69707762962963</text:p>
          </table:table-cell>
          <table:table-cell/>
          <table:table-cell table:formula="of:=([.W34]/nom)^3" office:value-type="float" office:value="0.462487703703704" calcext:value-type="float">
            <text:p>0.462487703703704</text:p>
          </table:table-cell>
          <table:table-cell table:formula="of:=[.AA34]*[.AC34]" office:value-type="float" office:value="0.0231243851851852" calcext:value-type="float">
            <text:p>0.023124385185185</text:p>
          </table:table-cell>
          <table:table-cell table:style-name="ce20" table:formula="of:=10 * ([.U34]-1) / 1000" office:value-type="float" office:value="0.05" calcext:value-type="float">
            <text:p>0.05</text:p>
          </table:table-cell>
          <table:table-cell table:number-columns-repeated="2"/>
          <table:table-cell table:formula="of:=[.C35]" office:value-type="float" office:value="127" calcext:value-type="float">
            <text:p>127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34]/[.AG34]" office:value-type="float" office:value="0.846666666666667" calcext:value-type="float">
            <text:p>0.846666666666667</text:p>
          </table:table-cell>
          <table:table-cell office:value-type="float" office:value="0.04333333" calcext:value-type="float">
            <text:p>0.04333333</text:p>
          </table:table-cell>
          <table:table-cell office:value-type="float" office:value="6.4999995" calcext:value-type="float">
            <text:p>6.4999995</text:p>
          </table:table-cell>
          <table:table-cell table:style-name="ce26" table:formula="of:=LINEARINTERPOLATOR([.$AP$29:.$AP$34]; [.$AQ$29:.$AQ$34] ;[.AH33])" office:value-type="float" office:value="0.0433333333333333" calcext:value-type="float">
            <text:p>0.043333333333333</text:p>
          </table:table-cell>
          <table:table-cell table:style-name="ce26" table:formula="of:=[.AK34]*[.AG34]" office:value-type="float" office:value="6.5" calcext:value-type="float">
            <text:p>6.5</text:p>
          </table:table-cell>
          <table:table-cell table:number-columns-repeated="2"/>
          <table:table-cell table:style-name="ce27" office:value-type="string" calcext:value-type="string">
            <text:p>1.1: 0.001</text:p>
          </table:table-cell>
          <table:table-cell table:style-name="ce8" office:value-type="float" office:value="1.1" calcext:value-type="float">
            <text:p>1.10</text:p>
          </table:table-cell>
          <table:table-cell table:style-name="ce28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27" calcext:value-type="float">
            <text:p>127.00</text:p>
          </table:table-cell>
          <table:table-cell table:formula="of:=[.D34]+[.F35]" office:value-type="float" office:value="74.8125010286617" calcext:value-type="float">
            <text:p>74.8125010286617</text:p>
          </table:table-cell>
          <table:table-cell table:formula="of:=[.C35]-[.D34]" office:value-type="float" office:value="59.6428559672438" calcext:value-type="float">
            <text:p>59.6428559672438</text:p>
          </table:table-cell>
          <table:table-cell table:formula="of:=[.E35]/factor" office:value-type="float" office:value="7.45535699590547" calcext:value-type="float">
            <text:p>7.4553569959054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5]" office:value-type="float" office:value="7.5" calcext:value-type="float">
            <text:p>7.5</text:p>
          </table:table-cell>
          <table:table-cell table:formula="of:=IF(  ABS([.I34]-[.D35]) &gt;  nom*[.G35];[.D35];[.I34])" office:value-type="float" office:value="67.3571440327563" calcext:value-type="float">
            <text:p>67.3571440327563</text:p>
          </table:table-cell>
          <table:table-cell table:formula="of:=IF([.I35] &gt; [.H35];nom;0)" office:value-type="float" office:value="150" calcext:value-type="float">
            <text:p>150</text:p>
          </table:table-cell>
          <table:table-cell table:number-columns-repeated="10"/>
          <table:table-cell table:formula="of:=[.U34]+IF([.J35]&gt;0;1;0)" office:value-type="float" office:value="7" calcext:value-type="float">
            <text:p>7</text:p>
          </table:table-cell>
          <table:table-cell table:formula="of:=[.V34] + [.C35] * IF([.J35]&gt;0;1;0)" office:value-type="float" office:value="823" calcext:value-type="float">
            <text:p>823</text:p>
          </table:table-cell>
          <table:table-cell table:formula="of:=IF([.J35] &gt; 0; [.V35]/[.U35]; 0)" office:value-type="float" office:value="117.571428571429" calcext:value-type="float">
            <text:p>117.571428571429</text:p>
          </table:table-cell>
          <table:table-cell table:formula="of:=IF([.J35] &gt; 0; MAX([.C$6:.C35]); 0)" office:value-type="float" office:value="133" calcext:value-type="float">
            <text:p>133</text:p>
          </table:table-cell>
          <table:table-cell table:formula="of:=([.X35]/nom)^3" office:value-type="float" office:value="0.69707762962963" calcext:value-type="float">
            <text:p>0.69707762962963</text:p>
          </table:table-cell>
          <table:table-cell/>
          <table:table-cell table:formula="of:=([.W35]/nom)^3" office:value-type="float" office:value="0.481539157326423" calcext:value-type="float">
            <text:p>0.481539157326423</text:p>
          </table:table-cell>
          <table:table-cell table:formula="of:=[.AA35]*[.AC35]" office:value-type="float" office:value="0.0288923494395854" calcext:value-type="float">
            <text:p>0.028892349439585</text:p>
          </table:table-cell>
          <table:table-cell table:style-name="ce20" table:formula="of:=10 * ([.U35]-1) / 1000" office:value-type="float" office:value="0.06" calcext:value-type="float">
            <text:p>0.06</text:p>
          </table:table-cell>
          <table:table-cell table:number-columns-repeated="2"/>
          <table:table-cell table:formula="of:=[.C36]" office:value-type="float" office:value="123" calcext:value-type="float">
            <text:p>123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35]/[.AG35]" office:value-type="float" office:value="0.82" calcext:value-type="float">
            <text:p>0.82</text:p>
          </table:table-cell>
          <table:table-cell office:value-type="float" office:value="0.051111102" calcext:value-type="float">
            <text:p>0.051111102</text:p>
          </table:table-cell>
          <table:table-cell office:value-type="float" office:value="7.666665" calcext:value-type="float">
            <text:p>7.666665</text:p>
          </table:table-cell>
          <table:table-cell table:style-name="ce26" table:formula="of:=LINEARINTERPOLATOR([.$AP$29:.$AP$34]; [.$AQ$29:.$AQ$34] ;[.AH34])" office:value-type="float" office:value="0.0511111111111111" calcext:value-type="float">
            <text:p>0.051111111111111</text:p>
          </table:table-cell>
          <table:table-cell table:style-name="ce26" table:formula="of:=[.AK35]*[.AG35]" office:value-type="float" office:value="7.66666666666667" calcext:value-type="float">
            <text:p>7.66666666666667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23" calcext:value-type="float">
            <text:p>123.00</text:p>
          </table:table-cell>
          <table:table-cell table:formula="of:=[.D35]+[.F36]" office:value-type="float" office:value="80.835938400079" calcext:value-type="float">
            <text:p>80.835938400079</text:p>
          </table:table-cell>
          <table:table-cell table:formula="of:=[.C36]-[.D35]" office:value-type="float" office:value="48.1874989713383" calcext:value-type="float">
            <text:p>48.1874989713383</text:p>
          </table:table-cell>
          <table:table-cell table:formula="of:=[.E36]/factor" office:value-type="float" office:value="6.02343737141728" calcext:value-type="float">
            <text:p>6.0234373714172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6]" office:value-type="float" office:value="7.5" calcext:value-type="float">
            <text:p>7.5</text:p>
          </table:table-cell>
          <table:table-cell table:formula="of:=IF(  ABS([.I35]-[.D36]) &gt;  nom*[.G36];[.D36];[.I35])" office:value-type="float" office:value="80.835938400079" calcext:value-type="float">
            <text:p>80.835938400079</text:p>
          </table:table-cell>
          <table:table-cell table:formula="of:=IF([.I36] &gt; [.H36];nom;0)" office:value-type="float" office:value="150" calcext:value-type="float">
            <text:p>150</text:p>
          </table:table-cell>
          <table:table-cell table:number-columns-repeated="10"/>
          <table:table-cell table:formula="of:=[.U35]+IF([.J36]&gt;0;1;0)" office:value-type="float" office:value="8" calcext:value-type="float">
            <text:p>8</text:p>
          </table:table-cell>
          <table:table-cell table:formula="of:=[.V35] + [.C36] * IF([.J36]&gt;0;1;0)" office:value-type="float" office:value="946" calcext:value-type="float">
            <text:p>946</text:p>
          </table:table-cell>
          <table:table-cell table:formula="of:=IF([.J36] &gt; 0; [.V36]/[.U36]; 0)" office:value-type="float" office:value="118.25" calcext:value-type="float">
            <text:p>118.25</text:p>
          </table:table-cell>
          <table:table-cell table:formula="of:=IF([.J36] &gt; 0; MAX([.C$6:.C36]); 0)" office:value-type="float" office:value="133" calcext:value-type="float">
            <text:p>133</text:p>
          </table:table-cell>
          <table:table-cell table:formula="of:=([.X36]/nom)^3" office:value-type="float" office:value="0.69707762962963" calcext:value-type="float">
            <text:p>0.69707762962963</text:p>
          </table:table-cell>
          <table:table-cell/>
          <table:table-cell table:formula="of:=([.W36]/nom)^3" office:value-type="float" office:value="0.489925078703704" calcext:value-type="float">
            <text:p>0.489925078703704</text:p>
          </table:table-cell>
          <table:table-cell table:formula="of:=[.AA36]*[.AC36]" office:value-type="float" office:value="0.0342947555092593" calcext:value-type="float">
            <text:p>0.034294755509259</text:p>
          </table:table-cell>
          <table:table-cell table:style-name="ce20" table:formula="of:=10 * ([.U36]-1) / 1000" office:value-type="float" office:value="0.07" calcext:value-type="float">
            <text:p>0.07</text:p>
          </table:table-cell>
          <table:table-cell table:number-columns-repeated="2"/>
          <table:table-cell table:formula="of:=[.C37]" office:value-type="float" office:value="122" calcext:value-type="float">
            <text:p>122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36]/[.AG36]" office:value-type="float" office:value="0.813333333333333" calcext:value-type="float">
            <text:p>0.813333333333333</text:p>
          </table:table-cell>
          <table:table-cell office:value-type="float" office:value="0.060000002" calcext:value-type="float">
            <text:p>0.060000002</text:p>
          </table:table-cell>
          <table:table-cell office:value-type="float" office:value="9" calcext:value-type="float">
            <text:p>9</text:p>
          </table:table-cell>
          <table:table-cell table:style-name="ce26" table:formula="of:=LINEARINTERPOLATOR([.$AP$29:.$AP$34]; [.$AQ$29:.$AQ$34] ;[.AH35])" office:value-type="float" office:value="0.06" calcext:value-type="float">
            <text:p>0.06</text:p>
          </table:table-cell>
          <table:table-cell table:style-name="ce26" table:formula="of:=[.AK36]*[.AG36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22" calcext:value-type="float">
            <text:p>122.00</text:p>
          </table:table-cell>
          <table:table-cell table:formula="of:=[.D36]+[.F37]" office:value-type="float" office:value="85.9814461000691" calcext:value-type="float">
            <text:p>85.9814461000691</text:p>
          </table:table-cell>
          <table:table-cell table:formula="of:=[.C37]-[.D36]" office:value-type="float" office:value="41.164061599921" calcext:value-type="float">
            <text:p>41.164061599921</text:p>
          </table:table-cell>
          <table:table-cell table:formula="of:=[.E37]/factor" office:value-type="float" office:value="5.14550769999012" calcext:value-type="float">
            <text:p>5.1455076999901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7]" office:value-type="float" office:value="7.5" calcext:value-type="float">
            <text:p>7.5</text:p>
          </table:table-cell>
          <table:table-cell table:formula="of:=IF(  ABS([.I36]-[.D37]) &gt;  nom*[.G37];[.D37];[.I36])" office:value-type="float" office:value="80.835938400079" calcext:value-type="float">
            <text:p>80.835938400079</text:p>
          </table:table-cell>
          <table:table-cell table:formula="of:=IF([.I37] &gt; [.H37];nom;0)" office:value-type="float" office:value="150" calcext:value-type="float">
            <text:p>150</text:p>
          </table:table-cell>
          <table:table-cell table:number-columns-repeated="10"/>
          <table:table-cell table:formula="of:=[.U36]+IF([.J37]&gt;0;1;0)" office:value-type="float" office:value="9" calcext:value-type="float">
            <text:p>9</text:p>
          </table:table-cell>
          <table:table-cell table:formula="of:=[.V36] + [.C37] * IF([.J37]&gt;0;1;0)" office:value-type="float" office:value="1068" calcext:value-type="float">
            <text:p>1068</text:p>
          </table:table-cell>
          <table:table-cell table:formula="of:=IF([.J37] &gt; 0; [.V37]/[.U37]; 0)" office:value-type="float" office:value="118.666666666667" calcext:value-type="float">
            <text:p>118.666666666667</text:p>
          </table:table-cell>
          <table:table-cell table:formula="of:=IF([.J37] &gt; 0; MAX([.C$6:.C37]); 0)" office:value-type="float" office:value="133" calcext:value-type="float">
            <text:p>133</text:p>
          </table:table-cell>
          <table:table-cell table:formula="of:=([.X37]/nom)^3" office:value-type="float" office:value="0.69707762962963" calcext:value-type="float">
            <text:p>0.69707762962963</text:p>
          </table:table-cell>
          <table:table-cell/>
          <table:table-cell table:formula="of:=([.W37]/nom)^3" office:value-type="float" office:value="0.495122260631001" calcext:value-type="float">
            <text:p>0.495122260631001</text:p>
          </table:table-cell>
          <table:table-cell table:formula="of:=[.AA37]*[.AC37]" office:value-type="float" office:value="0.0396097808504801" calcext:value-type="float">
            <text:p>0.03960978085048</text:p>
          </table:table-cell>
          <table:table-cell table:style-name="ce20" table:formula="of:=10 * ([.U37]-1) / 1000" office:value-type="float" office:value="0.08" calcext:value-type="float">
            <text:p>0.08</text:p>
          </table:table-cell>
          <table:table-cell table:number-columns-repeated="2"/>
          <table:table-cell table:formula="of:=[.C38]" office:value-type="float" office:value="120" calcext:value-type="float">
            <text:p>12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37]/[.AG37]" office:value-type="float" office:value="0.8" calcext:value-type="float">
            <text:p>0.8</text:p>
          </table:table-cell>
          <table:table-cell office:value-type="float" office:value="0.062222224" calcext:value-type="float">
            <text:p>0.062222224</text:p>
          </table:table-cell>
          <table:table-cell office:value-type="float" office:value="9.333334" calcext:value-type="float">
            <text:p>9.333334</text:p>
          </table:table-cell>
          <table:table-cell table:style-name="ce26" table:formula="of:=LINEARINTERPOLATOR([.$AP$29:.$AP$34]; [.$AQ$29:.$AQ$34] ;[.AH36])" office:value-type="float" office:value="0.0622222222222222" calcext:value-type="float">
            <text:p>0.062222222222222</text:p>
          </table:table-cell>
          <table:table-cell table:style-name="ce26" table:formula="of:=[.AK37]*[.AG37]" office:value-type="float" office:value="9.33333333333334" calcext:value-type="float">
            <text:p>9.333333333333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120" calcext:value-type="float">
            <text:p>120.00</text:p>
          </table:table-cell>
          <table:table-cell table:formula="of:=[.D37]+[.F38]" office:value-type="float" office:value="90.2337653375605" calcext:value-type="float">
            <text:p>90.2337653375605</text:p>
          </table:table-cell>
          <table:table-cell table:formula="of:=[.C38]-[.D37]" office:value-type="float" office:value="34.0185538999309" calcext:value-type="float">
            <text:p>34.0185538999309</text:p>
          </table:table-cell>
          <table:table-cell table:formula="of:=[.E38]/factor" office:value-type="float" office:value="4.25231923749136" calcext:value-type="float">
            <text:p>4.2523192374913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8]" office:value-type="float" office:value="7.5" calcext:value-type="float">
            <text:p>7.5</text:p>
          </table:table-cell>
          <table:table-cell table:formula="of:=IF(  ABS([.I37]-[.D38]) &gt;  nom*[.G38];[.D38];[.I37])" office:value-type="float" office:value="90.2337653375605" calcext:value-type="float">
            <text:p>90.2337653375605</text:p>
          </table:table-cell>
          <table:table-cell table:formula="of:=IF([.I38] &gt; [.H38];nom;0)" office:value-type="float" office:value="150" calcext:value-type="float">
            <text:p>150</text:p>
          </table:table-cell>
          <table:table-cell table:number-columns-repeated="10"/>
          <table:table-cell table:formula="of:=[.U37]+IF([.J38]&gt;0;1;0)" office:value-type="float" office:value="10" calcext:value-type="float">
            <text:p>10</text:p>
          </table:table-cell>
          <table:table-cell table:formula="of:=[.V37] + [.C38] * IF([.J38]&gt;0;1;0)" office:value-type="float" office:value="1188" calcext:value-type="float">
            <text:p>1188</text:p>
          </table:table-cell>
          <table:table-cell table:formula="of:=IF([.J38] &gt; 0; [.V38]/[.U38]; 0)" office:value-type="float" office:value="118.8" calcext:value-type="float">
            <text:p>118.8</text:p>
          </table:table-cell>
          <table:table-cell table:formula="of:=IF([.J38] &gt; 0; MAX([.C$6:.C38]); 0)" office:value-type="float" office:value="133" calcext:value-type="float">
            <text:p>133</text:p>
          </table:table-cell>
          <table:table-cell table:formula="of:=([.X38]/nom)^3" office:value-type="float" office:value="0.69707762962963" calcext:value-type="float">
            <text:p>0.69707762962963</text:p>
          </table:table-cell>
          <table:table-cell/>
          <table:table-cell table:formula="of:=([.W38]/nom)^3" office:value-type="float" office:value="0.496793088" calcext:value-type="float">
            <text:p>0.496793088</text:p>
          </table:table-cell>
          <table:table-cell table:formula="of:=[.AA38]*[.AC38]" office:value-type="float" office:value="0.04471137792" calcext:value-type="float">
            <text:p>0.04471137792</text:p>
          </table:table-cell>
          <table:table-cell table:style-name="ce20" table:formula="of:=10 * ([.U38]-1) / 1000" office:value-type="float" office:value="0.09" calcext:value-type="float">
            <text:p>0.09</text:p>
          </table:table-cell>
          <table:table-cell table:number-columns-repeated="2"/>
          <table:table-cell table:formula="of:=[.C39]" office:value-type="float" office:value="64" calcext:value-type="float">
            <text:p>64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38]/[.AG38]" office:value-type="float" office:value="0.426666666666667" calcext:value-type="float">
            <text:p>0.426666666666667</text:p>
          </table:table-cell>
          <table:table-cell office:value-type="float" office:value="0.06666666" calcext:value-type="float">
            <text:p>0.06666666</text:p>
          </table:table-cell>
          <table:table-cell office:value-type="float" office:value="9.999999" calcext:value-type="float">
            <text:p>9.999999</text:p>
          </table:table-cell>
          <table:table-cell table:style-name="ce26" table:formula="of:=LINEARINTERPOLATOR([.$AP$29:.$AP$34]; [.$AQ$29:.$AQ$34] ;[.AH37])" office:value-type="float" office:value="0.0666666666666667" calcext:value-type="float">
            <text:p>0.066666666666667</text:p>
          </table:table-cell>
          <table:table-cell table:style-name="ce26" table:formula="of:=[.AK38]*[.AG38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64" calcext:value-type="float">
            <text:p>64.00</text:p>
          </table:table-cell>
          <table:table-cell table:formula="of:=[.D38]+[.F39]" office:value-type="float" office:value="86.9545446703654" calcext:value-type="float">
            <text:p>86.9545446703654</text:p>
          </table:table-cell>
          <table:table-cell table:formula="of:=[.C39]-[.D38]" office:value-type="float" office:value="-26.2337653375605" calcext:value-type="float">
            <text:p>-26.2337653375605</text:p>
          </table:table-cell>
          <table:table-cell table:formula="of:=[.E39]/factor" office:value-type="float" office:value="-3.27922066719506" calcext:value-type="float">
            <text:p>-3.2792206671950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9]" office:value-type="float" office:value="7.5" calcext:value-type="float">
            <text:p>7.5</text:p>
          </table:table-cell>
          <table:table-cell table:formula="of:=IF(  ABS([.I38]-[.D39]) &gt;  nom*[.G39];[.D39];[.I38])" office:value-type="float" office:value="90.2337653375605" calcext:value-type="float">
            <text:p>90.2337653375605</text:p>
          </table:table-cell>
          <table:table-cell table:formula="of:=IF([.I39] &gt; [.H39];nom;0)" office:value-type="float" office:value="150" calcext:value-type="float">
            <text:p>150</text:p>
          </table:table-cell>
          <table:table-cell table:number-columns-repeated="10"/>
          <table:table-cell table:formula="of:=[.U38]+IF([.J39]&gt;0;1;0)" office:value-type="float" office:value="11" calcext:value-type="float">
            <text:p>11</text:p>
          </table:table-cell>
          <table:table-cell table:formula="of:=[.V38] + [.C39] * IF([.J39]&gt;0;1;0)" office:value-type="float" office:value="1252" calcext:value-type="float">
            <text:p>1252</text:p>
          </table:table-cell>
          <table:table-cell table:formula="of:=IF([.J39] &gt; 0; [.V39]/[.U39]; 0)" office:value-type="float" office:value="113.818181818182" calcext:value-type="float">
            <text:p>113.818181818182</text:p>
          </table:table-cell>
          <table:table-cell table:formula="of:=IF([.J39] &gt; 0; MAX([.C$6:.C39]); 0)" office:value-type="float" office:value="133" calcext:value-type="float">
            <text:p>133</text:p>
          </table:table-cell>
          <table:table-cell table:formula="of:=([.X39]/nom)^3" office:value-type="float" office:value="0.69707762962963" calcext:value-type="float">
            <text:p>0.69707762962963</text:p>
          </table:table-cell>
          <table:table-cell/>
          <table:table-cell table:formula="of:=([.W39]/nom)^3" office:value-type="float" office:value="0.436878984445001" calcext:value-type="float">
            <text:p>0.436878984445001</text:p>
          </table:table-cell>
          <table:table-cell table:formula="of:=[.AA39]*[.AC39]" office:value-type="float" office:value="0.0436878984445001" calcext:value-type="float">
            <text:p>0.0436878984445</text:p>
          </table:table-cell>
          <table:table-cell table:style-name="ce20" table:formula="of:=10 * ([.U39]-1) / 1000" office:value-type="float" office:value="0.1" calcext:value-type="float">
            <text:p>0.1</text:p>
          </table:table-cell>
          <table:table-cell table:number-columns-repeated="2"/>
          <table:table-cell table:formula="of:=[.C40]" office:value-type="float" office:value="32" calcext:value-type="float">
            <text:p>32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39]/[.AG39]" office:value-type="float" office:value="0.213333333333333" calcext:value-type="float">
            <text:p>0.213333333333333</text:p>
          </table:table-cell>
          <table:table-cell office:value-type="float" office:value="0.17809524" calcext:value-type="float">
            <text:p>0.17809524</text:p>
          </table:table-cell>
          <table:table-cell office:value-type="float" office:value="26.714285" calcext:value-type="float">
            <text:p>26.714285</text:p>
          </table:table-cell>
          <table:table-cell table:style-name="ce26" table:formula="of:=LINEARINTERPOLATOR([.$AP$29:.$AP$34]; [.$AQ$29:.$AQ$34] ;[.AH38])" office:value-type="float" office:value="0.178095238095238" calcext:value-type="float">
            <text:p>0.178095238095238</text:p>
          </table:table-cell>
          <table:table-cell table:style-name="ce26" table:formula="of:=[.AK39]*[.AG39]" office:value-type="float" office:value="26.7142857142857" calcext:value-type="float">
            <text:p>26.714285714285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32" calcext:value-type="float">
            <text:p>32.00</text:p>
          </table:table-cell>
          <table:table-cell table:formula="of:=[.D39]+[.F40]" office:value-type="float" office:value="80.0852265865698" calcext:value-type="float">
            <text:p>80.0852265865698</text:p>
          </table:table-cell>
          <table:table-cell table:formula="of:=[.C40]-[.D39]" office:value-type="float" office:value="-54.9545446703654" calcext:value-type="float">
            <text:p>-54.9545446703654</text:p>
          </table:table-cell>
          <table:table-cell table:formula="of:=[.E40]/factor" office:value-type="float" office:value="-6.86931808379568" calcext:value-type="float">
            <text:p>-6.8693180837956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0]" office:value-type="float" office:value="7.5" calcext:value-type="float">
            <text:p>7.5</text:p>
          </table:table-cell>
          <table:table-cell table:formula="of:=IF(  ABS([.I39]-[.D40]) &gt;  nom*[.G40];[.D40];[.I39])" office:value-type="float" office:value="80.0852265865698" calcext:value-type="float">
            <text:p>80.0852265865698</text:p>
          </table:table-cell>
          <table:table-cell table:formula="of:=IF([.I40] &gt; [.H40];nom;0)" office:value-type="float" office:value="150" calcext:value-type="float">
            <text:p>150</text:p>
          </table:table-cell>
          <table:table-cell table:number-columns-repeated="10"/>
          <table:table-cell table:formula="of:=[.U39]+IF([.J40]&gt;0;1;0)" office:value-type="float" office:value="12" calcext:value-type="float">
            <text:p>12</text:p>
          </table:table-cell>
          <table:table-cell table:formula="of:=[.V39] + [.C40] * IF([.J40]&gt;0;1;0)" office:value-type="float" office:value="1284" calcext:value-type="float">
            <text:p>1284</text:p>
          </table:table-cell>
          <table:table-cell table:formula="of:=IF([.J40] &gt; 0; [.V40]/[.U40]; 0)" office:value-type="float" office:value="107" calcext:value-type="float">
            <text:p>107</text:p>
          </table:table-cell>
          <table:table-cell table:formula="of:=IF([.J40] &gt; 0; MAX([.C$6:.C40]); 0)" office:value-type="float" office:value="133" calcext:value-type="float">
            <text:p>133</text:p>
          </table:table-cell>
          <table:table-cell table:formula="of:=([.X40]/nom)^3" office:value-type="float" office:value="0.69707762962963" calcext:value-type="float">
            <text:p>0.69707762962963</text:p>
          </table:table-cell>
          <table:table-cell/>
          <table:table-cell table:formula="of:=([.W40]/nom)^3" office:value-type="float" office:value="0.362975703703704" calcext:value-type="float">
            <text:p>0.362975703703704</text:p>
          </table:table-cell>
          <table:table-cell table:formula="of:=[.AA40]*[.AC40]" office:value-type="float" office:value="0.0399273274074074" calcext:value-type="float">
            <text:p>0.039927327407408</text:p>
          </table:table-cell>
          <table:table-cell table:style-name="ce20" table:formula="of:=10 * ([.U40]-1) / 1000" office:value-type="float" office:value="0.11" calcext:value-type="float">
            <text:p>0.11</text:p>
          </table:table-cell>
          <table:table-cell table:number-columns-repeated="2"/>
          <table:table-cell table:formula="of:=[.C41]" office:value-type="float" office:value="24" calcext:value-type="float">
            <text:p>24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40]/[.AG40]" office:value-type="float" office:value="0.16" calcext:value-type="float">
            <text:p>0.16</text:p>
          </table:table-cell>
          <table:table-cell office:value-type="float" office:value="0.23904762" calcext:value-type="float">
            <text:p>0.23904762</text:p>
          </table:table-cell>
          <table:table-cell office:value-type="float" office:value="35.857143" calcext:value-type="float">
            <text:p>35.857143</text:p>
          </table:table-cell>
          <table:table-cell table:style-name="ce26" table:formula="of:=LINEARINTERPOLATOR([.$AP$29:.$AP$34]; [.$AQ$29:.$AQ$34] ;[.AH39])" office:value-type="float" office:value="0.239047619047619" calcext:value-type="float">
            <text:p>0.239047619047619</text:p>
          </table:table-cell>
          <table:table-cell table:style-name="ce26" table:formula="of:=[.AK40]*[.AG40]" office:value-type="float" office:value="35.8571428571429" calcext:value-type="float">
            <text:p>35.8571428571429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.00</text:p>
          </table:table-cell>
          <table:table-cell table:formula="of:=[.D40]+[.F41]" office:value-type="float" office:value="73.0745732632485" calcext:value-type="float">
            <text:p>73.0745732632485</text:p>
          </table:table-cell>
          <table:table-cell table:formula="of:=[.C41]-[.D40]" office:value-type="float" office:value="-56.0852265865698" calcext:value-type="float">
            <text:p>-56.0852265865698</text:p>
          </table:table-cell>
          <table:table-cell table:formula="of:=[.E41]/factor" office:value-type="float" office:value="-7.01065332332122" calcext:value-type="float">
            <text:p>-7.0106533233212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1]" office:value-type="float" office:value="7.5" calcext:value-type="float">
            <text:p>7.5</text:p>
          </table:table-cell>
          <table:table-cell table:formula="of:=IF(  ABS([.I40]-[.D41]) &gt;  nom*[.G41];[.D41];[.I40])" office:value-type="float" office:value="80.0852265865698" calcext:value-type="float">
            <text:p>80.0852265865698</text:p>
          </table:table-cell>
          <table:table-cell table:formula="of:=IF([.I41] &gt; [.H41];nom;0)" office:value-type="float" office:value="150" calcext:value-type="float">
            <text:p>150</text:p>
          </table:table-cell>
          <table:table-cell table:number-columns-repeated="10"/>
          <table:table-cell table:formula="of:=[.U40]+IF([.J41]&gt;0;1;0)" office:value-type="float" office:value="13" calcext:value-type="float">
            <text:p>13</text:p>
          </table:table-cell>
          <table:table-cell table:formula="of:=[.V40] + [.C41] * IF([.J41]&gt;0;1;0)" office:value-type="float" office:value="1308" calcext:value-type="float">
            <text:p>1308</text:p>
          </table:table-cell>
          <table:table-cell table:formula="of:=IF([.J41] &gt; 0; [.V41]/[.U41]; 0)" office:value-type="float" office:value="100.615384615385" calcext:value-type="float">
            <text:p>100.615384615385</text:p>
          </table:table-cell>
          <table:table-cell table:formula="of:=IF([.J41] &gt; 0; MAX([.C$6:.C41]); 0)" office:value-type="float" office:value="133" calcext:value-type="float">
            <text:p>133</text:p>
          </table:table-cell>
          <table:table-cell table:formula="of:=([.X41]/nom)^3" office:value-type="float" office:value="0.69707762962963" calcext:value-type="float">
            <text:p>0.69707762962963</text:p>
          </table:table-cell>
          <table:table-cell/>
          <table:table-cell table:formula="of:=([.W41]/nom)^3" office:value-type="float" office:value="0.301800112881202" calcext:value-type="float">
            <text:p>0.301800112881202</text:p>
          </table:table-cell>
          <table:table-cell table:formula="of:=[.AA41]*[.AC41]" office:value-type="float" office:value="0.0362160135457442" calcext:value-type="float">
            <text:p>0.036216013545744</text:p>
          </table:table-cell>
          <table:table-cell table:style-name="ce20" table:formula="of:=10 * ([.U41]-1) / 1000" office:value-type="float" office:value="0.12" calcext:value-type="float">
            <text:p>0.12</text:p>
          </table:table-cell>
          <table:table-cell table:number-columns-repeated="2"/>
          <table:table-cell table:formula="of:=[.C42]" office:value-type="float" office:value="12" calcext:value-type="float">
            <text:p>12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41]/[.AG41]" office:value-type="float" office:value="0.08" calcext:value-type="float">
            <text:p>0.08</text:p>
          </table:table-cell>
          <table:table-cell office:value-type="float" office:value="0.25428572" calcext:value-type="float">
            <text:p>0.25428572</text:p>
          </table:table-cell>
          <table:table-cell office:value-type="float" office:value="38.142857" calcext:value-type="float">
            <text:p>38.142857</text:p>
          </table:table-cell>
          <table:table-cell table:style-name="ce26" table:formula="of:=LINEARINTERPOLATOR([.$AP$29:.$AP$34]; [.$AQ$29:.$AQ$34] ;[.AH40])" office:value-type="float" office:value="0.254285714285714" calcext:value-type="float">
            <text:p>0.254285714285714</text:p>
          </table:table-cell>
          <table:table-cell table:style-name="ce26" table:formula="of:=[.AK41]*[.AG41]" office:value-type="float" office:value="38.1428571428571" calcext:value-type="float">
            <text:p>38.1428571428571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12" calcext:value-type="float">
            <text:p>12.00</text:p>
          </table:table-cell>
          <table:table-cell table:formula="of:=[.D41]+[.F42]" office:value-type="float" office:value="65.4402516053425" calcext:value-type="float">
            <text:p>65.4402516053425</text:p>
          </table:table-cell>
          <table:table-cell table:formula="of:=[.C42]-[.D41]" office:value-type="float" office:value="-61.0745732632485" calcext:value-type="float">
            <text:p>-61.0745732632485</text:p>
          </table:table-cell>
          <table:table-cell table:formula="of:=[.E42]/factor" office:value-type="float" office:value="-7.63432165790607" calcext:value-type="float">
            <text:p>-7.6343216579060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2]" office:value-type="float" office:value="7.5" calcext:value-type="float">
            <text:p>7.5</text:p>
          </table:table-cell>
          <table:table-cell table:formula="of:=IF(  ABS([.I41]-[.D42]) &gt;  nom*[.G42];[.D42];[.I41])" office:value-type="float" office:value="65.4402516053425" calcext:value-type="float">
            <text:p>65.4402516053425</text:p>
          </table:table-cell>
          <table:table-cell table:formula="of:=IF([.I42] &gt; [.H42];nom;0)" office:value-type="float" office:value="150" calcext:value-type="float">
            <text:p>150</text:p>
          </table:table-cell>
          <table:table-cell table:number-columns-repeated="10"/>
          <table:table-cell table:formula="of:=[.U41]+IF([.J42]&gt;0;1;0)" office:value-type="float" office:value="14" calcext:value-type="float">
            <text:p>14</text:p>
          </table:table-cell>
          <table:table-cell table:formula="of:=[.V41] + [.C42] * IF([.J42]&gt;0;1;0)" office:value-type="float" office:value="1320" calcext:value-type="float">
            <text:p>1320</text:p>
          </table:table-cell>
          <table:table-cell table:formula="of:=IF([.J42] &gt; 0; [.V42]/[.U42]; 0)" office:value-type="float" office:value="94.2857142857143" calcext:value-type="float">
            <text:p>94.2857142857143</text:p>
          </table:table-cell>
          <table:table-cell table:formula="of:=IF([.J42] &gt; 0; MAX([.C$6:.C42]); 0)" office:value-type="float" office:value="133" calcext:value-type="float">
            <text:p>133</text:p>
          </table:table-cell>
          <table:table-cell table:formula="of:=([.X42]/nom)^3" office:value-type="float" office:value="0.69707762962963" calcext:value-type="float">
            <text:p>0.69707762962963</text:p>
          </table:table-cell>
          <table:table-cell/>
          <table:table-cell table:formula="of:=([.W42]/nom)^3" office:value-type="float" office:value="0.248349854227405" calcext:value-type="float">
            <text:p>0.248349854227405</text:p>
          </table:table-cell>
          <table:table-cell table:formula="of:=[.AA42]*[.AC42]" office:value-type="float" office:value="0.0322854810495627" calcext:value-type="float">
            <text:p>0.032285481049563</text:p>
          </table:table-cell>
          <table:table-cell table:style-name="ce20" table:formula="of:=10 * ([.U42]-1) / 1000" office:value-type="float" office:value="0.13" calcext:value-type="float">
            <text:p>0.13</text:p>
          </table:table-cell>
          <table:table-cell table:number-columns-repeated="2"/>
          <table:table-cell table:formula="of:=[.C43]" office:value-type="float" office:value="8" calcext:value-type="float">
            <text:p>8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42]/[.AG42]" office:value-type="float" office:value="0.0533333333333333" calcext:value-type="float">
            <text:p>0.053333333333333</text:p>
          </table:table-cell>
          <table:table-cell office:value-type="float" office:value="0.27714285" calcext:value-type="float">
            <text:p>0.27714285</text:p>
          </table:table-cell>
          <table:table-cell office:value-type="float" office:value="41.571426" calcext:value-type="float">
            <text:p>41.571426</text:p>
          </table:table-cell>
          <table:table-cell table:style-name="ce26" table:formula="of:=LINEARINTERPOLATOR([.$AP$29:.$AP$34]; [.$AQ$29:.$AQ$34] ;[.AH41])" office:value-type="float" office:value="0.277142857142857" calcext:value-type="float">
            <text:p>0.277142857142857</text:p>
          </table:table-cell>
          <table:table-cell table:style-name="ce26" table:formula="of:=[.AK42]*[.AG42]" office:value-type="float" office:value="41.5714285714286" calcext:value-type="float">
            <text:p>41.5714285714286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8" calcext:value-type="float">
            <text:p>8.00</text:p>
          </table:table-cell>
          <table:table-cell table:formula="of:=[.D42]+[.F43]" office:value-type="float" office:value="58.2602201546747" calcext:value-type="float">
            <text:p>58.2602201546747</text:p>
          </table:table-cell>
          <table:table-cell table:formula="of:=[.C43]-[.D42]" office:value-type="float" office:value="-57.4402516053425" calcext:value-type="float">
            <text:p>-57.4402516053425</text:p>
          </table:table-cell>
          <table:table-cell table:formula="of:=[.E43]/factor" office:value-type="float" office:value="-7.18003145066781" calcext:value-type="float">
            <text:p>-7.1800314506678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3]" office:value-type="float" office:value="7.5" calcext:value-type="float">
            <text:p>7.5</text:p>
          </table:table-cell>
          <table:table-cell table:formula="of:=IF(  ABS([.I42]-[.D43]) &gt;  nom*[.G43];[.D43];[.I42])" office:value-type="float" office:value="65.4402516053425" calcext:value-type="float">
            <text:p>65.4402516053425</text:p>
          </table:table-cell>
          <table:table-cell table:formula="of:=IF([.I43] &gt; [.H43];nom;0)" office:value-type="float" office:value="150" calcext:value-type="float">
            <text:p>150</text:p>
          </table:table-cell>
          <table:table-cell table:number-columns-repeated="10"/>
          <table:table-cell table:formula="of:=[.U42]+IF([.J43]&gt;0;1;0)" office:value-type="float" office:value="15" calcext:value-type="float">
            <text:p>15</text:p>
          </table:table-cell>
          <table:table-cell table:formula="of:=[.V42] + [.C43] * IF([.J43]&gt;0;1;0)" office:value-type="float" office:value="1328" calcext:value-type="float">
            <text:p>1328</text:p>
          </table:table-cell>
          <table:table-cell table:formula="of:=IF([.J43] &gt; 0; [.V43]/[.U43]; 0)" office:value-type="float" office:value="88.5333333333333" calcext:value-type="float">
            <text:p>88.5333333333333</text:p>
          </table:table-cell>
          <table:table-cell table:formula="of:=IF([.J43] &gt; 0; MAX([.C$6:.C43]); 0)" office:value-type="float" office:value="133" calcext:value-type="float">
            <text:p>133</text:p>
          </table:table-cell>
          <table:table-cell table:formula="of:=([.X43]/nom)^3" office:value-type="float" office:value="0.69707762962963" calcext:value-type="float">
            <text:p>0.69707762962963</text:p>
          </table:table-cell>
          <table:table-cell/>
          <table:table-cell table:formula="of:=([.W43]/nom)^3" office:value-type="float" office:value="0.205611154085048" calcext:value-type="float">
            <text:p>0.205611154085048</text:p>
          </table:table-cell>
          <table:table-cell table:formula="of:=[.AA43]*[.AC43]" office:value-type="float" office:value="0.0287855615719067" calcext:value-type="float">
            <text:p>0.028785561571907</text:p>
          </table:table-cell>
          <table:table-cell table:style-name="ce20" table:formula="of:=10 * ([.U43]-1) / 1000" office:value-type="float" office:value="0.14" calcext:value-type="float">
            <text:p>0.14</text:p>
          </table:table-cell>
          <table:table-cell table:number-columns-repeated="2"/>
          <table:table-cell table:formula="of:=[.C44]" office:value-type="float" office:value="17" calcext:value-type="float">
            <text:p>17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43]/[.AG43]" office:value-type="float" office:value="0.113333333333333" calcext:value-type="float">
            <text:p>0.113333333333333</text:p>
          </table:table-cell>
          <table:table-cell office:value-type="float" office:value="0.2847619" calcext:value-type="float">
            <text:p>0.2847619</text:p>
          </table:table-cell>
          <table:table-cell office:value-type="float" office:value="42.714287" calcext:value-type="float">
            <text:p>42.714287</text:p>
          </table:table-cell>
          <table:table-cell table:style-name="ce26" table:formula="of:=LINEARINTERPOLATOR([.$AP$29:.$AP$34]; [.$AQ$29:.$AQ$34] ;[.AH42])" office:value-type="float" office:value="0.284761904761905" calcext:value-type="float">
            <text:p>0.284761904761905</text:p>
          </table:table-cell>
          <table:table-cell table:style-name="ce26" table:formula="of:=[.AK43]*[.AG43]" office:value-type="float" office:value="42.7142857142857" calcext:value-type="float">
            <text:p>42.7142857142857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17" calcext:value-type="float">
            <text:p>17.00</text:p>
          </table:table-cell>
          <table:table-cell table:formula="of:=[.D43]+[.F44]" office:value-type="float" office:value="53.1026926353403" calcext:value-type="float">
            <text:p>53.1026926353403</text:p>
          </table:table-cell>
          <table:table-cell table:formula="of:=[.C44]-[.D43]" office:value-type="float" office:value="-41.2602201546747" calcext:value-type="float">
            <text:p>-41.2602201546747</text:p>
          </table:table-cell>
          <table:table-cell table:formula="of:=[.E44]/factor" office:value-type="float" office:value="-5.15752751933433" calcext:value-type="float">
            <text:p>-5.1575275193343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4]" office:value-type="float" office:value="7.5" calcext:value-type="float">
            <text:p>7.5</text:p>
          </table:table-cell>
          <table:table-cell table:formula="of:=IF(  ABS([.I43]-[.D44]) &gt;  nom*[.G44];[.D44];[.I43])" office:value-type="float" office:value="53.1026926353403" calcext:value-type="float">
            <text:p>53.1026926353403</text:p>
          </table:table-cell>
          <table:table-cell table:formula="of:=IF([.I44] &gt; [.H44];nom;0)" office:value-type="float" office:value="150" calcext:value-type="float">
            <text:p>150</text:p>
          </table:table-cell>
          <table:table-cell table:number-columns-repeated="10"/>
          <table:table-cell table:formula="of:=[.U43]+IF([.J44]&gt;0;1;0)" office:value-type="float" office:value="16" calcext:value-type="float">
            <text:p>16</text:p>
          </table:table-cell>
          <table:table-cell table:formula="of:=[.V43] + [.C44] * IF([.J44]&gt;0;1;0)" office:value-type="float" office:value="1345" calcext:value-type="float">
            <text:p>1345</text:p>
          </table:table-cell>
          <table:table-cell table:formula="of:=IF([.J44] &gt; 0; [.V44]/[.U44]; 0)" office:value-type="float" office:value="84.0625" calcext:value-type="float">
            <text:p>84.0625</text:p>
          </table:table-cell>
          <table:table-cell table:formula="of:=IF([.J44] &gt; 0; MAX([.C$6:.C44]); 0)" office:value-type="float" office:value="133" calcext:value-type="float">
            <text:p>133</text:p>
          </table:table-cell>
          <table:table-cell table:formula="of:=([.X44]/nom)^3" office:value-type="float" office:value="0.69707762962963" calcext:value-type="float">
            <text:p>0.69707762962963</text:p>
          </table:table-cell>
          <table:table-cell/>
          <table:table-cell table:formula="of:=([.W44]/nom)^3" office:value-type="float" office:value="0.176008291739005" calcext:value-type="float">
            <text:p>0.176008291739005</text:p>
          </table:table-cell>
          <table:table-cell table:formula="of:=[.AA44]*[.AC44]" office:value-type="float" office:value="0.0264012437608507" calcext:value-type="float">
            <text:p>0.026401243760851</text:p>
          </table:table-cell>
          <table:table-cell table:style-name="ce20" table:formula="of:=10 * ([.U44]-1) / 1000" office:value-type="float" office:value="0.15" calcext:value-type="float">
            <text:p>0.15</text:p>
          </table:table-cell>
          <table:table-cell table:number-columns-repeated="2"/>
          <table:table-cell table:formula="of:=[.C45]" office:value-type="float" office:value="10" calcext:value-type="float">
            <text:p>1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44]/[.AG44]" office:value-type="float" office:value="0.0666666666666667" calcext:value-type="float">
            <text:p>0.066666666666667</text:p>
          </table:table-cell>
          <table:table-cell office:value-type="float" office:value="0.26761904" calcext:value-type="float">
            <text:p>0.26761904</text:p>
          </table:table-cell>
          <table:table-cell office:value-type="float" office:value="40.142857" calcext:value-type="float">
            <text:p>40.142857</text:p>
          </table:table-cell>
          <table:table-cell table:style-name="ce26" table:formula="of:=LINEARINTERPOLATOR([.$AP$29:.$AP$34]; [.$AQ$29:.$AQ$34] ;[.AH43])" office:value-type="float" office:value="0.267619047619048" calcext:value-type="float">
            <text:p>0.267619047619048</text:p>
          </table:table-cell>
          <table:table-cell table:style-name="ce26" table:formula="of:=[.AK44]*[.AG44]" office:value-type="float" office:value="40.1428571428571" calcext:value-type="float">
            <text:p>40.142857142857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.00</text:p>
          </table:table-cell>
          <table:table-cell table:formula="of:=[.D44]+[.F45]" office:value-type="float" office:value="47.7148560559228" calcext:value-type="float">
            <text:p>47.7148560559228</text:p>
          </table:table-cell>
          <table:table-cell table:formula="of:=[.C45]-[.D44]" office:value-type="float" office:value="-43.1026926353403" calcext:value-type="float">
            <text:p>-43.1026926353403</text:p>
          </table:table-cell>
          <table:table-cell table:formula="of:=[.E45]/factor" office:value-type="float" office:value="-5.38783657941754" calcext:value-type="float">
            <text:p>-5.3878365794175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5]" office:value-type="float" office:value="7.5" calcext:value-type="float">
            <text:p>7.5</text:p>
          </table:table-cell>
          <table:table-cell table:formula="of:=IF(  ABS([.I44]-[.D45]) &gt;  nom*[.G45];[.D45];[.I44])" office:value-type="float" office:value="53.1026926353403" calcext:value-type="float">
            <text:p>53.1026926353403</text:p>
          </table:table-cell>
          <table:table-cell table:formula="of:=IF([.I45] &gt; [.H45];nom;0)" office:value-type="float" office:value="150" calcext:value-type="float">
            <text:p>150</text:p>
          </table:table-cell>
          <table:table-cell table:number-columns-repeated="10"/>
          <table:table-cell table:formula="of:=[.U44]+IF([.J45]&gt;0;1;0)" office:value-type="float" office:value="17" calcext:value-type="float">
            <text:p>17</text:p>
          </table:table-cell>
          <table:table-cell table:formula="of:=[.V44] + [.C45] * IF([.J45]&gt;0;1;0)" office:value-type="float" office:value="1355" calcext:value-type="float">
            <text:p>1355</text:p>
          </table:table-cell>
          <table:table-cell table:formula="of:=IF([.J45] &gt; 0; [.V45]/[.U45]; 0)" office:value-type="float" office:value="79.7058823529412" calcext:value-type="float">
            <text:p>79.7058823529412</text:p>
          </table:table-cell>
          <table:table-cell table:formula="of:=IF([.J45] &gt; 0; MAX([.C$6:.C45]); 0)" office:value-type="float" office:value="133" calcext:value-type="float">
            <text:p>133</text:p>
          </table:table-cell>
          <table:table-cell table:formula="of:=([.X45]/nom)^3" office:value-type="float" office:value="0.69707762962963" calcext:value-type="float">
            <text:p>0.69707762962963</text:p>
          </table:table-cell>
          <table:table-cell/>
          <table:table-cell table:formula="of:=([.W45]/nom)^3" office:value-type="float" office:value="0.150036645030946" calcext:value-type="float">
            <text:p>0.150036645030946</text:p>
          </table:table-cell>
          <table:table-cell table:formula="of:=[.AA45]*[.AC45]" office:value-type="float" office:value="0.0240058632049513" calcext:value-type="float">
            <text:p>0.024005863204951</text:p>
          </table:table-cell>
          <table:table-cell table:style-name="ce20" table:formula="of:=10 * ([.U45]-1) / 1000" office:value-type="float" office:value="0.16" calcext:value-type="float">
            <text:p>0.16</text:p>
          </table:table-cell>
          <table:table-cell table:number-columns-repeated="2"/>
          <table:table-cell table:formula="of:=[.C46]" office:value-type="float" office:value="7" calcext:value-type="float">
            <text:p>7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45]/[.AG45]" office:value-type="float" office:value="0.0466666666666667" calcext:value-type="float">
            <text:p>0.046666666666667</text:p>
          </table:table-cell>
          <table:table-cell office:value-type="float" office:value="0.2809524" calcext:value-type="float">
            <text:p>0.2809524</text:p>
          </table:table-cell>
          <table:table-cell office:value-type="float" office:value="42.14286" calcext:value-type="float">
            <text:p>42.14286</text:p>
          </table:table-cell>
          <table:table-cell table:style-name="ce26" table:formula="of:=LINEARINTERPOLATOR([.$AP$29:.$AP$34]; [.$AQ$29:.$AQ$34] ;[.AH44])" office:value-type="float" office:value="0.280952380952381" calcext:value-type="float">
            <text:p>0.280952380952381</text:p>
          </table:table-cell>
          <table:table-cell table:style-name="ce26" table:formula="of:=[.AK45]*[.AG45]" office:value-type="float" office:value="42.1428571428571" calcext:value-type="float">
            <text:p>42.142857142857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7" calcext:value-type="float">
            <text:p>7.00</text:p>
          </table:table-cell>
          <table:table-cell table:formula="of:=[.D45]+[.F46]" office:value-type="float" office:value="42.6254990489324" calcext:value-type="float">
            <text:p>42.6254990489324</text:p>
          </table:table-cell>
          <table:table-cell table:formula="of:=[.C46]-[.D45]" office:value-type="float" office:value="-40.7148560559228" calcext:value-type="float">
            <text:p>-40.7148560559228</text:p>
          </table:table-cell>
          <table:table-cell table:formula="of:=[.E46]/factor" office:value-type="float" office:value="-5.08935700699035" calcext:value-type="float">
            <text:p>-5.0893570069903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6]" office:value-type="float" office:value="7.5" calcext:value-type="float">
            <text:p>7.5</text:p>
          </table:table-cell>
          <table:table-cell table:formula="of:=IF(  ABS([.I45]-[.D46]) &gt;  nom*[.G46];[.D46];[.I45])" office:value-type="float" office:value="42.6254990489324" calcext:value-type="float">
            <text:p>42.6254990489324</text:p>
          </table:table-cell>
          <table:table-cell table:formula="of:=IF([.I46] &gt; [.H46];nom;0)" office:value-type="float" office:value="150" calcext:value-type="float">
            <text:p>150</text:p>
          </table:table-cell>
          <table:table-cell table:number-columns-repeated="10"/>
          <table:table-cell table:formula="of:=[.U45]+IF([.J46]&gt;0;1;0)" office:value-type="float" office:value="18" calcext:value-type="float">
            <text:p>18</text:p>
          </table:table-cell>
          <table:table-cell table:formula="of:=[.V45] + [.C46] * IF([.J46]&gt;0;1;0)" office:value-type="float" office:value="1362" calcext:value-type="float">
            <text:p>1362</text:p>
          </table:table-cell>
          <table:table-cell table:formula="of:=IF([.J46] &gt; 0; [.V46]/[.U46]; 0)" office:value-type="float" office:value="75.6666666666667" calcext:value-type="float">
            <text:p>75.6666666666667</text:p>
          </table:table-cell>
          <table:table-cell table:formula="of:=IF([.J46] &gt; 0; MAX([.C$6:.C46]); 0)" office:value-type="float" office:value="133" calcext:value-type="float">
            <text:p>133</text:p>
          </table:table-cell>
          <table:table-cell table:formula="of:=([.X46]/nom)^3" office:value-type="float" office:value="0.69707762962963" calcext:value-type="float">
            <text:p>0.69707762962963</text:p>
          </table:table-cell>
          <table:table-cell/>
          <table:table-cell table:formula="of:=([.W46]/nom)^3" office:value-type="float" office:value="0.128363050754458" calcext:value-type="float">
            <text:p>0.128363050754458</text:p>
          </table:table-cell>
          <table:table-cell table:formula="of:=[.AA46]*[.AC46]" office:value-type="float" office:value="0.0218217186282579" calcext:value-type="float">
            <text:p>0.021821718628258</text:p>
          </table:table-cell>
          <table:table-cell table:style-name="ce20" table:formula="of:=10 * ([.U46]-1) / 1000" office:value-type="float" office:value="0.17" calcext:value-type="float">
            <text:p>0.17</text:p>
          </table:table-cell>
          <table:table-cell table:number-columns-repeated="2"/>
          <table:table-cell table:formula="of:=[.C47]" office:value-type="float" office:value="3" calcext:value-type="float">
            <text:p>3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46]/[.AG46]" office:value-type="float" office:value="0.02" calcext:value-type="float">
            <text:p>0.02</text:p>
          </table:table-cell>
          <table:table-cell office:value-type="float" office:value="0.28666666" calcext:value-type="float">
            <text:p>0.28666666</text:p>
          </table:table-cell>
          <table:table-cell office:value-type="float" office:value="43" calcext:value-type="float">
            <text:p>43</text:p>
          </table:table-cell>
          <table:table-cell table:style-name="ce26" table:formula="of:=LINEARINTERPOLATOR([.$AP$29:.$AP$34]; [.$AQ$29:.$AQ$34] ;[.AH45])" office:value-type="float" office:value="0.286666666666667" calcext:value-type="float">
            <text:p>0.286666666666667</text:p>
          </table:table-cell>
          <table:table-cell table:style-name="ce26" table:formula="of:=[.AK46]*[.AG46]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3" calcext:value-type="float">
            <text:p>3.00</text:p>
          </table:table-cell>
          <table:table-cell table:formula="of:=[.D46]+[.F47]" office:value-type="float" office:value="37.6723116678159" calcext:value-type="float">
            <text:p>37.6723116678159</text:p>
          </table:table-cell>
          <table:table-cell table:formula="of:=[.C47]-[.D46]" office:value-type="float" office:value="-39.6254990489324" calcext:value-type="float">
            <text:p>-39.6254990489324</text:p>
          </table:table-cell>
          <table:table-cell table:formula="of:=[.E47]/factor" office:value-type="float" office:value="-4.95318738111656" calcext:value-type="float">
            <text:p>-4.9531873811165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7]" office:value-type="float" office:value="7.5" calcext:value-type="float">
            <text:p>7.5</text:p>
          </table:table-cell>
          <table:table-cell table:formula="of:=IF(  ABS([.I46]-[.D47]) &gt;  nom*[.G47];[.D47];[.I46])" office:value-type="float" office:value="42.6254990489324" calcext:value-type="float">
            <text:p>42.6254990489324</text:p>
          </table:table-cell>
          <table:table-cell table:formula="of:=IF([.I47] &gt; [.H47];nom;0)" office:value-type="float" office:value="150" calcext:value-type="float">
            <text:p>150</text:p>
          </table:table-cell>
          <table:table-cell table:number-columns-repeated="10"/>
          <table:table-cell table:formula="of:=[.U46]+IF([.J47]&gt;0;1;0)" office:value-type="float" office:value="19" calcext:value-type="float">
            <text:p>19</text:p>
          </table:table-cell>
          <table:table-cell table:formula="of:=[.V46] + [.C47] * IF([.J47]&gt;0;1;0)" office:value-type="float" office:value="1365" calcext:value-type="float">
            <text:p>1365</text:p>
          </table:table-cell>
          <table:table-cell table:formula="of:=IF([.J47] &gt; 0; [.V47]/[.U47]; 0)" office:value-type="float" office:value="71.8421052631579" calcext:value-type="float">
            <text:p>71.8421052631579</text:p>
          </table:table-cell>
          <table:table-cell table:formula="of:=IF([.J47] &gt; 0; MAX([.C$6:.C47]); 0)" office:value-type="float" office:value="133" calcext:value-type="float">
            <text:p>133</text:p>
          </table:table-cell>
          <table:table-cell table:formula="of:=([.X47]/nom)^3" office:value-type="float" office:value="0.69707762962963" calcext:value-type="float">
            <text:p>0.69707762962963</text:p>
          </table:table-cell>
          <table:table-cell/>
          <table:table-cell table:formula="of:=([.W47]/nom)^3" office:value-type="float" office:value="0.109866015454148" calcext:value-type="float">
            <text:p>0.109866015454148</text:p>
          </table:table-cell>
          <table:table-cell table:formula="of:=[.AA47]*[.AC47]" office:value-type="float" office:value="0.0197758827817466" calcext:value-type="float">
            <text:p>0.019775882781747</text:p>
          </table:table-cell>
          <table:table-cell table:style-name="ce20" table:formula="of:=10 * ([.U47]-1) / 1000" office:value-type="float" office:value="0.18" calcext:value-type="float">
            <text:p>0.18</text:p>
          </table:table-cell>
          <table:table-cell table:number-columns-repeated="2"/>
          <table:table-cell table:formula="of:=[.C48]" office:value-type="float" office:value="6" calcext:value-type="float">
            <text:p>6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47]/[.AG47]" office:value-type="float" office:value="0.04" calcext:value-type="float">
            <text:p>0.04</text:p>
          </table:table-cell>
          <table:table-cell office:value-type="float" office:value="0.2942857" calcext:value-type="float">
            <text:p>0.2942857</text:p>
          </table:table-cell>
          <table:table-cell office:value-type="float" office:value="44.142857" calcext:value-type="float">
            <text:p>44.142857</text:p>
          </table:table-cell>
          <table:table-cell table:style-name="ce26" table:formula="of:=LINEARINTERPOLATOR([.$AP$29:.$AP$34]; [.$AQ$29:.$AQ$34] ;[.AH46])" office:value-type="float" office:value="0.294285714285714" calcext:value-type="float">
            <text:p>0.294285714285714</text:p>
          </table:table-cell>
          <table:table-cell table:style-name="ce26" table:formula="of:=[.AK47]*[.AG47]" office:value-type="float" office:value="44.1428571428571" calcext:value-type="float">
            <text:p>44.1428571428571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6" calcext:value-type="float">
            <text:p>6.00</text:p>
          </table:table-cell>
          <table:table-cell table:formula="of:=[.D47]+[.F48]" office:value-type="float" office:value="33.7132727093389" calcext:value-type="float">
            <text:p>33.7132727093389</text:p>
          </table:table-cell>
          <table:table-cell table:formula="of:=[.C48]-[.D47]" office:value-type="float" office:value="-31.6723116678159" calcext:value-type="float">
            <text:p>-31.6723116678159</text:p>
          </table:table-cell>
          <table:table-cell table:formula="of:=[.E48]/factor" office:value-type="float" office:value="-3.95903895847699" calcext:value-type="float">
            <text:p>-3.9590389584769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8]" office:value-type="float" office:value="7.5" calcext:value-type="float">
            <text:p>7.5</text:p>
          </table:table-cell>
          <table:table-cell table:formula="of:=IF(  ABS([.I47]-[.D48]) &gt;  nom*[.G48];[.D48];[.I47])" office:value-type="float" office:value="33.7132727093389" calcext:value-type="float">
            <text:p>33.7132727093389</text:p>
          </table:table-cell>
          <table:table-cell table:formula="of:=IF([.I48] &gt; [.H48];nom;0)" office:value-type="float" office:value="150" calcext:value-type="float">
            <text:p>150</text:p>
          </table:table-cell>
          <table:table-cell table:number-columns-repeated="10"/>
          <table:table-cell table:formula="of:=[.U47]+IF([.J48]&gt;0;1;0)" office:value-type="float" office:value="20" calcext:value-type="float">
            <text:p>20</text:p>
          </table:table-cell>
          <table:table-cell table:formula="of:=[.V47] + [.C48] * IF([.J48]&gt;0;1;0)" office:value-type="float" office:value="1371" calcext:value-type="float">
            <text:p>1371</text:p>
          </table:table-cell>
          <table:table-cell table:formula="of:=IF([.J48] &gt; 0; [.V48]/[.U48]; 0)" office:value-type="float" office:value="68.55" calcext:value-type="float">
            <text:p>68.55</text:p>
          </table:table-cell>
          <table:table-cell table:formula="of:=IF([.J48] &gt; 0; MAX([.C$6:.C48]); 0)" office:value-type="float" office:value="133" calcext:value-type="float">
            <text:p>133</text:p>
          </table:table-cell>
          <table:table-cell table:formula="of:=([.X48]/nom)^3" office:value-type="float" office:value="0.69707762962963" calcext:value-type="float">
            <text:p>0.69707762962963</text:p>
          </table:table-cell>
          <table:table-cell/>
          <table:table-cell table:formula="of:=([.W48]/nom)^3" office:value-type="float" office:value="0.095443993" calcext:value-type="float">
            <text:p>0.095443993</text:p>
          </table:table-cell>
          <table:table-cell table:formula="of:=[.AA48]*[.AC48]" office:value-type="float" office:value="0.01813435867" calcext:value-type="float">
            <text:p>0.01813435867</text:p>
          </table:table-cell>
          <table:table-cell table:style-name="ce20" table:formula="of:=10 * ([.U48]-1) / 1000" office:value-type="float" office:value="0.19" calcext:value-type="float">
            <text:p>0.19</text:p>
          </table:table-cell>
          <table:table-cell table:number-columns-repeated="2"/>
          <table:table-cell table:formula="of:=[.C49]" office:value-type="float" office:value="4" calcext:value-type="float">
            <text:p>4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48]/[.AG48]" office:value-type="float" office:value="0.0266666666666667" calcext:value-type="float">
            <text:p>0.026666666666667</text:p>
          </table:table-cell>
          <table:table-cell office:value-type="float" office:value="0.28857142" calcext:value-type="float">
            <text:p>0.28857142</text:p>
          </table:table-cell>
          <table:table-cell office:value-type="float" office:value="43.285713" calcext:value-type="float">
            <text:p>43.285713</text:p>
          </table:table-cell>
          <table:table-cell table:style-name="ce26" table:formula="of:=LINEARINTERPOLATOR([.$AP$29:.$AP$34]; [.$AQ$29:.$AQ$34] ;[.AH47])" office:value-type="float" office:value="0.288571428571429" calcext:value-type="float">
            <text:p>0.288571428571429</text:p>
          </table:table-cell>
          <table:table-cell table:style-name="ce26" table:formula="of:=[.AK48]*[.AG48]" office:value-type="float" office:value="43.2857142857143" calcext:value-type="float">
            <text:p>43.285714285714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4" calcext:value-type="float">
            <text:p>4.00</text:p>
          </table:table-cell>
          <table:table-cell table:formula="of:=[.D48]+[.F49]" office:value-type="float" office:value="29.9991136206715" calcext:value-type="float">
            <text:p>29.9991136206715</text:p>
          </table:table-cell>
          <table:table-cell table:formula="of:=[.C49]-[.D48]" office:value-type="float" office:value="-29.7132727093389" calcext:value-type="float">
            <text:p>-29.7132727093389</text:p>
          </table:table-cell>
          <table:table-cell table:formula="of:=[.E49]/factor" office:value-type="float" office:value="-3.71415908866736" calcext:value-type="float">
            <text:p>-3.7141590886673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9]" office:value-type="float" office:value="7.5" calcext:value-type="float">
            <text:p>7.5</text:p>
          </table:table-cell>
          <table:table-cell table:formula="of:=IF(  ABS([.I48]-[.D49]) &gt;  nom*[.G49];[.D49];[.I48])" office:value-type="float" office:value="33.7132727093389" calcext:value-type="float">
            <text:p>33.7132727093389</text:p>
          </table:table-cell>
          <table:table-cell table:formula="of:=IF([.I49] &gt; [.H49];nom;0)" office:value-type="float" office:value="150" calcext:value-type="float">
            <text:p>150</text:p>
          </table:table-cell>
          <table:table-cell table:number-columns-repeated="10"/>
          <table:table-cell table:formula="of:=[.U48]+IF([.J49]&gt;0;1;0)" office:value-type="float" office:value="21" calcext:value-type="float">
            <text:p>21</text:p>
          </table:table-cell>
          <table:table-cell table:formula="of:=[.V48] + [.C49] * IF([.J49]&gt;0;1;0)" office:value-type="float" office:value="1375" calcext:value-type="float">
            <text:p>1375</text:p>
          </table:table-cell>
          <table:table-cell table:formula="of:=IF([.J49] &gt; 0; [.V49]/[.U49]; 0)" office:value-type="float" office:value="65.4761904761905" calcext:value-type="float">
            <text:p>65.4761904761905</text:p>
          </table:table-cell>
          <table:table-cell table:formula="of:=IF([.J49] &gt; 0; MAX([.C$6:.C49]); 0)" office:value-type="float" office:value="133" calcext:value-type="float">
            <text:p>133</text:p>
          </table:table-cell>
          <table:table-cell table:formula="of:=([.X49]/nom)^3" office:value-type="float" office:value="0.69707762962963" calcext:value-type="float">
            <text:p>0.69707762962963</text:p>
          </table:table-cell>
          <table:table-cell/>
          <table:table-cell table:formula="of:=([.W49]/nom)^3" office:value-type="float" office:value="0.0831718636896264" calcext:value-type="float">
            <text:p>0.083171863689626</text:p>
          </table:table-cell>
          <table:table-cell table:formula="of:=[.AA49]*[.AC49]" office:value-type="float" office:value="0.0166343727379253" calcext:value-type="float">
            <text:p>0.016634372737925</text:p>
          </table:table-cell>
          <table:table-cell table:style-name="ce20" table:formula="of:=10 * ([.U49]-1) / 1000" office:value-type="float" office:value="0.2" calcext:value-type="float">
            <text:p>0.2</text:p>
          </table:table-cell>
          <table:table-cell table:number-columns-repeated="2"/>
          <table:table-cell table:formula="of:=[.C50]" office:value-type="float" office:value="2" calcext:value-type="float">
            <text:p>2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49]/[.AG49]" office:value-type="float" office:value="0.0133333333333333" calcext:value-type="float">
            <text:p>0.013333333333333</text:p>
          </table:table-cell>
          <table:table-cell office:value-type="float" office:value="0.29238096" calcext:value-type="float">
            <text:p>0.29238096</text:p>
          </table:table-cell>
          <table:table-cell office:value-type="float" office:value="43.857143" calcext:value-type="float">
            <text:p>43.857143</text:p>
          </table:table-cell>
          <table:table-cell table:style-name="ce26" table:formula="of:=LINEARINTERPOLATOR([.$AP$29:.$AP$34]; [.$AQ$29:.$AQ$34] ;[.AH48])" office:value-type="float" office:value="0.292380952380952" calcext:value-type="float">
            <text:p>0.292380952380952</text:p>
          </table:table-cell>
          <table:table-cell table:style-name="ce26" table:formula="of:=[.AK49]*[.AG49]" office:value-type="float" office:value="43.8571428571429" calcext:value-type="float">
            <text:p>43.8571428571429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49]+[.F50]" office:value-type="float" office:value="26.4992244180876" calcext:value-type="float">
            <text:p>26.4992244180876</text:p>
          </table:table-cell>
          <table:table-cell table:formula="of:=[.C50]-[.D49]" office:value-type="float" office:value="-27.9991136206715" calcext:value-type="float">
            <text:p>-27.9991136206715</text:p>
          </table:table-cell>
          <table:table-cell table:formula="of:=[.E50]/factor" office:value-type="float" office:value="-3.49988920258394" calcext:value-type="float">
            <text:p>-3.4998892025839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0]" office:value-type="float" office:value="7.5" calcext:value-type="float">
            <text:p>7.5</text:p>
          </table:table-cell>
          <table:table-cell table:formula="of:=IF(  ABS([.I49]-[.D50]) &gt;  nom*[.G50];[.D50];[.I49])" office:value-type="float" office:value="33.7132727093389" calcext:value-type="float">
            <text:p>33.7132727093389</text:p>
          </table:table-cell>
          <table:table-cell table:formula="of:=IF([.I50] &gt; [.H50];nom;0)" office:value-type="float" office:value="150" calcext:value-type="float">
            <text:p>150</text:p>
          </table:table-cell>
          <table:table-cell table:number-columns-repeated="10"/>
          <table:table-cell table:formula="of:=[.U49]+IF([.J50]&gt;0;1;0)" office:value-type="float" office:value="22" calcext:value-type="float">
            <text:p>22</text:p>
          </table:table-cell>
          <table:table-cell table:formula="of:=[.V49] + [.C50] * IF([.J50]&gt;0;1;0)" office:value-type="float" office:value="1377" calcext:value-type="float">
            <text:p>1377</text:p>
          </table:table-cell>
          <table:table-cell table:formula="of:=IF([.J50] &gt; 0; [.V50]/[.U50]; 0)" office:value-type="float" office:value="62.5909090909091" calcext:value-type="float">
            <text:p>62.5909090909091</text:p>
          </table:table-cell>
          <table:table-cell table:formula="of:=IF([.J50] &gt; 0; MAX([.C$6:.C50]); 0)" office:value-type="float" office:value="133" calcext:value-type="float">
            <text:p>133</text:p>
          </table:table-cell>
          <table:table-cell table:formula="of:=([.X50]/nom)^3" office:value-type="float" office:value="0.69707762962963" calcext:value-type="float">
            <text:p>0.69707762962963</text:p>
          </table:table-cell>
          <table:table-cell/>
          <table:table-cell table:formula="of:=([.W50]/nom)^3" office:value-type="float" office:value="0.0726540788880541" calcext:value-type="float">
            <text:p>0.072654078888054</text:p>
          </table:table-cell>
          <table:table-cell table:formula="of:=[.AA50]*[.AC50]" office:value-type="float" office:value="0.0152573565664914" calcext:value-type="float">
            <text:p>0.015257356566491</text:p>
          </table:table-cell>
          <table:table-cell table:style-name="ce20" table:formula="of:=10 * ([.U50]-1) / 1000" office:value-type="float" office:value="0.21" calcext:value-type="float">
            <text:p>0.21</text:p>
          </table:table-cell>
          <table:table-cell table:number-columns-repeated="2"/>
          <table:table-cell table:formula="of:=[.C51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50]/[.AG50]" office:value-type="float" office:value="0" calcext:value-type="float">
            <text:p>0</text:p>
          </table:table-cell>
          <table:table-cell office:value-type="float" office:value="0.29619047" calcext:value-type="float">
            <text:p>0.29619047</text:p>
          </table:table-cell>
          <table:table-cell office:value-type="float" office:value="44.42857" calcext:value-type="float">
            <text:p>44.42857</text:p>
          </table:table-cell>
          <table:table-cell table:style-name="ce26" table:formula="of:=LINEARINTERPOLATOR([.$AP$29:.$AP$34]; [.$AQ$29:.$AQ$34] ;[.AH49])" office:value-type="float" office:value="0.296190476190476" calcext:value-type="float">
            <text:p>0.296190476190476</text:p>
          </table:table-cell>
          <table:table-cell table:style-name="ce26" table:formula="of:=[.AK50]*[.AG50]" office:value-type="float" office:value="44.4285714285714" calcext:value-type="float">
            <text:p>44.4285714285714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50]+[.F51]" office:value-type="float" office:value="23.1868213658266" calcext:value-type="float">
            <text:p>23.1868213658266</text:p>
          </table:table-cell>
          <table:table-cell table:formula="of:=[.C51]-[.D50]" office:value-type="float" office:value="-26.4992244180876" calcext:value-type="float">
            <text:p>-26.4992244180876</text:p>
          </table:table-cell>
          <table:table-cell table:formula="of:=[.E51]/factor" office:value-type="float" office:value="-3.31240305226095" calcext:value-type="float">
            <text:p>-3.3124030522609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1]" office:value-type="float" office:value="7.5" calcext:value-type="float">
            <text:p>7.5</text:p>
          </table:table-cell>
          <table:table-cell table:formula="of:=IF(  ABS([.I50]-[.D51]) &gt;  nom*[.G51];[.D51];[.I50])" office:value-type="float" office:value="23.1868213658266" calcext:value-type="float">
            <text:p>23.1868213658266</text:p>
          </table:table-cell>
          <table:table-cell table:formula="of:=IF([.I51] &gt; [.H51];nom;0)" office:value-type="float" office:value="150" calcext:value-type="float">
            <text:p>150</text:p>
          </table:table-cell>
          <table:table-cell table:number-columns-repeated="10"/>
          <table:table-cell table:formula="of:=[.U50]+IF([.J51]&gt;0;1;0)" office:value-type="float" office:value="23" calcext:value-type="float">
            <text:p>23</text:p>
          </table:table-cell>
          <table:table-cell table:formula="of:=[.V50] + [.C51] * IF([.J51]&gt;0;1;0)" office:value-type="float" office:value="1377" calcext:value-type="float">
            <text:p>1377</text:p>
          </table:table-cell>
          <table:table-cell table:formula="of:=IF([.J51] &gt; 0; [.V51]/[.U51]; 0)" office:value-type="float" office:value="59.8695652173913" calcext:value-type="float">
            <text:p>59.8695652173913</text:p>
          </table:table-cell>
          <table:table-cell table:formula="of:=IF([.J51] &gt; 0; MAX([.C$6:.C51]); 0)" office:value-type="float" office:value="133" calcext:value-type="float">
            <text:p>133</text:p>
          </table:table-cell>
          <table:table-cell table:formula="of:=([.X51]/nom)^3" office:value-type="float" office:value="0.69707762962963" calcext:value-type="float">
            <text:p>0.69707762962963</text:p>
          </table:table-cell>
          <table:table-cell/>
          <table:table-cell table:formula="of:=([.W51]/nom)^3" office:value-type="float" office:value="0.0635835154105367" calcext:value-type="float">
            <text:p>0.063583515410537</text:p>
          </table:table-cell>
          <table:table-cell table:formula="of:=[.AA51]*[.AC51]" office:value-type="float" office:value="0.0139883733903181" calcext:value-type="float">
            <text:p>0.013988373390318</text:p>
          </table:table-cell>
          <table:table-cell table:style-name="ce20" table:formula="of:=10 * ([.U51]-1) / 1000" office:value-type="float" office:value="0.22" calcext:value-type="float">
            <text:p>0.22</text:p>
          </table:table-cell>
          <table:table-cell table:number-columns-repeated="2"/>
          <table:table-cell table:formula="of:=[.C52]" office:value-type="float" office:value="4" calcext:value-type="float">
            <text:p>4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51]/[.AG51]" office:value-type="float" office:value="0.0266666666666667" calcext:value-type="float">
            <text:p>0.026666666666667</text:p>
          </table:table-cell>
          <table:table-cell office:value-type="float" office:value="0.3" calcext:value-type="float">
            <text:p>0.3</text:p>
          </table:table-cell>
          <table:table-cell office:value-type="float" office:value="45" calcext:value-type="float">
            <text:p>45</text:p>
          </table:table-cell>
          <table:table-cell table:style-name="ce26" table:formula="of:=LINEARINTERPOLATOR([.$AP$29:.$AP$34]; [.$AQ$29:.$AQ$34] ;[.AH50])" office:value-type="float" office:value="0.3" calcext:value-type="float">
            <text:p>0.3</text:p>
          </table:table-cell>
          <table:table-cell table:style-name="ce26" table:formula="of:=[.AK51]*[.AG51]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.00</text:p>
          </table:table-cell>
          <table:table-cell table:formula="of:=[.D51]+[.F52]" office:value-type="float" office:value="20.7884686950983" calcext:value-type="float">
            <text:p>20.7884686950983</text:p>
          </table:table-cell>
          <table:table-cell table:formula="of:=[.C52]-[.D51]" office:value-type="float" office:value="-19.1868213658266" calcext:value-type="float">
            <text:p>-19.1868213658266</text:p>
          </table:table-cell>
          <table:table-cell table:formula="of:=[.E52]/factor" office:value-type="float" office:value="-2.39835267072833" calcext:value-type="float">
            <text:p>-2.3983526707283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2]" office:value-type="float" office:value="7.5" calcext:value-type="float">
            <text:p>7.5</text:p>
          </table:table-cell>
          <table:table-cell table:formula="of:=IF(  ABS([.I51]-[.D52]) &gt;  nom*[.G52];[.D52];[.I51])" office:value-type="float" office:value="23.1868213658266" calcext:value-type="float">
            <text:p>23.1868213658266</text:p>
          </table:table-cell>
          <table:table-cell table:formula="of:=IF([.I52] &gt; [.H52];nom;0)" office:value-type="float" office:value="150" calcext:value-type="float">
            <text:p>150</text:p>
          </table:table-cell>
          <table:table-cell table:number-columns-repeated="10"/>
          <table:table-cell table:formula="of:=[.U51]+IF([.J52]&gt;0;1;0)" office:value-type="float" office:value="24" calcext:value-type="float">
            <text:p>24</text:p>
          </table:table-cell>
          <table:table-cell table:formula="of:=[.V51] + [.C52] * IF([.J52]&gt;0;1;0)" office:value-type="float" office:value="1381" calcext:value-type="float">
            <text:p>1381</text:p>
          </table:table-cell>
          <table:table-cell table:formula="of:=IF([.J52] &gt; 0; [.V52]/[.U52]; 0)" office:value-type="float" office:value="57.5416666666667" calcext:value-type="float">
            <text:p>57.5416666666667</text:p>
          </table:table-cell>
          <table:table-cell table:formula="of:=IF([.J52] &gt; 0; MAX([.C$6:.C52]); 0)" office:value-type="float" office:value="133" calcext:value-type="float">
            <text:p>133</text:p>
          </table:table-cell>
          <table:table-cell table:formula="of:=([.X52]/nom)^3" office:value-type="float" office:value="0.69707762962963" calcext:value-type="float">
            <text:p>0.69707762962963</text:p>
          </table:table-cell>
          <table:table-cell/>
          <table:table-cell table:formula="of:=([.W52]/nom)^3" office:value-type="float" office:value="0.0564512461634088" calcext:value-type="float">
            <text:p>0.056451246163409</text:p>
          </table:table-cell>
          <table:table-cell table:formula="of:=[.AA52]*[.AC52]" office:value-type="float" office:value="0.012983786617584" calcext:value-type="float">
            <text:p>0.012983786617584</text:p>
          </table:table-cell>
          <table:table-cell table:style-name="ce20" table:formula="of:=10 * ([.U52]-1) / 1000" office:value-type="float" office:value="0.23" calcext:value-type="float">
            <text:p>0.23</text:p>
          </table:table-cell>
          <table:table-cell table:number-columns-repeated="2"/>
          <table:table-cell table:formula="of:=[.C53]" office:value-type="float" office:value="2" calcext:value-type="float">
            <text:p>2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52]/[.AG52]" office:value-type="float" office:value="0.0133333333333333" calcext:value-type="float">
            <text:p>0.013333333333333</text:p>
          </table:table-cell>
          <table:table-cell office:value-type="float" office:value="0.29238096" calcext:value-type="float">
            <text:p>0.29238096</text:p>
          </table:table-cell>
          <table:table-cell office:value-type="float" office:value="43.857143" calcext:value-type="float">
            <text:p>43.857143</text:p>
          </table:table-cell>
          <table:table-cell table:style-name="ce26" table:formula="of:=LINEARINTERPOLATOR([.$AP$29:.$AP$34]; [.$AQ$29:.$AQ$34] ;[.AH51])" office:value-type="float" office:value="0.292380952380952" calcext:value-type="float">
            <text:p>0.292380952380952</text:p>
          </table:table-cell>
          <table:table-cell table:style-name="ce26" table:formula="of:=[.AK52]*[.AG52]" office:value-type="float" office:value="43.8571428571429" calcext:value-type="float">
            <text:p>43.857142857142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52]+[.F53]" office:value-type="float" office:value="18.439910108211" calcext:value-type="float">
            <text:p>18.439910108211</text:p>
          </table:table-cell>
          <table:table-cell table:formula="of:=[.C53]-[.D52]" office:value-type="float" office:value="-18.7884686950983" calcext:value-type="float">
            <text:p>-18.7884686950983</text:p>
          </table:table-cell>
          <table:table-cell table:formula="of:=[.E53]/factor" office:value-type="float" office:value="-2.34855858688729" calcext:value-type="float">
            <text:p>-2.3485585868872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3]" office:value-type="float" office:value="7.5" calcext:value-type="float">
            <text:p>7.5</text:p>
          </table:table-cell>
          <table:table-cell table:formula="of:=IF(  ABS([.I52]-[.D53]) &gt;  nom*[.G53];[.D53];[.I52])" office:value-type="float" office:value="23.1868213658266" calcext:value-type="float">
            <text:p>23.1868213658266</text:p>
          </table:table-cell>
          <table:table-cell table:formula="of:=IF([.I53] &gt; [.H53];nom;0)" office:value-type="float" office:value="150" calcext:value-type="float">
            <text:p>150</text:p>
          </table:table-cell>
          <table:table-cell table:number-columns-repeated="10"/>
          <table:table-cell table:formula="of:=[.U52]+IF([.J53]&gt;0;1;0)" office:value-type="float" office:value="25" calcext:value-type="float">
            <text:p>25</text:p>
          </table:table-cell>
          <table:table-cell table:formula="of:=[.V52] + [.C53] * IF([.J53]&gt;0;1;0)" office:value-type="float" office:value="1383" calcext:value-type="float">
            <text:p>1383</text:p>
          </table:table-cell>
          <table:table-cell table:formula="of:=IF([.J53] &gt; 0; [.V53]/[.U53]; 0)" office:value-type="float" office:value="55.32" calcext:value-type="float">
            <text:p>55.32</text:p>
          </table:table-cell>
          <table:table-cell table:formula="of:=IF([.J53] &gt; 0; MAX([.C$6:.C53]); 0)" office:value-type="float" office:value="133" calcext:value-type="float">
            <text:p>133</text:p>
          </table:table-cell>
          <table:table-cell table:formula="of:=([.X53]/nom)^3" office:value-type="float" office:value="0.69707762962963" calcext:value-type="float">
            <text:p>0.69707762962963</text:p>
          </table:table-cell>
          <table:table-cell/>
          <table:table-cell table:formula="of:=([.W53]/nom)^3" office:value-type="float" office:value="0.050161756672" calcext:value-type="float">
            <text:p>0.050161756672</text:p>
          </table:table-cell>
          <table:table-cell table:formula="of:=[.AA53]*[.AC53]" office:value-type="float" office:value="0.01203882160128" calcext:value-type="float">
            <text:p>0.01203882160128</text:p>
          </table:table-cell>
          <table:table-cell table:style-name="ce20" table:formula="of:=10 * ([.U53]-1) / 1000" office:value-type="float" office:value="0.24" calcext:value-type="float">
            <text:p>0.24</text:p>
          </table:table-cell>
          <table:table-cell table:number-columns-repeated="2"/>
          <table:table-cell table:formula="of:=[.C54]" office:value-type="float" office:value="1" calcext:value-type="float">
            <text:p>1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53]/[.AG53]" office:value-type="float" office:value="0.00666666666666667" calcext:value-type="float">
            <text:p>0.006666666666667</text:p>
          </table:table-cell>
          <table:table-cell office:value-type="float" office:value="0.29619047" calcext:value-type="float">
            <text:p>0.29619047</text:p>
          </table:table-cell>
          <table:table-cell office:value-type="float" office:value="44.42857" calcext:value-type="float">
            <text:p>44.42857</text:p>
          </table:table-cell>
          <table:table-cell table:style-name="ce26" table:formula="of:=LINEARINTERPOLATOR([.$AP$29:.$AP$34]; [.$AQ$29:.$AQ$34] ;[.AH52])" office:value-type="float" office:value="0.296190476190476" calcext:value-type="float">
            <text:p>0.296190476190476</text:p>
          </table:table-cell>
          <table:table-cell table:style-name="ce26" table:formula="of:=[.AK53]*[.AG53]" office:value-type="float" office:value="44.4285714285714" calcext:value-type="float">
            <text:p>44.4285714285714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.D53]+[.F54]" office:value-type="float" office:value="16.2599213446847" calcext:value-type="float">
            <text:p>16.2599213446847</text:p>
          </table:table-cell>
          <table:table-cell table:formula="of:=[.C54]-[.D53]" office:value-type="float" office:value="-17.439910108211" calcext:value-type="float">
            <text:p>-17.439910108211</text:p>
          </table:table-cell>
          <table:table-cell table:formula="of:=[.E54]/factor" office:value-type="float" office:value="-2.17998876352638" calcext:value-type="float">
            <text:p>-2.1799887635263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4]" office:value-type="float" office:value="7.5" calcext:value-type="float">
            <text:p>7.5</text:p>
          </table:table-cell>
          <table:table-cell table:formula="of:=IF(  ABS([.I53]-[.D54]) &gt;  nom*[.G54];[.D54];[.I53])" office:value-type="float" office:value="23.1868213658266" calcext:value-type="float">
            <text:p>23.1868213658266</text:p>
          </table:table-cell>
          <table:table-cell table:formula="of:=IF([.I54] &gt; [.H54];nom;0)" office:value-type="float" office:value="150" calcext:value-type="float">
            <text:p>150</text:p>
          </table:table-cell>
          <table:table-cell table:number-columns-repeated="10"/>
          <table:table-cell table:formula="of:=[.U53]+IF([.J54]&gt;0;1;0)" office:value-type="float" office:value="26" calcext:value-type="float">
            <text:p>26</text:p>
          </table:table-cell>
          <table:table-cell table:formula="of:=[.V53] + [.C54] * IF([.J54]&gt;0;1;0)" office:value-type="float" office:value="1384" calcext:value-type="float">
            <text:p>1384</text:p>
          </table:table-cell>
          <table:table-cell table:formula="of:=IF([.J54] &gt; 0; [.V54]/[.U54]; 0)" office:value-type="float" office:value="53.2307692307692" calcext:value-type="float">
            <text:p>53.2307692307692</text:p>
          </table:table-cell>
          <table:table-cell table:formula="of:=IF([.J54] &gt; 0; MAX([.C$6:.C54]); 0)" office:value-type="float" office:value="133" calcext:value-type="float">
            <text:p>133</text:p>
          </table:table-cell>
          <table:table-cell table:formula="of:=([.X54]/nom)^3" office:value-type="float" office:value="0.69707762962963" calcext:value-type="float">
            <text:p>0.69707762962963</text:p>
          </table:table-cell>
          <table:table-cell/>
          <table:table-cell table:formula="of:=([.W54]/nom)^3" office:value-type="float" office:value="0.0446904213489776" calcext:value-type="float">
            <text:p>0.044690421348978</text:p>
          </table:table-cell>
          <table:table-cell table:formula="of:=[.AA54]*[.AC54]" office:value-type="float" office:value="0.0111726053372444" calcext:value-type="float">
            <text:p>0.011172605337244</text:p>
          </table:table-cell>
          <table:table-cell table:style-name="ce20" table:formula="of:=10 * ([.U54]-1) / 1000" office:value-type="float" office:value="0.25" calcext:value-type="float">
            <text:p>0.25</text:p>
          </table:table-cell>
          <table:table-cell table:number-columns-repeated="2"/>
          <table:table-cell table:formula="of:=[.C55]" office:value-type="float" office:value="3" calcext:value-type="float">
            <text:p>3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54]/[.AG54]" office:value-type="float" office:value="0.02" calcext:value-type="float">
            <text:p>0.02</text:p>
          </table:table-cell>
          <table:table-cell office:value-type="float" office:value="0.29809523" calcext:value-type="float">
            <text:p>0.29809523</text:p>
          </table:table-cell>
          <table:table-cell office:value-type="float" office:value="44.714283" calcext:value-type="float">
            <text:p>44.714283</text:p>
          </table:table-cell>
          <table:table-cell table:style-name="ce26" table:formula="of:=LINEARINTERPOLATOR([.$AP$29:.$AP$34]; [.$AQ$29:.$AQ$34] ;[.AH53])" office:value-type="float" office:value="0.298095238095238" calcext:value-type="float">
            <text:p>0.298095238095238</text:p>
          </table:table-cell>
          <table:table-cell table:style-name="ce26" table:formula="of:=[.AK54]*[.AG54]" office:value-type="float" office:value="44.7142857142857" calcext:value-type="float">
            <text:p>44.714285714285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.00</text:p>
          </table:table-cell>
          <table:table-cell table:formula="of:=[.D54]+[.F55]" office:value-type="float" office:value="14.6024311765991" calcext:value-type="float">
            <text:p>14.6024311765991</text:p>
          </table:table-cell>
          <table:table-cell table:formula="of:=[.C55]-[.D54]" office:value-type="float" office:value="-13.2599213446846" calcext:value-type="float">
            <text:p>-13.2599213446846</text:p>
          </table:table-cell>
          <table:table-cell table:formula="of:=[.E55]/factor" office:value-type="float" office:value="-1.65749016808558" calcext:value-type="float">
            <text:p>-1.6574901680855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5]" office:value-type="float" office:value="7.5" calcext:value-type="float">
            <text:p>7.5</text:p>
          </table:table-cell>
          <table:table-cell table:formula="of:=IF(  ABS([.I54]-[.D55]) &gt;  nom*[.G55];[.D55];[.I54])" office:value-type="float" office:value="14.6024311765991" calcext:value-type="float">
            <text:p>14.6024311765991</text:p>
          </table:table-cell>
          <table:table-cell table:formula="of:=IF([.I55] &gt; [.H55];nom;0)" office:value-type="float" office:value="150" calcext:value-type="float">
            <text:p>150</text:p>
          </table:table-cell>
          <table:table-cell table:number-columns-repeated="10"/>
          <table:table-cell table:formula="of:=[.U54]+IF([.J55]&gt;0;1;0)" office:value-type="float" office:value="27" calcext:value-type="float">
            <text:p>27</text:p>
          </table:table-cell>
          <table:table-cell table:formula="of:=[.V54] + [.C55] * IF([.J55]&gt;0;1;0)" office:value-type="float" office:value="1387" calcext:value-type="float">
            <text:p>1387</text:p>
          </table:table-cell>
          <table:table-cell table:formula="of:=IF([.J55] &gt; 0; [.V55]/[.U55]; 0)" office:value-type="float" office:value="51.3703703703704" calcext:value-type="float">
            <text:p>51.3703703703704</text:p>
          </table:table-cell>
          <table:table-cell table:formula="of:=IF([.J55] &gt; 0; MAX([.C$6:.C55]); 0)" office:value-type="float" office:value="133" calcext:value-type="float">
            <text:p>133</text:p>
          </table:table-cell>
          <table:table-cell table:formula="of:=([.X55]/nom)^3" office:value-type="float" office:value="0.69707762962963" calcext:value-type="float">
            <text:p>0.69707762962963</text:p>
          </table:table-cell>
          <table:table-cell/>
          <table:table-cell table:formula="of:=([.W55]/nom)^3" office:value-type="float" office:value="0.040166529913951" calcext:value-type="float">
            <text:p>0.040166529913951</text:p>
          </table:table-cell>
          <table:table-cell table:formula="of:=[.AA55]*[.AC55]" office:value-type="float" office:value="0.0104432977776273" calcext:value-type="float">
            <text:p>0.010443297777627</text:p>
          </table:table-cell>
          <table:table-cell table:style-name="ce20" table:formula="of:=10 * ([.U55]-1) / 1000" office:value-type="float" office:value="0.26" calcext:value-type="float">
            <text:p>0.26</text:p>
          </table:table-cell>
          <table:table-cell table:number-columns-repeated="2"/>
          <table:table-cell table:formula="of:=[.C56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55]/[.AG55]" office:value-type="float" office:value="0" calcext:value-type="float">
            <text:p>0</text:p>
          </table:table-cell>
          <table:table-cell office:value-type="float" office:value="0.2942857" calcext:value-type="float">
            <text:p>0.2942857</text:p>
          </table:table-cell>
          <table:table-cell office:value-type="float" office:value="44.142857" calcext:value-type="float">
            <text:p>44.142857</text:p>
          </table:table-cell>
          <table:table-cell table:style-name="ce26" table:formula="of:=LINEARINTERPOLATOR([.$AP$29:.$AP$34]; [.$AQ$29:.$AQ$34] ;[.AH54])" office:value-type="float" office:value="0.294285714285714" calcext:value-type="float">
            <text:p>0.294285714285714</text:p>
          </table:table-cell>
          <table:table-cell table:style-name="ce26" table:formula="of:=[.AK55]*[.AG55]" office:value-type="float" office:value="44.1428571428571" calcext:value-type="float">
            <text:p>44.142857142857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55]+[.F56]" office:value-type="float" office:value="12.7771272795242" calcext:value-type="float">
            <text:p>12.7771272795242</text:p>
          </table:table-cell>
          <table:table-cell table:formula="of:=[.C56]-[.D55]" office:value-type="float" office:value="-14.6024311765991" calcext:value-type="float">
            <text:p>-14.6024311765991</text:p>
          </table:table-cell>
          <table:table-cell table:formula="of:=[.E56]/factor" office:value-type="float" office:value="-1.82530389707488" calcext:value-type="float">
            <text:p>-1.8253038970748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6]" office:value-type="float" office:value="7.5" calcext:value-type="float">
            <text:p>7.5</text:p>
          </table:table-cell>
          <table:table-cell table:formula="of:=IF(  ABS([.I55]-[.D56]) &gt;  nom*[.G56];[.D56];[.I55])" office:value-type="float" office:value="14.6024311765991" calcext:value-type="float">
            <text:p>14.6024311765991</text:p>
          </table:table-cell>
          <table:table-cell table:formula="of:=IF([.I56] &gt; [.H56];nom;0)" office:value-type="float" office:value="150" calcext:value-type="float">
            <text:p>150</text:p>
          </table:table-cell>
          <table:table-cell table:number-columns-repeated="10"/>
          <table:table-cell table:formula="of:=[.U55]+IF([.J56]&gt;0;1;0)" office:value-type="float" office:value="28" calcext:value-type="float">
            <text:p>28</text:p>
          </table:table-cell>
          <table:table-cell table:formula="of:=[.V55] + [.C56] * IF([.J56]&gt;0;1;0)" office:value-type="float" office:value="1387" calcext:value-type="float">
            <text:p>1387</text:p>
          </table:table-cell>
          <table:table-cell table:formula="of:=IF([.J56] &gt; 0; [.V56]/[.U56]; 0)" office:value-type="float" office:value="49.5357142857143" calcext:value-type="float">
            <text:p>49.5357142857143</text:p>
          </table:table-cell>
          <table:table-cell table:formula="of:=IF([.J56] &gt; 0; MAX([.C$6:.C56]); 0)" office:value-type="float" office:value="133" calcext:value-type="float">
            <text:p>133</text:p>
          </table:table-cell>
          <table:table-cell table:formula="of:=([.X56]/nom)^3" office:value-type="float" office:value="0.69707762962963" calcext:value-type="float">
            <text:p>0.69707762962963</text:p>
          </table:table-cell>
          <table:table-cell/>
          <table:table-cell table:formula="of:=([.W56]/nom)^3" office:value-type="float" office:value="0.0360148418502321" calcext:value-type="float">
            <text:p>0.036014841850232</text:p>
          </table:table-cell>
          <table:table-cell table:formula="of:=[.AA56]*[.AC56]" office:value-type="float" office:value="0.00972400729956268" calcext:value-type="float">
            <text:p>0.009724007299563</text:p>
          </table:table-cell>
          <table:table-cell table:style-name="ce20" table:formula="of:=10 * ([.U56]-1) / 1000" office:value-type="float" office:value="0.27" calcext:value-type="float">
            <text:p>0.27</text:p>
          </table:table-cell>
          <table:table-cell table:number-columns-repeated="2"/>
          <table:table-cell table:formula="of:=[.C57]" office:value-type="float" office:value="2" calcext:value-type="float">
            <text:p>2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56]/[.AG56]" office:value-type="float" office:value="0.0133333333333333" calcext:value-type="float">
            <text:p>0.013333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45" calcext:value-type="float">
            <text:p>45</text:p>
          </table:table-cell>
          <table:table-cell table:style-name="ce26" table:formula="of:=LINEARINTERPOLATOR([.$AP$29:.$AP$34]; [.$AQ$29:.$AQ$34] ;[.AH55])" office:value-type="float" office:value="0.3" calcext:value-type="float">
            <text:p>0.3</text:p>
          </table:table-cell>
          <table:table-cell table:style-name="ce26" table:formula="of:=[.AK56]*[.AG56]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56]+[.F57]" office:value-type="float" office:value="11.4299863695837" calcext:value-type="float">
            <text:p>11.4299863695837</text:p>
          </table:table-cell>
          <table:table-cell table:formula="of:=[.C57]-[.D56]" office:value-type="float" office:value="-10.7771272795242" calcext:value-type="float">
            <text:p>-10.7771272795242</text:p>
          </table:table-cell>
          <table:table-cell table:formula="of:=[.E57]/factor" office:value-type="float" office:value="-1.34714090994052" calcext:value-type="float">
            <text:p>-1.3471409099405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7]" office:value-type="float" office:value="7.5" calcext:value-type="float">
            <text:p>7.5</text:p>
          </table:table-cell>
          <table:table-cell table:formula="of:=IF(  ABS([.I56]-[.D57]) &gt;  nom*[.G57];[.D57];[.I56])" office:value-type="float" office:value="14.6024311765991" calcext:value-type="float">
            <text:p>14.6024311765991</text:p>
          </table:table-cell>
          <table:table-cell table:formula="of:=IF([.I57] &gt; [.H57];nom;0)" office:value-type="float" office:value="150" calcext:value-type="float">
            <text:p>150</text:p>
          </table:table-cell>
          <table:table-cell table:number-columns-repeated="10"/>
          <table:table-cell table:formula="of:=[.U56]+IF([.J57]&gt;0;1;0)" office:value-type="float" office:value="29" calcext:value-type="float">
            <text:p>29</text:p>
          </table:table-cell>
          <table:table-cell table:formula="of:=[.V56] + [.C57] * IF([.J57]&gt;0;1;0)" office:value-type="float" office:value="1389" calcext:value-type="float">
            <text:p>1389</text:p>
          </table:table-cell>
          <table:table-cell table:formula="of:=IF([.J57] &gt; 0; [.V57]/[.U57]; 0)" office:value-type="float" office:value="47.8965517241379" calcext:value-type="float">
            <text:p>47.8965517241379</text:p>
          </table:table-cell>
          <table:table-cell table:formula="of:=IF([.J57] &gt; 0; MAX([.C$6:.C57]); 0)" office:value-type="float" office:value="133" calcext:value-type="float">
            <text:p>133</text:p>
          </table:table-cell>
          <table:table-cell table:formula="of:=([.X57]/nom)^3" office:value-type="float" office:value="0.69707762962963" calcext:value-type="float">
            <text:p>0.69707762962963</text:p>
          </table:table-cell>
          <table:table-cell/>
          <table:table-cell table:formula="of:=([.W57]/nom)^3" office:value-type="float" office:value="0.0325565942023043" calcext:value-type="float">
            <text:p>0.032556594202304</text:p>
          </table:table-cell>
          <table:table-cell table:formula="of:=[.AA57]*[.AC57]" office:value-type="float" office:value="0.00911584637664521" calcext:value-type="float">
            <text:p>0.009115846376645</text:p>
          </table:table-cell>
          <table:table-cell table:style-name="ce20" table:formula="of:=10 * ([.U57]-1) / 1000" office:value-type="float" office:value="0.28" calcext:value-type="float">
            <text:p>0.28</text:p>
          </table:table-cell>
          <table:table-cell table:number-columns-repeated="2"/>
          <table:table-cell table:formula="of:=[.C58]" office:value-type="float" office:value="1" calcext:value-type="float">
            <text:p>1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57]/[.AG57]" office:value-type="float" office:value="0.00666666666666667" calcext:value-type="float">
            <text:p>0.006666666666667</text:p>
          </table:table-cell>
          <table:table-cell office:value-type="float" office:value="0.29619047" calcext:value-type="float">
            <text:p>0.29619047</text:p>
          </table:table-cell>
          <table:table-cell office:value-type="float" office:value="44.42857" calcext:value-type="float">
            <text:p>44.42857</text:p>
          </table:table-cell>
          <table:table-cell table:style-name="ce26" table:formula="of:=LINEARINTERPOLATOR([.$AP$29:.$AP$34]; [.$AQ$29:.$AQ$34] ;[.AH56])" office:value-type="float" office:value="0.296190476190476" calcext:value-type="float">
            <text:p>0.296190476190476</text:p>
          </table:table-cell>
          <table:table-cell table:style-name="ce26" table:formula="of:=[.AK57]*[.AG57]" office:value-type="float" office:value="44.4285714285714" calcext:value-type="float">
            <text:p>44.428571428571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.D57]+[.F58]" office:value-type="float" office:value="10.1262380733857" calcext:value-type="float">
            <text:p>10.1262380733857</text:p>
          </table:table-cell>
          <table:table-cell table:formula="of:=[.C58]-[.D57]" office:value-type="float" office:value="-10.4299863695837" calcext:value-type="float">
            <text:p>-10.4299863695837</text:p>
          </table:table-cell>
          <table:table-cell table:formula="of:=[.E58]/factor" office:value-type="float" office:value="-1.30374829619796" calcext:value-type="float">
            <text:p>-1.3037482961979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8]" office:value-type="float" office:value="7.5" calcext:value-type="float">
            <text:p>7.5</text:p>
          </table:table-cell>
          <table:table-cell table:formula="of:=IF(  ABS([.I57]-[.D58]) &gt;  nom*[.G58];[.D58];[.I57])" office:value-type="float" office:value="14.6024311765991" calcext:value-type="float">
            <text:p>14.6024311765991</text:p>
          </table:table-cell>
          <table:table-cell table:formula="of:=IF([.I58] &gt; [.H58];nom;0)" office:value-type="float" office:value="150" calcext:value-type="float">
            <text:p>150</text:p>
          </table:table-cell>
          <table:table-cell table:number-columns-repeated="10"/>
          <table:table-cell table:formula="of:=[.U57]+IF([.J58]&gt;0;1;0)" office:value-type="float" office:value="30" calcext:value-type="float">
            <text:p>30</text:p>
          </table:table-cell>
          <table:table-cell table:formula="of:=[.V57] + [.C58] * IF([.J58]&gt;0;1;0)" office:value-type="float" office:value="1390" calcext:value-type="float">
            <text:p>1390</text:p>
          </table:table-cell>
          <table:table-cell table:formula="of:=IF([.J58] &gt; 0; [.V58]/[.U58]; 0)" office:value-type="float" office:value="46.3333333333333" calcext:value-type="float">
            <text:p>46.3333333333333</text:p>
          </table:table-cell>
          <table:table-cell table:formula="of:=IF([.J58] &gt; 0; MAX([.C$6:.C58]); 0)" office:value-type="float" office:value="133" calcext:value-type="float">
            <text:p>133</text:p>
          </table:table-cell>
          <table:table-cell table:formula="of:=([.X58]/nom)^3" office:value-type="float" office:value="0.69707762962963" calcext:value-type="float">
            <text:p>0.69707762962963</text:p>
          </table:table-cell>
          <table:table-cell/>
          <table:table-cell table:formula="of:=([.W58]/nom)^3" office:value-type="float" office:value="0.0294718134430727" calcext:value-type="float">
            <text:p>0.029471813443073</text:p>
          </table:table-cell>
          <table:table-cell table:formula="of:=[.AA58]*[.AC58]" office:value-type="float" office:value="0.00854682589849108" calcext:value-type="float">
            <text:p>0.008546825898491</text:p>
          </table:table-cell>
          <table:table-cell table:style-name="ce20" table:formula="of:=10 * ([.U58]-1) / 1000" office:value-type="float" office:value="0.29" calcext:value-type="float">
            <text:p>0.29</text:p>
          </table:table-cell>
          <table:table-cell table:number-columns-repeated="2"/>
          <table:table-cell table:formula="of:=[.C59]" office:value-type="float" office:value="0.7" calcext:value-type="float">
            <text:p>0.7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58]/[.AG58]" office:value-type="float" office:value="0.00466666666666667" calcext:value-type="float">
            <text:p>0.004666666666667</text:p>
          </table:table-cell>
          <table:table-cell office:value-type="float" office:value="0.29809523" calcext:value-type="float">
            <text:p>0.29809523</text:p>
          </table:table-cell>
          <table:table-cell office:value-type="float" office:value="44.714283" calcext:value-type="float">
            <text:p>44.714283</text:p>
          </table:table-cell>
          <table:table-cell table:style-name="ce26" table:formula="of:=LINEARINTERPOLATOR([.$AP$29:.$AP$34]; [.$AQ$29:.$AQ$34] ;[.AH57])" office:value-type="float" office:value="0.298095238095238" calcext:value-type="float">
            <text:p>0.298095238095238</text:p>
          </table:table-cell>
          <table:table-cell table:style-name="ce26" table:formula="of:=[.AK58]*[.AG58]" office:value-type="float" office:value="44.7142857142857" calcext:value-type="float">
            <text:p>44.7142857142857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0.7" calcext:value-type="float">
            <text:p>0.70</text:p>
          </table:table-cell>
          <table:table-cell table:formula="of:=[.D58]+[.F59]" office:value-type="float" office:value="8.94795831421249" calcext:value-type="float">
            <text:p>8.94795831421249</text:p>
          </table:table-cell>
          <table:table-cell table:formula="of:=[.C59]-[.D58]" office:value-type="float" office:value="-9.42623807338571" calcext:value-type="float">
            <text:p>-9.42623807338571</text:p>
          </table:table-cell>
          <table:table-cell table:formula="of:=[.E59]/factor" office:value-type="float" office:value="-1.17827975917321" calcext:value-type="float">
            <text:p>-1.1782797591732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9]" office:value-type="float" office:value="7.5" calcext:value-type="float">
            <text:p>7.5</text:p>
          </table:table-cell>
          <table:table-cell table:formula="of:=IF(  ABS([.I58]-[.D59]) &gt;  nom*[.G59];[.D59];[.I58])" office:value-type="float" office:value="14.6024311765991" calcext:value-type="float">
            <text:p>14.6024311765991</text:p>
          </table:table-cell>
          <table:table-cell table:formula="of:=IF([.I59] &gt; [.H59];nom;0)" office:value-type="float" office:value="150" calcext:value-type="float">
            <text:p>150</text:p>
          </table:table-cell>
          <table:table-cell table:number-columns-repeated="10"/>
          <table:table-cell table:formula="of:=[.U58]+IF([.J59]&gt;0;1;0)" office:value-type="float" office:value="31" calcext:value-type="float">
            <text:p>31</text:p>
          </table:table-cell>
          <table:table-cell table:formula="of:=[.V58] + [.C59] * IF([.J59]&gt;0;1;0)" office:value-type="float" office:value="1390.7" calcext:value-type="float">
            <text:p>1390.7</text:p>
          </table:table-cell>
          <table:table-cell table:formula="of:=IF([.J59] &gt; 0; [.V59]/[.U59]; 0)" office:value-type="float" office:value="44.8612903225807" calcext:value-type="float">
            <text:p>44.8612903225807</text:p>
          </table:table-cell>
          <table:table-cell table:formula="of:=IF([.J59] &gt; 0; MAX([.C$6:.C59]); 0)" office:value-type="float" office:value="133" calcext:value-type="float">
            <text:p>133</text:p>
          </table:table-cell>
          <table:table-cell table:formula="of:=([.X59]/nom)^3" office:value-type="float" office:value="0.69707762962963" calcext:value-type="float">
            <text:p>0.69707762962963</text:p>
          </table:table-cell>
          <table:table-cell/>
          <table:table-cell table:formula="of:=([.W59]/nom)^3" office:value-type="float" office:value="0.0267510914048662" calcext:value-type="float">
            <text:p>0.026751091404866</text:p>
          </table:table-cell>
          <table:table-cell table:formula="of:=[.AA59]*[.AC59]" office:value-type="float" office:value="0.00802532742145987" calcext:value-type="float">
            <text:p>0.00802532742146</text:p>
          </table:table-cell>
          <table:table-cell table:style-name="ce20" table:formula="of:=10 * ([.U59]-1) / 1000" office:value-type="float" office:value="0.3" calcext:value-type="float">
            <text:p>0.3</text:p>
          </table:table-cell>
          <table:table-cell table:number-columns-repeated="2"/>
          <table:table-cell table:formula="of:=[.C60]" office:value-type="float" office:value="0.8" calcext:value-type="float">
            <text:p>0.8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59]/[.AG59]" office:value-type="float" office:value="0.00533333333333333" calcext:value-type="float">
            <text:p>0.005333333333333</text:p>
          </table:table-cell>
          <table:table-cell office:value-type="float" office:value="0.29866666" calcext:value-type="float">
            <text:p>0.29866666</text:p>
          </table:table-cell>
          <table:table-cell office:value-type="float" office:value="44.8" calcext:value-type="float">
            <text:p>44.8</text:p>
          </table:table-cell>
          <table:table-cell table:style-name="ce26" table:formula="of:=LINEARINTERPOLATOR([.$AP$29:.$AP$34]; [.$AQ$29:.$AQ$34] ;[.AH58])" office:value-type="float" office:value="0.298666666666667" calcext:value-type="float">
            <text:p>0.298666666666667</text:p>
          </table:table-cell>
          <table:table-cell table:style-name="ce26" table:formula="of:=[.AK59]*[.AG59]" office:value-type="float" office:value="44.8" calcext:value-type="float">
            <text:p>44.8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0.8" calcext:value-type="float">
            <text:p>0.80</text:p>
          </table:table-cell>
          <table:table-cell table:formula="of:=[.D59]+[.F60]" office:value-type="float" office:value="7.92946352493593" calcext:value-type="float">
            <text:p>7.92946352493593</text:p>
          </table:table-cell>
          <table:table-cell table:formula="of:=[.C60]-[.D59]" office:value-type="float" office:value="-8.14795831421249" calcext:value-type="float">
            <text:p>-8.14795831421249</text:p>
          </table:table-cell>
          <table:table-cell table:formula="of:=[.E60]/factor" office:value-type="float" office:value="-1.01849478927656" calcext:value-type="float">
            <text:p>-1.0184947892765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0]" office:value-type="float" office:value="7.5" calcext:value-type="float">
            <text:p>7.5</text:p>
          </table:table-cell>
          <table:table-cell table:formula="of:=IF(  ABS([.I59]-[.D60]) &gt;  nom*[.G60];[.D60];[.I59])" office:value-type="float" office:value="14.6024311765991" calcext:value-type="float">
            <text:p>14.6024311765991</text:p>
          </table:table-cell>
          <table:table-cell table:formula="of:=IF([.I60] &gt; [.H60];nom;0)" office:value-type="float" office:value="150" calcext:value-type="float">
            <text:p>150</text:p>
          </table:table-cell>
          <table:table-cell table:number-columns-repeated="10"/>
          <table:table-cell table:formula="of:=[.U59]+IF([.J60]&gt;0;1;0)" office:value-type="float" office:value="32" calcext:value-type="float">
            <text:p>32</text:p>
          </table:table-cell>
          <table:table-cell table:formula="of:=[.V59] + [.C60] * IF([.J60]&gt;0;1;0)" office:value-type="float" office:value="1391.5" calcext:value-type="float">
            <text:p>1391.5</text:p>
          </table:table-cell>
          <table:table-cell table:formula="of:=IF([.J60] &gt; 0; [.V60]/[.U60]; 0)" office:value-type="float" office:value="43.484375" calcext:value-type="float">
            <text:p>43.484375</text:p>
          </table:table-cell>
          <table:table-cell table:formula="of:=IF([.J60] &gt; 0; MAX([.C$6:.C60]); 0)" office:value-type="float" office:value="133" calcext:value-type="float">
            <text:p>133</text:p>
          </table:table-cell>
          <table:table-cell table:formula="of:=([.X60]/nom)^3" office:value-type="float" office:value="0.69707762962963" calcext:value-type="float">
            <text:p>0.69707762962963</text:p>
          </table:table-cell>
          <table:table-cell/>
          <table:table-cell table:formula="of:=([.W60]/nom)^3" office:value-type="float" office:value="0.0243627281889739" calcext:value-type="float">
            <text:p>0.024362728188974</text:p>
          </table:table-cell>
          <table:table-cell table:formula="of:=[.AA60]*[.AC60]" office:value-type="float" office:value="0.00755244573858191" calcext:value-type="float">
            <text:p>0.007552445738582</text:p>
          </table:table-cell>
          <table:table-cell table:style-name="ce20" table:formula="of:=10 * ([.U60]-1) / 1000" office:value-type="float" office:value="0.31" calcext:value-type="float">
            <text:p>0.31</text:p>
          </table:table-cell>
          <table:table-cell table:number-columns-repeated="2"/>
          <table:table-cell table:formula="of:=[.C61]" office:value-type="float" office:value="0.4" calcext:value-type="float">
            <text:p>0.4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60]/[.AG60]" office:value-type="float" office:value="0.00266666666666667" calcext:value-type="float">
            <text:p>0.002666666666667</text:p>
          </table:table-cell>
          <table:table-cell office:value-type="float" office:value="0.2984762" calcext:value-type="float">
            <text:p>0.2984762</text:p>
          </table:table-cell>
          <table:table-cell office:value-type="float" office:value="44.771427" calcext:value-type="float">
            <text:p>44.771427</text:p>
          </table:table-cell>
          <table:table-cell table:style-name="ce26" table:formula="of:=LINEARINTERPOLATOR([.$AP$29:.$AP$34]; [.$AQ$29:.$AQ$34] ;[.AH59])" office:value-type="float" office:value="0.29847619047619" calcext:value-type="float">
            <text:p>0.29847619047619</text:p>
          </table:table-cell>
          <table:table-cell table:style-name="ce26" table:formula="of:=[.AK60]*[.AG60]" office:value-type="float" office:value="44.7714285714286" calcext:value-type="float">
            <text:p>44.771428571428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0.4" calcext:value-type="float">
            <text:p>0.40</text:p>
          </table:table-cell>
          <table:table-cell table:formula="of:=[.D60]+[.F61]" office:value-type="float" office:value="6.98828058431894" calcext:value-type="float">
            <text:p>6.98828058431894</text:p>
          </table:table-cell>
          <table:table-cell table:formula="of:=[.C61]-[.D60]" office:value-type="float" office:value="-7.52946352493593" calcext:value-type="float">
            <text:p>-7.52946352493593</text:p>
          </table:table-cell>
          <table:table-cell table:formula="of:=[.E61]/factor" office:value-type="float" office:value="-0.941182940616991" calcext:value-type="float">
            <text:p>-0.94118294061699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1]" office:value-type="float" office:value="7.5" calcext:value-type="float">
            <text:p>7.5</text:p>
          </table:table-cell>
          <table:table-cell table:formula="of:=IF(  ABS([.I60]-[.D61]) &gt;  nom*[.G61];[.D61];[.I60])" office:value-type="float" office:value="6.98828058431894" calcext:value-type="float">
            <text:p>6.98828058431894</text:p>
          </table:table-cell>
          <table:table-cell table:formula="of:=IF([.I61] &gt; [.H61];nom;0)" office:value-type="float" office:value="0" calcext:value-type="float">
            <text:p>0</text:p>
          </table:table-cell>
          <table:table-cell table:number-columns-repeated="10"/>
          <table:table-cell table:formula="of:=[.U60]+IF([.J61]&gt;0;1;0)" office:value-type="float" office:value="32" calcext:value-type="float">
            <text:p>32</text:p>
          </table:table-cell>
          <table:table-cell table:formula="of:=[.V60] + [.C61] * IF([.J61]&gt;0;1;0)" office:value-type="float" office:value="1391.5" calcext:value-type="float">
            <text:p>1391.5</text:p>
          </table:table-cell>
          <table:table-cell table:formula="of:=IF([.J61] &gt; 0; [.V61]/[.U61]; 0)" office:value-type="float" office:value="0" calcext:value-type="float">
            <text:p>0</text:p>
          </table:table-cell>
          <table:table-cell table:formula="of:=IF([.J61] &gt; 0; MAX([.C$6:.C61]); 0)" office:value-type="float" office:value="0" calcext:value-type="float">
            <text:p>0</text:p>
          </table:table-cell>
          <table:table-cell table:formula="of:=([.X61]/nom)^3" office:value-type="float" office:value="0" calcext:value-type="float">
            <text:p>0</text:p>
          </table:table-cell>
          <table:table-cell/>
          <table:table-cell table:formula="of:=([.W61]/nom)^3" office:value-type="float" office:value="0" calcext:value-type="float">
            <text:p>0</text:p>
          </table:table-cell>
          <table:table-cell table:number-columns-repeated="4"/>
          <table:table-cell table:formula="of:=[.C62]" office:value-type="float" office:value="0.3" calcext:value-type="float">
            <text:p>0.3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61]/[.AG61]" office:value-type="float" office:value="0.002" calcext:value-type="float">
            <text:p>0.002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0.3" calcext:value-type="float">
            <text:p>0.30</text:p>
          </table:table-cell>
          <table:table-cell table:formula="of:=[.D61]+[.F62]" office:value-type="float" office:value="6.15224551127907" calcext:value-type="float">
            <text:p>6.15224551127907</text:p>
          </table:table-cell>
          <table:table-cell table:formula="of:=[.C62]-[.D61]" office:value-type="float" office:value="-6.68828058431894" calcext:value-type="float">
            <text:p>-6.68828058431894</text:p>
          </table:table-cell>
          <table:table-cell table:formula="of:=[.E62]/factor" office:value-type="float" office:value="-0.836035073039867" calcext:value-type="float">
            <text:p>-0.83603507303986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2]" office:value-type="float" office:value="7.5" calcext:value-type="float">
            <text:p>7.5</text:p>
          </table:table-cell>
          <table:table-cell table:formula="of:=IF(  ABS([.I61]-[.D62]) &gt;  nom*[.G62];[.D62];[.I61])" office:value-type="float" office:value="6.98828058431894" calcext:value-type="float">
            <text:p>6.98828058431894</text:p>
          </table:table-cell>
          <table:table-cell table:formula="of:=IF([.I62] &gt; [.H62];nom;0)" office:value-type="float" office:value="0" calcext:value-type="float">
            <text:p>0</text:p>
          </table:table-cell>
          <table:table-cell table:number-columns-repeated="10"/>
          <table:table-cell table:formula="of:=[.U61]+IF([.J62]&gt;0;1;0)" office:value-type="float" office:value="32" calcext:value-type="float">
            <text:p>32</text:p>
          </table:table-cell>
          <table:table-cell table:formula="of:=[.V61] + [.C62] * IF([.J62]&gt;0;1;0)" office:value-type="float" office:value="1391.5" calcext:value-type="float">
            <text:p>1391.5</text:p>
          </table:table-cell>
          <table:table-cell table:formula="of:=IF([.J62] &gt; 0; [.V62]/[.U62]; 0)" office:value-type="float" office:value="0" calcext:value-type="float">
            <text:p>0</text:p>
          </table:table-cell>
          <table:table-cell table:formula="of:=IF([.J62] &gt; 0; MAX([.C$6:.C62]); 0)" office:value-type="float" office:value="0" calcext:value-type="float">
            <text:p>0</text:p>
          </table:table-cell>
          <table:table-cell table:formula="of:=([.X62]/nom)^3" office:value-type="float" office:value="0" calcext:value-type="float">
            <text:p>0</text:p>
          </table:table-cell>
          <table:table-cell/>
          <table:table-cell table:formula="of:=([.W62]/nom)^3" office:value-type="float" office:value="0" calcext:value-type="float">
            <text:p>0</text:p>
          </table:table-cell>
          <table:table-cell table:number-columns-repeated="4"/>
          <table:table-cell table:formula="of:=[.C63]" office:value-type="float" office:value="0.2" calcext:value-type="float">
            <text:p>0.2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62]/[.AG62]" office:value-type="float" office:value="0.00133333333333333" calcext:value-type="float">
            <text:p>0.001333333333333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0.2" calcext:value-type="float">
            <text:p>0.20</text:p>
          </table:table-cell>
          <table:table-cell table:formula="of:=[.D62]+[.F63]" office:value-type="float" office:value="5.40821482236919" calcext:value-type="float">
            <text:p>5.40821482236919</text:p>
          </table:table-cell>
          <table:table-cell table:formula="of:=[.C63]-[.D62]" office:value-type="float" office:value="-5.95224551127907" calcext:value-type="float">
            <text:p>-5.95224551127907</text:p>
          </table:table-cell>
          <table:table-cell table:formula="of:=[.E63]/factor" office:value-type="float" office:value="-0.744030688909884" calcext:value-type="float">
            <text:p>-0.74403068890988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3]" office:value-type="float" office:value="7.5" calcext:value-type="float">
            <text:p>7.5</text:p>
          </table:table-cell>
          <table:table-cell table:formula="of:=IF(  ABS([.I62]-[.D63]) &gt;  nom*[.G63];[.D63];[.I62])" office:value-type="float" office:value="6.98828058431894" calcext:value-type="float">
            <text:p>6.98828058431894</text:p>
          </table:table-cell>
          <table:table-cell table:formula="of:=IF([.I63] &gt; [.H63];nom;0)" office:value-type="float" office:value="0" calcext:value-type="float">
            <text:p>0</text:p>
          </table:table-cell>
          <table:table-cell table:number-columns-repeated="10"/>
          <table:table-cell table:formula="of:=[.U62]+IF([.J63]&gt;0;1;0)" office:value-type="float" office:value="32" calcext:value-type="float">
            <text:p>32</text:p>
          </table:table-cell>
          <table:table-cell table:formula="of:=[.V62] + [.C63] * IF([.J63]&gt;0;1;0)" office:value-type="float" office:value="1391.5" calcext:value-type="float">
            <text:p>1391.5</text:p>
          </table:table-cell>
          <table:table-cell table:formula="of:=IF([.J63] &gt; 0; [.V63]/[.U63]; 0)" office:value-type="float" office:value="0" calcext:value-type="float">
            <text:p>0</text:p>
          </table:table-cell>
          <table:table-cell table:formula="of:=IF([.J63] &gt; 0; MAX([.C$6:.C63]); 0)" office:value-type="float" office:value="0" calcext:value-type="float">
            <text:p>0</text:p>
          </table:table-cell>
          <table:table-cell table:formula="of:=([.X63]/nom)^3" office:value-type="float" office:value="0" calcext:value-type="float">
            <text:p>0</text:p>
          </table:table-cell>
          <table:table-cell/>
          <table:table-cell table:formula="of:=([.W63]/nom)^3" office:value-type="float" office:value="0" calcext:value-type="float">
            <text:p>0</text:p>
          </table:table-cell>
          <table:table-cell table:number-columns-repeated="4"/>
          <table:table-cell table:formula="of:=[.C64]" office:value-type="float" office:value="0.1" calcext:value-type="float">
            <text:p>0.1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63]/[.AG63]" office:value-type="float" office:value="0.000666666666666667" calcext:value-type="float">
            <text:p>0.000666666666667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[.D63]+[.F64]" office:value-type="float" office:value="4.74468796957304" calcext:value-type="float">
            <text:p>4.74468796957304</text:p>
          </table:table-cell>
          <table:table-cell table:formula="of:=[.C64]-[.D63]" office:value-type="float" office:value="-5.30821482236919" calcext:value-type="float">
            <text:p>-5.30821482236919</text:p>
          </table:table-cell>
          <table:table-cell table:formula="of:=[.E64]/factor" office:value-type="float" office:value="-0.663526852796149" calcext:value-type="float">
            <text:p>-0.66352685279614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4]" office:value-type="float" office:value="7.5" calcext:value-type="float">
            <text:p>7.5</text:p>
          </table:table-cell>
          <table:table-cell table:formula="of:=IF(  ABS([.I63]-[.D64]) &gt;  nom*[.G64];[.D64];[.I63])" office:value-type="float" office:value="6.98828058431894" calcext:value-type="float">
            <text:p>6.98828058431894</text:p>
          </table:table-cell>
          <table:table-cell table:formula="of:=IF([.I64] &gt; [.H64];nom;0)" office:value-type="float" office:value="0" calcext:value-type="float">
            <text:p>0</text:p>
          </table:table-cell>
          <table:table-cell table:number-columns-repeated="10"/>
          <table:table-cell table:formula="of:=[.U63]+IF([.J64]&gt;0;1;0)" office:value-type="float" office:value="32" calcext:value-type="float">
            <text:p>32</text:p>
          </table:table-cell>
          <table:table-cell table:formula="of:=[.V63] + [.C64] * IF([.J64]&gt;0;1;0)" office:value-type="float" office:value="1391.5" calcext:value-type="float">
            <text:p>1391.5</text:p>
          </table:table-cell>
          <table:table-cell table:formula="of:=IF([.J64] &gt; 0; [.V64]/[.U64]; 0)" office:value-type="float" office:value="0" calcext:value-type="float">
            <text:p>0</text:p>
          </table:table-cell>
          <table:table-cell table:formula="of:=IF([.J64] &gt; 0; MAX([.C$6:.C64]); 0)" office:value-type="float" office:value="0" calcext:value-type="float">
            <text:p>0</text:p>
          </table:table-cell>
          <table:table-cell table:formula="of:=([.X64]/nom)^3" office:value-type="float" office:value="0" calcext:value-type="float">
            <text:p>0</text:p>
          </table:table-cell>
          <table:table-cell/>
          <table:table-cell table:formula="of:=([.W64]/nom)^3" office:value-type="float" office:value="0" calcext:value-type="float">
            <text:p>0</text:p>
          </table:table-cell>
          <table:table-cell table:number-columns-repeated="4"/>
          <table:table-cell table:formula="of:=[.C65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64]/[.AG6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4]+[.F65]" office:value-type="float" office:value="4.15160197337641" calcext:value-type="float">
            <text:p>4.15160197337641</text:p>
          </table:table-cell>
          <table:table-cell table:formula="of:=[.C65]-[.D64]" office:value-type="float" office:value="-4.74468796957304" calcext:value-type="float">
            <text:p>-4.74468796957304</text:p>
          </table:table-cell>
          <table:table-cell table:formula="of:=[.E65]/factor" office:value-type="float" office:value="-0.59308599619663" calcext:value-type="float">
            <text:p>-0.5930859961966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5]" office:value-type="float" office:value="7.5" calcext:value-type="float">
            <text:p>7.5</text:p>
          </table:table-cell>
          <table:table-cell table:formula="of:=IF(  ABS([.I64]-[.D65]) &gt;  nom*[.G65];[.D65];[.I64])" office:value-type="float" office:value="6.98828058431894" calcext:value-type="float">
            <text:p>6.98828058431894</text:p>
          </table:table-cell>
          <table:table-cell table:formula="of:=IF([.I65] &gt; [.H65];nom;0)" office:value-type="float" office:value="0" calcext:value-type="float">
            <text:p>0</text:p>
          </table:table-cell>
          <table:table-cell table:number-columns-repeated="10"/>
          <table:table-cell table:formula="of:=[.U64]+IF([.J65]&gt;0;1;0)" office:value-type="float" office:value="32" calcext:value-type="float">
            <text:p>32</text:p>
          </table:table-cell>
          <table:table-cell table:formula="of:=[.V64] + [.C65] * IF([.J65]&gt;0;1;0)" office:value-type="float" office:value="1391.5" calcext:value-type="float">
            <text:p>1391.5</text:p>
          </table:table-cell>
          <table:table-cell table:formula="of:=IF([.J65] &gt; 0; [.V65]/[.U65]; 0)" office:value-type="float" office:value="0" calcext:value-type="float">
            <text:p>0</text:p>
          </table:table-cell>
          <table:table-cell table:formula="of:=IF([.J65] &gt; 0; MAX([.C$6:.C65]); 0)" office:value-type="float" office:value="0" calcext:value-type="float">
            <text:p>0</text:p>
          </table:table-cell>
          <table:table-cell table:formula="of:=([.X65]/nom)^3" office:value-type="float" office:value="0" calcext:value-type="float">
            <text:p>0</text:p>
          </table:table-cell>
          <table:table-cell/>
          <table:table-cell table:formula="of:=([.W65]/nom)^3" office:value-type="float" office:value="0" calcext:value-type="float">
            <text:p>0</text:p>
          </table:table-cell>
          <table:table-cell table:number-columns-repeated="4"/>
          <table:table-cell table:formula="of:=[.C66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65]/[.AG6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5]+[.F66]" office:value-type="float" office:value="3.63265172670436" calcext:value-type="float">
            <text:p>3.63265172670436</text:p>
          </table:table-cell>
          <table:table-cell table:formula="of:=[.C66]-[.D65]" office:value-type="float" office:value="-4.15160197337641" calcext:value-type="float">
            <text:p>-4.15160197337641</text:p>
          </table:table-cell>
          <table:table-cell table:formula="of:=[.E66]/factor" office:value-type="float" office:value="-0.518950246672051" calcext:value-type="float">
            <text:p>-0.51895024667205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6]" office:value-type="float" office:value="7.5" calcext:value-type="float">
            <text:p>7.5</text:p>
          </table:table-cell>
          <table:table-cell table:formula="of:=IF(  ABS([.I65]-[.D66]) &gt;  nom*[.G66];[.D66];[.I65])" office:value-type="float" office:value="6.98828058431894" calcext:value-type="float">
            <text:p>6.98828058431894</text:p>
          </table:table-cell>
          <table:table-cell table:formula="of:=IF([.I66] &gt; [.H66];nom;0)" office:value-type="float" office:value="0" calcext:value-type="float">
            <text:p>0</text:p>
          </table:table-cell>
          <table:table-cell table:number-columns-repeated="10"/>
          <table:table-cell table:formula="of:=[.U65]+IF([.J66]&gt;0;1;0)" office:value-type="float" office:value="32" calcext:value-type="float">
            <text:p>32</text:p>
          </table:table-cell>
          <table:table-cell table:formula="of:=[.V65] + [.C66] * IF([.J66]&gt;0;1;0)" office:value-type="float" office:value="1391.5" calcext:value-type="float">
            <text:p>1391.5</text:p>
          </table:table-cell>
          <table:table-cell table:formula="of:=IF([.J66] &gt; 0; [.V66]/[.U66]; 0)" office:value-type="float" office:value="0" calcext:value-type="float">
            <text:p>0</text:p>
          </table:table-cell>
          <table:table-cell table:formula="of:=IF([.J66] &gt; 0; MAX([.C$6:.C66]); 0)" office:value-type="float" office:value="0" calcext:value-type="float">
            <text:p>0</text:p>
          </table:table-cell>
          <table:table-cell table:formula="of:=([.X66]/nom)^3" office:value-type="float" office:value="0" calcext:value-type="float">
            <text:p>0</text:p>
          </table:table-cell>
          <table:table-cell/>
          <table:table-cell table:formula="of:=([.W66]/nom)^3" office:value-type="float" office:value="0" calcext:value-type="float">
            <text:p>0</text:p>
          </table:table-cell>
          <table:table-cell table:number-columns-repeated="4"/>
          <table:table-cell table:formula="of:=[.C67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66]/[.AG6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6]+[.F67]" office:value-type="float" office:value="3.17857026086631" calcext:value-type="float">
            <text:p>3.17857026086631</text:p>
          </table:table-cell>
          <table:table-cell table:formula="of:=[.C67]-[.D66]" office:value-type="float" office:value="-3.63265172670436" calcext:value-type="float">
            <text:p>-3.63265172670436</text:p>
          </table:table-cell>
          <table:table-cell table:formula="of:=[.E67]/factor" office:value-type="float" office:value="-0.454081465838045" calcext:value-type="float">
            <text:p>-0.45408146583804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7]" office:value-type="float" office:value="7.5" calcext:value-type="float">
            <text:p>7.5</text:p>
          </table:table-cell>
          <table:table-cell table:formula="of:=IF(  ABS([.I66]-[.D67]) &gt;  nom*[.G67];[.D67];[.I66])" office:value-type="float" office:value="6.98828058431894" calcext:value-type="float">
            <text:p>6.98828058431894</text:p>
          </table:table-cell>
          <table:table-cell table:formula="of:=IF([.I67] &gt; [.H67];nom;0)" office:value-type="float" office:value="0" calcext:value-type="float">
            <text:p>0</text:p>
          </table:table-cell>
          <table:table-cell table:number-columns-repeated="10"/>
          <table:table-cell table:formula="of:=[.U66]+IF([.J67]&gt;0;1;0)" office:value-type="float" office:value="32" calcext:value-type="float">
            <text:p>32</text:p>
          </table:table-cell>
          <table:table-cell table:formula="of:=[.V66] + [.C67] * IF([.J67]&gt;0;1;0)" office:value-type="float" office:value="1391.5" calcext:value-type="float">
            <text:p>1391.5</text:p>
          </table:table-cell>
          <table:table-cell table:formula="of:=IF([.J67] &gt; 0; [.V67]/[.U67]; 0)" office:value-type="float" office:value="0" calcext:value-type="float">
            <text:p>0</text:p>
          </table:table-cell>
          <table:table-cell table:formula="of:=IF([.J67] &gt; 0; MAX([.C$6:.C67]); 0)" office:value-type="float" office:value="0" calcext:value-type="float">
            <text:p>0</text:p>
          </table:table-cell>
          <table:table-cell table:formula="of:=([.X67]/nom)^3" office:value-type="float" office:value="0" calcext:value-type="float">
            <text:p>0</text:p>
          </table:table-cell>
          <table:table-cell/>
          <table:table-cell table:formula="of:=([.W67]/nom)^3" office:value-type="float" office:value="0" calcext:value-type="float">
            <text:p>0</text:p>
          </table:table-cell>
          <table:table-cell table:number-columns-repeated="4"/>
          <table:table-cell table:formula="of:=[.C68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67]/[.AG6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7]+[.F68]" office:value-type="float" office:value="2.78124897825802" calcext:value-type="float">
            <text:p>2.78124897825802</text:p>
          </table:table-cell>
          <table:table-cell table:formula="of:=[.C68]-[.D67]" office:value-type="float" office:value="-3.17857026086631" calcext:value-type="float">
            <text:p>-3.17857026086631</text:p>
          </table:table-cell>
          <table:table-cell table:formula="of:=[.E68]/factor" office:value-type="float" office:value="-0.397321282608289" calcext:value-type="float">
            <text:p>-0.39732128260828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8]" office:value-type="float" office:value="7.5" calcext:value-type="float">
            <text:p>7.5</text:p>
          </table:table-cell>
          <table:table-cell table:formula="of:=IF(  ABS([.I67]-[.D68]) &gt;  nom*[.G68];[.D68];[.I67])" office:value-type="float" office:value="6.98828058431894" calcext:value-type="float">
            <text:p>6.98828058431894</text:p>
          </table:table-cell>
          <table:table-cell table:formula="of:=IF([.I68] &gt; [.H68];nom;0)" office:value-type="float" office:value="0" calcext:value-type="float">
            <text:p>0</text:p>
          </table:table-cell>
          <table:table-cell table:number-columns-repeated="10"/>
          <table:table-cell table:formula="of:=[.U67]+IF([.J68]&gt;0;1;0)" office:value-type="float" office:value="32" calcext:value-type="float">
            <text:p>32</text:p>
          </table:table-cell>
          <table:table-cell table:formula="of:=[.V67] + [.C68] * IF([.J68]&gt;0;1;0)" office:value-type="float" office:value="1391.5" calcext:value-type="float">
            <text:p>1391.5</text:p>
          </table:table-cell>
          <table:table-cell table:formula="of:=IF([.J68] &gt; 0; [.V68]/[.U68]; 0)" office:value-type="float" office:value="0" calcext:value-type="float">
            <text:p>0</text:p>
          </table:table-cell>
          <table:table-cell table:formula="of:=IF([.J68] &gt; 0; MAX([.C$6:.C68]); 0)" office:value-type="float" office:value="0" calcext:value-type="float">
            <text:p>0</text:p>
          </table:table-cell>
          <table:table-cell table:formula="of:=([.X68]/nom)^3" office:value-type="float" office:value="0" calcext:value-type="float">
            <text:p>0</text:p>
          </table:table-cell>
          <table:table-cell/>
          <table:table-cell table:formula="of:=([.W68]/nom)^3" office:value-type="float" office:value="0" calcext:value-type="float">
            <text:p>0</text:p>
          </table:table-cell>
          <table:table-cell table:number-columns-repeated="4"/>
          <table:table-cell table:formula="of:=[.C69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68]/[.AG68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20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4"/>
          <table:table-cell office:value-type="float" office:value="3.59461759405396" calcext:value-type="float">
            <text:p>3.59461759405396</text:p>
          </table:table-cell>
          <table:table-cell table:formula="of:=[.I71]/nom" office:value-type="float" office:value="0.0239641172936931" calcext:value-type="float">
            <text:p>0.023964117293693</text:p>
          </table:table-cell>
          <table:table-cell table:formula="of:=([.J71]^3)" office:value-type="float" office:value="0.0000137620873422402" calcext:value-type="float">
            <text:p>1.37620873422402E-05</text:p>
          </table:table-cell>
          <table:table-cell table:formula="of:=[.K71]*(10 / 1000)" office:value-type="float" office:value="0.0000001376208734224" calcext:value-type="float">
            <text:p>1.37620873422402E-07</text:p>
          </table:table-cell>
          <table:table-cell table:formula="of:=[.M70]+[.L71]" office:value-type="float" office:value="0.0000001376208734224" calcext:value-type="float">
            <text:p>1.37620873422402E-07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4"/>
          <table:table-cell office:value-type="float" office:value="11.1452903947972" calcext:value-type="float">
            <text:p>11.1452903947972</text:p>
          </table:table-cell>
          <table:table-cell table:formula="of:=[.I72]/nom" office:value-type="float" office:value="0.0743019359653147" calcext:value-type="float">
            <text:p>0.074301935965315</text:p>
          </table:table-cell>
          <table:table-cell table:formula="of:=([.J72]^3)" office:value-type="float" office:value="0.000410204470266908" calcext:value-type="float">
            <text:p>0.000410204470267</text:p>
          </table:table-cell>
          <table:table-cell table:formula="of:=[.K72]*(10 / 1000)" office:value-type="float" office:value="0.00000410204470266908" calcext:value-type="float">
            <text:p>4.10204470266908E-06</text:p>
          </table:table-cell>
          <table:table-cell table:formula="of:=[.M71]+[.L72]" office:value-type="float" office:value="0.00000423966557609148" calcext:value-type="float">
            <text:p>4.23966557609148E-06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5.7521290954476" calcext:value-type="float">
            <text:p>25.7521290954476</text:p>
          </table:table-cell>
          <table:table-cell table:formula="of:=[.I73]/nom" office:value-type="float" office:value="0.171680860636317" calcext:value-type="float">
            <text:p>0.171680860636317</text:p>
          </table:table-cell>
          <table:table-cell table:formula="of:=([.J73]^3)" office:value-type="float" office:value="0.00506017626525577" calcext:value-type="float">
            <text:p>0.005060176265256</text:p>
          </table:table-cell>
          <table:table-cell table:formula="of:=[.K73]*(10 / 1000)" office:value-type="float" office:value="0.0000506017626525577" calcext:value-type="float">
            <text:p>5.06017626525577E-05</text:p>
          </table:table-cell>
          <table:table-cell table:formula="of:=[.M72]+[.L73]" office:value-type="float" office:value="0.0000548414282286492" calcext:value-type="float">
            <text:p>5.48414282286492E-05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37.5331129585166" calcext:value-type="float">
            <text:p>37.5331129585166</text:p>
          </table:table-cell>
          <table:table-cell table:formula="of:=[.I74]/nom" office:value-type="float" office:value="0.250220753056777" calcext:value-type="float">
            <text:p>0.250220753056777</text:p>
          </table:table-cell>
          <table:table-cell table:formula="of:=([.J74]^3)" office:value-type="float" office:value="0.0156664277578375" calcext:value-type="float">
            <text:p>0.015666427757838</text:p>
          </table:table-cell>
          <table:table-cell table:formula="of:=[.K74]*(10 / 1000)" office:value-type="float" office:value="0.000156664277578375" calcext:value-type="float">
            <text:p>0.000156664277578</text:p>
          </table:table-cell>
          <table:table-cell table:formula="of:=[.M73]+[.L74]" office:value-type="float" office:value="0.000211505705807024" calcext:value-type="float">
            <text:p>0.000211505705807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49.466473838702" calcext:value-type="float">
            <text:p>49.466473838702</text:p>
          </table:table-cell>
          <table:table-cell table:formula="of:=[.I75]/nom" office:value-type="float" office:value="0.329776492258013" calcext:value-type="float">
            <text:p>0.329776492258013</text:p>
          </table:table-cell>
          <table:table-cell table:formula="of:=([.J75]^3)" office:value-type="float" office:value="0.0358640294656811" calcext:value-type="float">
            <text:p>0.035864029465681</text:p>
          </table:table-cell>
          <table:table-cell table:formula="of:=[.K75]*(10 / 1000)" office:value-type="float" office:value="0.000358640294656811" calcext:value-type="float">
            <text:p>0.000358640294657</text:p>
          </table:table-cell>
          <table:table-cell table:formula="of:=[.M74]+[.L75]" office:value-type="float" office:value="0.000570146000463835" calcext:value-type="float">
            <text:p>0.000570146000464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58.4081646088643" calcext:value-type="float">
            <text:p>58.4081646088643</text:p>
          </table:table-cell>
          <table:table-cell table:formula="of:=[.I76]/nom" office:value-type="float" office:value="0.389387764059095" calcext:value-type="float">
            <text:p>0.389387764059095</text:p>
          </table:table-cell>
          <table:table-cell table:formula="of:=([.J76]^3)" office:value-type="float" office:value="0.0590400750651104" calcext:value-type="float">
            <text:p>0.059040075065111</text:p>
          </table:table-cell>
          <table:table-cell table:formula="of:=[.K76]*(10 / 1000)" office:value-type="float" office:value="0.000590400750651104" calcext:value-type="float">
            <text:p>0.000590400750651</text:p>
          </table:table-cell>
          <table:table-cell table:formula="of:=[.M75]+[.L76]" office:value-type="float" office:value="0.00116054675111494" calcext:value-type="float">
            <text:p>0.001160546751115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67.3571440327563" calcext:value-type="float">
            <text:p>67.3571440327563</text:p>
          </table:table-cell>
          <table:table-cell table:formula="of:=[.I77]/nom" office:value-type="float" office:value="0.449047626885042" calcext:value-type="float">
            <text:p>0.449047626885042</text:p>
          </table:table-cell>
          <table:table-cell table:formula="of:=([.J77]^3)" office:value-type="float" office:value="0.0905476569384893" calcext:value-type="float">
            <text:p>0.090547656938489</text:p>
          </table:table-cell>
          <table:table-cell table:formula="of:=[.K77]*(10 / 1000)" office:value-type="float" office:value="0.000905476569384894" calcext:value-type="float">
            <text:p>0.000905476569385</text:p>
          </table:table-cell>
          <table:table-cell table:formula="of:=[.M76]+[.L77]" office:value-type="float" office:value="0.00206602332049983" calcext:value-type="float">
            <text:p>0.0020660233205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67.3571440327563" calcext:value-type="float">
            <text:p>67.3571440327563</text:p>
          </table:table-cell>
          <table:table-cell table:formula="of:=[.I78]/nom" office:value-type="float" office:value="0.449047626885042" calcext:value-type="float">
            <text:p>0.449047626885042</text:p>
          </table:table-cell>
          <table:table-cell table:formula="of:=([.J78]^3)" office:value-type="float" office:value="0.0905476569384893" calcext:value-type="float">
            <text:p>0.090547656938489</text:p>
          </table:table-cell>
          <table:table-cell table:formula="of:=[.K78]*(10 / 1000)" office:value-type="float" office:value="0.000905476569384894" calcext:value-type="float">
            <text:p>0.000905476569385</text:p>
          </table:table-cell>
          <table:table-cell table:formula="of:=[.M77]+[.L78]" office:value-type="float" office:value="0.00297149988988473" calcext:value-type="float">
            <text:p>0.002971499889885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80.835938400079" calcext:value-type="float">
            <text:p>80.835938400079</text:p>
          </table:table-cell>
          <table:table-cell table:formula="of:=[.I79]/nom" office:value-type="float" office:value="0.538906256000527" calcext:value-type="float">
            <text:p>0.538906256000527</text:p>
          </table:table-cell>
          <table:table-cell table:formula="of:=([.J79]^3)" office:value-type="float" office:value="0.156509129407858" calcext:value-type="float">
            <text:p>0.156509129407858</text:p>
          </table:table-cell>
          <table:table-cell table:formula="of:=[.K79]*(10 / 1000)" office:value-type="float" office:value="0.00156509129407858" calcext:value-type="float">
            <text:p>0.001565091294079</text:p>
          </table:table-cell>
          <table:table-cell table:formula="of:=[.M78]+[.L79]" office:value-type="float" office:value="0.00453659118396331" calcext:value-type="float">
            <text:p>0.004536591183963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80.835938400079" calcext:value-type="float">
            <text:p>80.835938400079</text:p>
          </table:table-cell>
          <table:table-cell table:formula="of:=[.I80]/nom" office:value-type="float" office:value="0.538906256000527" calcext:value-type="float">
            <text:p>0.538906256000527</text:p>
          </table:table-cell>
          <table:table-cell table:formula="of:=([.J80]^3)" office:value-type="float" office:value="0.156509129407858" calcext:value-type="float">
            <text:p>0.156509129407858</text:p>
          </table:table-cell>
          <table:table-cell table:formula="of:=[.K80]*(10 / 1000)" office:value-type="float" office:value="0.00156509129407858" calcext:value-type="float">
            <text:p>0.001565091294079</text:p>
          </table:table-cell>
          <table:table-cell table:formula="of:=[.M79]+[.L80]" office:value-type="float" office:value="0.00610168247804189" calcext:value-type="float">
            <text:p>0.006101682478042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90.2337653375605" calcext:value-type="float">
            <text:p>90.2337653375605</text:p>
          </table:table-cell>
          <table:table-cell table:formula="of:=[.I81]/nom" office:value-type="float" office:value="0.601558435583737" calcext:value-type="float">
            <text:p>0.601558435583737</text:p>
          </table:table-cell>
          <table:table-cell table:formula="of:=([.J81]^3)" office:value-type="float" office:value="0.217687485914085" calcext:value-type="float">
            <text:p>0.217687485914085</text:p>
          </table:table-cell>
          <table:table-cell table:formula="of:=[.K81]*(10 / 1000)" office:value-type="float" office:value="0.00217687485914085" calcext:value-type="float">
            <text:p>0.002176874859141</text:p>
          </table:table-cell>
          <table:table-cell table:formula="of:=[.M80]+[.L81]" office:value-type="float" office:value="0.00827855733718274" calcext:value-type="float">
            <text:p>0.008278557337183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90.2337653375605" calcext:value-type="float">
            <text:p>90.2337653375605</text:p>
          </table:table-cell>
          <table:table-cell table:formula="of:=[.I82]/nom" office:value-type="float" office:value="0.601558435583737" calcext:value-type="float">
            <text:p>0.601558435583737</text:p>
          </table:table-cell>
          <table:table-cell table:formula="of:=([.J82]^3)" office:value-type="float" office:value="0.217687485914085" calcext:value-type="float">
            <text:p>0.217687485914085</text:p>
          </table:table-cell>
          <table:table-cell table:formula="of:=[.K82]*(10 / 1000)" office:value-type="float" office:value="0.00217687485914085" calcext:value-type="float">
            <text:p>0.002176874859141</text:p>
          </table:table-cell>
          <table:table-cell table:formula="of:=[.M81]+[.L82]" office:value-type="float" office:value="0.0104554321963236" calcext:value-type="float">
            <text:p>0.010455432196324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80.0852265865698" calcext:value-type="float">
            <text:p>80.0852265865698</text:p>
          </table:table-cell>
          <table:table-cell table:formula="of:=[.I83]/nom" office:value-type="float" office:value="0.533901510577132" calcext:value-type="float">
            <text:p>0.533901510577132</text:p>
          </table:table-cell>
          <table:table-cell table:formula="of:=([.J83]^3)" office:value-type="float" office:value="0.152189064989109" calcext:value-type="float">
            <text:p>0.152189064989109</text:p>
          </table:table-cell>
          <table:table-cell table:formula="of:=[.K83]*(10 / 1000)" office:value-type="float" office:value="0.00152189064989109" calcext:value-type="float">
            <text:p>0.001521890649891</text:p>
          </table:table-cell>
          <table:table-cell table:formula="of:=[.M82]+[.L83]" office:value-type="float" office:value="0.0119773228462147" calcext:value-type="float">
            <text:p>0.011977322846215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80.0852265865698" calcext:value-type="float">
            <text:p>80.0852265865698</text:p>
          </table:table-cell>
          <table:table-cell table:formula="of:=[.I84]/nom" office:value-type="float" office:value="0.533901510577132" calcext:value-type="float">
            <text:p>0.533901510577132</text:p>
          </table:table-cell>
          <table:table-cell table:formula="of:=([.J84]^3)" office:value-type="float" office:value="0.152189064989109" calcext:value-type="float">
            <text:p>0.152189064989109</text:p>
          </table:table-cell>
          <table:table-cell table:formula="of:=[.K84]*(10 / 1000)" office:value-type="float" office:value="0.00152189064989109" calcext:value-type="float">
            <text:p>0.001521890649891</text:p>
          </table:table-cell>
          <table:table-cell table:formula="of:=[.M83]+[.L84]" office:value-type="float" office:value="0.0134992134961058" calcext:value-type="float">
            <text:p>0.013499213496106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65.4402516053425" calcext:value-type="float">
            <text:p>65.4402516053425</text:p>
          </table:table-cell>
          <table:table-cell table:formula="of:=[.I85]/nom" office:value-type="float" office:value="0.436268344035617" calcext:value-type="float">
            <text:p>0.436268344035617</text:p>
          </table:table-cell>
          <table:table-cell table:formula="of:=([.J85]^3)" office:value-type="float" office:value="0.0830349835898529" calcext:value-type="float">
            <text:p>0.083034983589853</text:p>
          </table:table-cell>
          <table:table-cell table:formula="of:=[.K85]*(10 / 1000)" office:value-type="float" office:value="0.000830349835898529" calcext:value-type="float">
            <text:p>0.000830349835899</text:p>
          </table:table-cell>
          <table:table-cell table:formula="of:=[.M84]+[.L85]" office:value-type="float" office:value="0.0143295633320043" calcext:value-type="float">
            <text:p>0.014329563332004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65.4402516053425" calcext:value-type="float">
            <text:p>65.4402516053425</text:p>
          </table:table-cell>
          <table:table-cell table:formula="of:=[.I86]/nom" office:value-type="float" office:value="0.436268344035617" calcext:value-type="float">
            <text:p>0.436268344035617</text:p>
          </table:table-cell>
          <table:table-cell table:formula="of:=([.J86]^3)" office:value-type="float" office:value="0.0830349835898529" calcext:value-type="float">
            <text:p>0.083034983589853</text:p>
          </table:table-cell>
          <table:table-cell table:formula="of:=[.K86]*(10 / 1000)" office:value-type="float" office:value="0.000830349835898529" calcext:value-type="float">
            <text:p>0.000830349835899</text:p>
          </table:table-cell>
          <table:table-cell table:formula="of:=[.M85]+[.L86]" office:value-type="float" office:value="0.0151599131679028" calcext:value-type="float">
            <text:p>0.015159913167903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53.1026926353403" calcext:value-type="float">
            <text:p>53.1026926353403</text:p>
          </table:table-cell>
          <table:table-cell table:formula="of:=[.I87]/nom" office:value-type="float" office:value="0.354017950902269" calcext:value-type="float">
            <text:p>0.354017950902269</text:p>
          </table:table-cell>
          <table:table-cell table:formula="of:=([.J87]^3)" office:value-type="float" office:value="0.0443686129480253" calcext:value-type="float">
            <text:p>0.044368612948025</text:p>
          </table:table-cell>
          <table:table-cell table:formula="of:=[.K87]*(10 / 1000)" office:value-type="float" office:value="0.000443686129480253" calcext:value-type="float">
            <text:p>0.00044368612948</text:p>
          </table:table-cell>
          <table:table-cell table:formula="of:=[.M86]+[.L87]" office:value-type="float" office:value="0.0156035992973831" calcext:value-type="float">
            <text:p>0.015603599297383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53.1026926353403" calcext:value-type="float">
            <text:p>53.1026926353403</text:p>
          </table:table-cell>
          <table:table-cell table:formula="of:=[.I88]/nom" office:value-type="float" office:value="0.354017950902269" calcext:value-type="float">
            <text:p>0.354017950902269</text:p>
          </table:table-cell>
          <table:table-cell table:formula="of:=([.J88]^3)" office:value-type="float" office:value="0.0443686129480253" calcext:value-type="float">
            <text:p>0.044368612948025</text:p>
          </table:table-cell>
          <table:table-cell table:formula="of:=[.K88]*(10 / 1000)" office:value-type="float" office:value="0.000443686129480253" calcext:value-type="float">
            <text:p>0.00044368612948</text:p>
          </table:table-cell>
          <table:table-cell table:formula="of:=[.M87]+[.L88]" office:value-type="float" office:value="0.0160472854268633" calcext:value-type="float">
            <text:p>0.016047285426863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42.6254990489324" calcext:value-type="float">
            <text:p>42.6254990489324</text:p>
          </table:table-cell>
          <table:table-cell table:formula="of:=[.I89]/nom" office:value-type="float" office:value="0.284169993659549" calcext:value-type="float">
            <text:p>0.284169993659549</text:p>
          </table:table-cell>
          <table:table-cell table:formula="of:=([.J89]^3)" office:value-type="float" office:value="0.0229474616516896" calcext:value-type="float">
            <text:p>0.02294746165169</text:p>
          </table:table-cell>
          <table:table-cell table:formula="of:=[.K89]*(10 / 1000)" office:value-type="float" office:value="0.000229474616516896" calcext:value-type="float">
            <text:p>0.000229474616517</text:p>
          </table:table-cell>
          <table:table-cell table:formula="of:=[.M88]+[.L89]" office:value-type="float" office:value="0.0162767600433802" calcext:value-type="float">
            <text:p>0.01627676004338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42.6254990489324" calcext:value-type="float">
            <text:p>42.6254990489324</text:p>
          </table:table-cell>
          <table:table-cell table:formula="of:=[.I90]/nom" office:value-type="float" office:value="0.284169993659549" calcext:value-type="float">
            <text:p>0.284169993659549</text:p>
          </table:table-cell>
          <table:table-cell table:formula="of:=([.J90]^3)" office:value-type="float" office:value="0.0229474616516896" calcext:value-type="float">
            <text:p>0.02294746165169</text:p>
          </table:table-cell>
          <table:table-cell table:formula="of:=[.K90]*(10 / 1000)" office:value-type="float" office:value="0.000229474616516896" calcext:value-type="float">
            <text:p>0.000229474616517</text:p>
          </table:table-cell>
          <table:table-cell table:formula="of:=[.M89]+[.L90]" office:value-type="float" office:value="0.0165062346598971" calcext:value-type="float">
            <text:p>0.016506234659897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33.7132727093389" calcext:value-type="float">
            <text:p>33.7132727093389</text:p>
          </table:table-cell>
          <table:table-cell table:formula="of:=[.I91]/nom" office:value-type="float" office:value="0.224755151395593" calcext:value-type="float">
            <text:p>0.224755151395593</text:p>
          </table:table-cell>
          <table:table-cell table:formula="of:=([.J91]^3)" office:value-type="float" office:value="0.0113534790703431" calcext:value-type="float">
            <text:p>0.011353479070343</text:p>
          </table:table-cell>
          <table:table-cell table:formula="of:=[.K91]*(10 / 1000)" office:value-type="float" office:value="0.000113534790703431" calcext:value-type="float">
            <text:p>0.000113534790703</text:p>
          </table:table-cell>
          <table:table-cell table:formula="of:=[.M90]+[.L91]" office:value-type="float" office:value="0.0166197694506006" calcext:value-type="float">
            <text:p>0.016619769450601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33.7132727093389" calcext:value-type="float">
            <text:p>33.7132727093389</text:p>
          </table:table-cell>
          <table:table-cell table:formula="of:=[.I92]/nom" office:value-type="float" office:value="0.224755151395593" calcext:value-type="float">
            <text:p>0.224755151395593</text:p>
          </table:table-cell>
          <table:table-cell table:formula="of:=([.J92]^3)" office:value-type="float" office:value="0.0113534790703431" calcext:value-type="float">
            <text:p>0.011353479070343</text:p>
          </table:table-cell>
          <table:table-cell table:formula="of:=[.K92]*(10 / 1000)" office:value-type="float" office:value="0.000113534790703431" calcext:value-type="float">
            <text:p>0.000113534790703</text:p>
          </table:table-cell>
          <table:table-cell table:formula="of:=[.M91]+[.L92]" office:value-type="float" office:value="0.016733304241304" calcext:value-type="float">
            <text:p>0.016733304241304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33.7132727093389" calcext:value-type="float">
            <text:p>33.7132727093389</text:p>
          </table:table-cell>
          <table:table-cell table:formula="of:=[.I93]/nom" office:value-type="float" office:value="0.224755151395593" calcext:value-type="float">
            <text:p>0.224755151395593</text:p>
          </table:table-cell>
          <table:table-cell table:formula="of:=([.J93]^3)" office:value-type="float" office:value="0.0113534790703431" calcext:value-type="float">
            <text:p>0.011353479070343</text:p>
          </table:table-cell>
          <table:table-cell table:formula="of:=[.K93]*(10 / 1000)" office:value-type="float" office:value="0.000113534790703431" calcext:value-type="float">
            <text:p>0.000113534790703</text:p>
          </table:table-cell>
          <table:table-cell table:formula="of:=[.M92]+[.L93]" office:value-type="float" office:value="0.0168468390320074" calcext:value-type="float">
            <text:p>0.016846839032008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3.1868213658266" calcext:value-type="float">
            <text:p>23.1868213658266</text:p>
          </table:table-cell>
          <table:table-cell table:formula="of:=[.I94]/nom" office:value-type="float" office:value="0.154578809105511" calcext:value-type="float">
            <text:p>0.154578809105511</text:p>
          </table:table-cell>
          <table:table-cell table:formula="of:=([.J94]^3)" office:value-type="float" office:value="0.00369360008338254" calcext:value-type="float">
            <text:p>0.003693600083383</text:p>
          </table:table-cell>
          <table:table-cell table:formula="of:=[.K94]*(10 / 1000)" office:value-type="float" office:value="0.0000369360008338254" calcext:value-type="float">
            <text:p>3.69360008338254E-05</text:p>
          </table:table-cell>
          <table:table-cell table:formula="of:=[.M93]+[.L94]" office:value-type="float" office:value="0.0168837750328413" calcext:value-type="float">
            <text:p>0.016883775032841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3.1868213658266" calcext:value-type="float">
            <text:p>23.1868213658266</text:p>
          </table:table-cell>
          <table:table-cell table:formula="of:=[.I95]/nom" office:value-type="float" office:value="0.154578809105511" calcext:value-type="float">
            <text:p>0.154578809105511</text:p>
          </table:table-cell>
          <table:table-cell table:formula="of:=([.J95]^3)" office:value-type="float" office:value="0.00369360008338254" calcext:value-type="float">
            <text:p>0.003693600083383</text:p>
          </table:table-cell>
          <table:table-cell table:formula="of:=[.K95]*(10 / 1000)" office:value-type="float" office:value="0.0000369360008338254" calcext:value-type="float">
            <text:p>3.69360008338254E-05</text:p>
          </table:table-cell>
          <table:table-cell table:formula="of:=[.M94]+[.L95]" office:value-type="float" office:value="0.0169207110336751" calcext:value-type="float">
            <text:p>0.016920711033675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3.1868213658266" calcext:value-type="float">
            <text:p>23.1868213658266</text:p>
          </table:table-cell>
          <table:table-cell table:formula="of:=[.I96]/nom" office:value-type="float" office:value="0.154578809105511" calcext:value-type="float">
            <text:p>0.154578809105511</text:p>
          </table:table-cell>
          <table:table-cell table:formula="of:=([.J96]^3)" office:value-type="float" office:value="0.00369360008338254" calcext:value-type="float">
            <text:p>0.003693600083383</text:p>
          </table:table-cell>
          <table:table-cell table:formula="of:=[.K96]*(10 / 1000)" office:value-type="float" office:value="0.0000369360008338254" calcext:value-type="float">
            <text:p>3.69360008338254E-05</text:p>
          </table:table-cell>
          <table:table-cell table:formula="of:=[.M95]+[.L96]" office:value-type="float" office:value="0.0169576470345089" calcext:value-type="float">
            <text:p>0.016957647034509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3.1868213658266" calcext:value-type="float">
            <text:p>23.1868213658266</text:p>
          </table:table-cell>
          <table:table-cell table:formula="of:=[.I97]/nom" office:value-type="float" office:value="0.154578809105511" calcext:value-type="float">
            <text:p>0.154578809105511</text:p>
          </table:table-cell>
          <table:table-cell table:formula="of:=([.J97]^3)" office:value-type="float" office:value="0.00369360008338254" calcext:value-type="float">
            <text:p>0.003693600083383</text:p>
          </table:table-cell>
          <table:table-cell table:formula="of:=[.K97]*(10 / 1000)" office:value-type="float" office:value="0.0000369360008338254" calcext:value-type="float">
            <text:p>3.69360008338254E-05</text:p>
          </table:table-cell>
          <table:table-cell table:formula="of:=[.M96]+[.L97]" office:value-type="float" office:value="0.0169945830353427" calcext:value-type="float">
            <text:p>0.016994583035343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98]/nom" office:value-type="float" office:value="0.0973495411773273" calcext:value-type="float">
            <text:p>0.097349541177327</text:p>
          </table:table-cell>
          <table:table-cell table:formula="of:=([.J98]^3)" office:value-type="float" office:value="0.000922575095618105" calcext:value-type="float">
            <text:p>0.000922575095618</text:p>
          </table:table-cell>
          <table:table-cell table:formula="of:=[.K98]*(10 / 1000)" office:value-type="float" office:value="0.00000922575095618105" calcext:value-type="float">
            <text:p>9.22575095618105E-06</text:p>
          </table:table-cell>
          <table:table-cell table:formula="of:=[.M97]+[.L98]" office:value-type="float" office:value="0.0170038087862989" calcext:value-type="float">
            <text:p>0.017003808786299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99]/nom" office:value-type="float" office:value="0.0973495411773273" calcext:value-type="float">
            <text:p>0.097349541177327</text:p>
          </table:table-cell>
          <table:table-cell table:formula="of:=([.J99]^3)" office:value-type="float" office:value="0.000922575095618105" calcext:value-type="float">
            <text:p>0.000922575095618</text:p>
          </table:table-cell>
          <table:table-cell table:formula="of:=[.K99]*(10 / 1000)" office:value-type="float" office:value="0.00000922575095618105" calcext:value-type="float">
            <text:p>9.22575095618105E-06</text:p>
          </table:table-cell>
          <table:table-cell table:formula="of:=[.M98]+[.L99]" office:value-type="float" office:value="0.0170130345372551" calcext:value-type="float">
            <text:p>0.017013034537255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100]/nom" office:value-type="float" office:value="0.0973495411773273" calcext:value-type="float">
            <text:p>0.097349541177327</text:p>
          </table:table-cell>
          <table:table-cell table:formula="of:=([.J100]^3)" office:value-type="float" office:value="0.000922575095618105" calcext:value-type="float">
            <text:p>0.000922575095618</text:p>
          </table:table-cell>
          <table:table-cell table:formula="of:=[.K100]*(10 / 1000)" office:value-type="float" office:value="0.00000922575095618105" calcext:value-type="float">
            <text:p>9.22575095618105E-06</text:p>
          </table:table-cell>
          <table:table-cell table:formula="of:=[.M99]+[.L100]" office:value-type="float" office:value="0.0170222602882113" calcext:value-type="float">
            <text:p>0.017022260288211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101]/nom" office:value-type="float" office:value="0.0973495411773273" calcext:value-type="float">
            <text:p>0.097349541177327</text:p>
          </table:table-cell>
          <table:table-cell table:formula="of:=([.J101]^3)" office:value-type="float" office:value="0.000922575095618105" calcext:value-type="float">
            <text:p>0.000922575095618</text:p>
          </table:table-cell>
          <table:table-cell table:formula="of:=[.K101]*(10 / 1000)" office:value-type="float" office:value="0.00000922575095618105" calcext:value-type="float">
            <text:p>9.22575095618105E-06</text:p>
          </table:table-cell>
          <table:table-cell table:formula="of:=[.M100]+[.L101]" office:value-type="float" office:value="0.0170314860391674" calcext:value-type="float">
            <text:p>0.017031486039168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102]/nom" office:value-type="float" office:value="0.0973495411773273" calcext:value-type="float">
            <text:p>0.097349541177327</text:p>
          </table:table-cell>
          <table:table-cell table:formula="of:=([.J102]^3)" office:value-type="float" office:value="0.000922575095618105" calcext:value-type="float">
            <text:p>0.000922575095618</text:p>
          </table:table-cell>
          <table:table-cell table:formula="of:=[.K102]*(10 / 1000)" office:value-type="float" office:value="0.00000922575095618105" calcext:value-type="float">
            <text:p>9.22575095618105E-06</text:p>
          </table:table-cell>
          <table:table-cell table:formula="of:=[.M101]+[.L102]" office:value-type="float" office:value="0.0170407117901236" calcext:value-type="float">
            <text:p>0.017040711790124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103]/nom" office:value-type="float" office:value="0.0973495411773273" calcext:value-type="float">
            <text:p>0.097349541177327</text:p>
          </table:table-cell>
          <table:table-cell table:formula="of:=([.J103]^3)" office:value-type="float" office:value="0.000922575095618105" calcext:value-type="float">
            <text:p>0.000922575095618</text:p>
          </table:table-cell>
          <table:table-cell table:formula="of:=[.K103]*(10 / 1000)" office:value-type="float" office:value="0.00000922575095618105" calcext:value-type="float">
            <text:p>9.22575095618105E-06</text:p>
          </table:table-cell>
          <table:table-cell table:formula="of:=[.M102]+[.L103]" office:value-type="float" office:value="0.0170499375410798" calcext:value-type="float">
            <text:p>0.01704993754108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verage:</text:p>
          </table:table-cell>
          <table:table-cell/>
          <table:table-cell table:style-name="ce11" office:value-type="float" office:value="6.9" calcext:value-type="float">
            <text:p>6.9</text:p>
          </table:table-cell>
          <table:table-cell table:formula="of:=[.I104]/nom" office:value-type="float" office:value="0.046" calcext:value-type="float">
            <text:p>0.046</text:p>
          </table:table-cell>
          <table:table-cell table:formula="of:=([.J104]^3)" office:value-type="float" office:value="0.000097336" calcext:value-type="float">
            <text:p>9.7336E-05</text:p>
          </table:table-cell>
          <table:table-cell table:formula="of:=[.K104]*(10 / 1000)" office:value-type="float" office:value="0.00000097336" calcext:value-type="float">
            <text:p>9.7336E-07</text:p>
          </table:table-cell>
          <table:table-cell table:formula="of:=[.M103]+[.L104]" office:value-type="float" office:value="0.0170509109010798" calcext:value-type="float">
            <text:p>0.01705091090108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verage:</text:p>
          </table:table-cell>
          <table:table-cell/>
          <table:table-cell table:style-name="ce11" table:formula="of:=AVERAGE([.I71:.I104])" office:value-type="float" office:value="42.1665445421901" calcext:value-type="float">
            <text:p>42.1665445421901</text:p>
          </table:table-cell>
          <table:table-cell table:number-columns-repeated="15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Eigen Value:</text:p>
          </table:table-cell>
          <table:table-cell/>
          <table:table-cell table:style-name="ce12" table:formula="of:=([.I105]/nom)^3" office:value-type="float" office:value="0.0222141787287055" calcext:value-type="float">
            <text:p>0.0222</text:p>
          </table:table-cell>
          <table:table-cell table:formula="of:=[.I106]*2" office:value-type="float" office:value="0.044428357457411" calcext:value-type="float">
            <text:p>0.044428357457411</text:p>
          </table:table-cell>
          <table:table-cell table:number-columns-repeated="14"/>
          <table:table-cell table:style-name="Default" table:number-columns-repeated="4"/>
          <table:table-cell table:number-columns-repeated="3"/>
          <table:table-cell table:style-name="Default"/>
          <table:table-cell table:number-columns-repeated="11"/>
        </table:table-row>
      </table:table>
      <table:table table:name="Sheet3" table:style-name="ta1">
        <table:table-column table:style-name="co1" table:number-columns-repeated="2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" table:number-columns-repeated="3" table:default-cell-style-name="ce13"/>
        <table:table-column table:style-name="co14" table:default-cell-style-name="ce13"/>
        <table:table-column table:style-name="co15" table:default-cell-style-name="ce13"/>
        <table:table-column table:style-name="co1" table:number-columns-repeated="1014" table:default-cell-style-name="ce13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years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sec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4]*365" office:value-type="float" office:value="3650" calcext:value-type="float">
            <text:p>3650</text:p>
          </table:table-cell>
          <table:table-cell table:style-name="ce15" table:formula="of:=[.C4]*24" office:value-type="float" office:value="87600" calcext:value-type="float">
            <text:p><text:s text:c="2"/>87 600</text:p>
          </table:table-cell>
          <table:table-cell table:style-name="ce15" table:formula="of:=[.D4]*(60 * 60)" office:value-type="float" office:value="315360000" calcext:value-type="float">
            <text:p><text:s/>315 360 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" table:formula="of:=[.C6]/365" office:value-type="float" office:value="68.0962597349061" calcext:value-type="float">
            <text:p><text:s text:c="3"/>68.10</text:p>
          </table:table-cell>
          <table:table-cell table:style-name="ce14" table:formula="of:=[.D6]/24" office:value-type="float" office:value="24855.1348032407" calcext:value-type="float">
            <text:p><text:s text:c="2"/>24 855.13</text:p>
          </table:table-cell>
          <table:table-cell table:style-name="ce14" table:formula="of:=[.E6]* (1 / (60 * 60))" office:value-type="float" office:value="596523.235277778" calcext:value-type="float">
            <text:p><text:s text:c="2"/>596 523.24</text:p>
          </table:table-cell>
          <table:table-cell table:style-name="ce16" office:value-type="float" office:value="2147483647" calcext:value-type="float">
            <text:p>2 147 483 64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6"/>
          <table:table-cell table:style-name="ce17" office:value-type="string" calcext:value-type="string">
            <text:p>smallint</text:p>
          </table:table-cell>
          <table:table-cell table:style-name="ce17" office:value-type="string" calcext:value-type="string">
            <text:p>2 bytes</text:p>
          </table:table-cell>
          <table:table-cell table:style-name="ce17" office:value-type="string" calcext:value-type="string">
            <text:p>small-range integer</text:p>
          </table:table-cell>
          <table:table-cell table:style-name="ce17" office:value-type="string" calcext:value-type="string">
            <text:p>-32768 to +32767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7" office:value-type="string" calcext:value-type="string">
            <text:p>integer</text:p>
          </table:table-cell>
          <table:table-cell table:style-name="ce17" office:value-type="string" calcext:value-type="string">
            <text:p>4 bytes</text:p>
          </table:table-cell>
          <table:table-cell table:style-name="ce17" office:value-type="string" calcext:value-type="string">
            <text:p>typical choice for integer</text:p>
          </table:table-cell>
          <table:table-cell table:style-name="ce17" office:value-type="string" calcext:value-type="string">
            <text:p>-2147483648 to +2147483647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7" office:value-type="string" calcext:value-type="string">
            <text:p>bigint</text:p>
          </table:table-cell>
          <table:table-cell table:style-name="ce17" office:value-type="string" calcext:value-type="string">
            <text:p>8 bytes</text:p>
          </table:table-cell>
          <table:table-cell table:style-name="ce17" office:value-type="string" calcext:value-type="string">
            <text:p>large-range integer</text:p>
          </table:table-cell>
          <table:table-cell table:style-name="ce17" office:value-type="string" calcext:value-type="string">
            <text:p>-9223372036854775808 to +9223372036854775807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style-name="ce17" office:value-type="string" calcext:value-type="string">
            <text:p>decimal</text:p>
          </table:table-cell>
          <table:table-cell table:style-name="ce17" office:value-type="string" calcext:value-type="string">
            <text:p>variable</text:p>
          </table:table-cell>
          <table:table-cell table:style-name="ce17" office:value-type="string" calcext:value-type="string">
            <text:p>user-specified precision, exact</text:p>
          </table:table-cell>
          <table:table-cell table:style-name="ce17" office:value-type="string" calcext:value-type="string">
            <text:p>up to 131072 digits before the decimal point; up to 16383 digits after the decimal point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style-name="ce17" office:value-type="string" calcext:value-type="string">
            <text:p>numeric</text:p>
          </table:table-cell>
          <table:table-cell table:style-name="ce17" office:value-type="string" calcext:value-type="string">
            <text:p>variable</text:p>
          </table:table-cell>
          <table:table-cell table:style-name="ce17" office:value-type="string" calcext:value-type="string">
            <text:p>user-specified precision, exact</text:p>
          </table:table-cell>
          <table:table-cell table:style-name="ce17" office:value-type="string" calcext:value-type="string">
            <text:p>up to 131072 digits before the decimal point; up to 16383 digits after the decimal point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7" office:value-type="string" calcext:value-type="string">
            <text:p>real</text:p>
          </table:table-cell>
          <table:table-cell table:style-name="ce17" office:value-type="string" calcext:value-type="string">
            <text:p>4 bytes</text:p>
          </table:table-cell>
          <table:table-cell table:style-name="ce17" office:value-type="string" calcext:value-type="string">
            <text:p>variable-precision, inexact</text:p>
          </table:table-cell>
          <table:table-cell table:style-name="ce17" office:value-type="string" calcext:value-type="string">
            <text:p>6 decimal digits precision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7" office:value-type="string" calcext:value-type="string">
            <text:p>double precision</text:p>
          </table:table-cell>
          <table:table-cell table:style-name="ce17" office:value-type="string" calcext:value-type="string">
            <text:p>8 bytes</text:p>
          </table:table-cell>
          <table:table-cell table:style-name="ce17" office:value-type="string" calcext:value-type="string">
            <text:p>variable-precision, inexact</text:p>
          </table:table-cell>
          <table:table-cell table:style-name="ce17" office:value-type="string" calcext:value-type="string">
            <text:p>15 decimal digits precision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style-name="ce17" office:value-type="string" calcext:value-type="string">
            <text:p>smallserial</text:p>
          </table:table-cell>
          <table:table-cell table:style-name="ce17" office:value-type="string" calcext:value-type="string">
            <text:p>2 bytes</text:p>
          </table:table-cell>
          <table:table-cell table:style-name="ce17" office:value-type="string" calcext:value-type="string">
            <text:p>small autoincrementing integer</text:p>
          </table:table-cell>
          <table:table-cell table:style-name="ce17" office:value-type="string" calcext:value-type="string">
            <text:p>1 to 32767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7" office:value-type="string" calcext:value-type="string">
            <text:p>serial</text:p>
          </table:table-cell>
          <table:table-cell table:style-name="ce17" office:value-type="string" calcext:value-type="string">
            <text:p>4 bytes</text:p>
          </table:table-cell>
          <table:table-cell table:style-name="ce17" office:value-type="string" calcext:value-type="string">
            <text:p>autoincrementing integer</text:p>
          </table:table-cell>
          <table:table-cell table:style-name="ce17" office:value-type="string" calcext:value-type="string">
            <text:p>1 to 2147483647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style-name="ce17" office:value-type="string" calcext:value-type="string">
            <text:p>bigserial</text:p>
          </table:table-cell>
          <table:table-cell table:style-name="ce17" office:value-type="string" calcext:value-type="string">
            <text:p>8 bytes</text:p>
          </table:table-cell>
          <table:table-cell table:style-name="ce17" office:value-type="string" calcext:value-type="string">
            <text:p>large autoincrementing integer</text:p>
          </table:table-cell>
          <table:table-cell table:style-name="ce17" office:value-type="string" calcext:value-type="string">
            <text:p>1 to 9223372036854775807</text:p>
          </table:table-cell>
          <table:table-cell table:number-columns-repeated="101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factor" table:base-cell-address="$DetectOpCycle.$B$2" table:cell-range-address="$DetectOpCycle.$B$3"/>
        <table:named-range table:name="nom" table:base-cell-address="$DetectOpCycle.$B$1" table:cell-range-address="$DetectOpCycle.$B$2"/>
        <table:named-range table:name="op_cycle_threshokd" table:base-cell-address="$DetectOpCycle.$D$1" table:cell-range-address="$DetectOpCycle.$D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0" number:min-decimal-places="0" number:min-integer-digits="6">
        <number:embedded-text number:position="6"> </number:embedded-text>
        <number:embedded-text number:position="3"> </number:embedded-text>
      </number:number>
    </number:number-style>
    <number:number-style style:name="N128">
      <number:number number:decimal-places="0" number:min-decimal-places="0" number:min-integer-digits="7">
        <number:embedded-text number:position="6"> </number:embedded-text>
        <number:embedded-text number:position="3"> </number:embedded-text>
      </number:number>
    </number:number-style>
    <number:number-style style:name="N129">
      <number:number number:decimal-places="0" number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30">
      <number:number number:decimal-places="2" number:min-decimal-places="2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5">00/00/0000</text:date>, <text:time style:data-style-name="N2" text:time-value="13:22:13.908475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6:59:11.044498130</meta:creation-date>
    <meta:editing-duration>PT17H30M38S</meta:editing-duration>
    <meta:editing-cycles>16</meta:editing-cycles>
    <meta:generator>LibreOffice/7.0.4.2$Linux_X86_64 LibreOffice_project/00$Build-2</meta:generator>
    <dc:date>2024-06-25T14:10:26.873674322</dc:date>
    <meta:document-statistic meta:table-count="3" meta:cell-count="196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66cm" svg:height="12.137cm" xlink:href=".." xlink:type="simple" chart:class="chart:line" chart:column-mapping="0 3 1 2" chart:style-name="ch1">
        <chart:legend chart:legend-position="end" svg:x="18.531cm" svg:y="5.022cm" style:legend-expansion="high" chart:style-name="ch2"/>
        <chart:plot-area chart:style-name="ch3" table:cell-range-address="DetectOpCycle.C4:DetectOpCycle.D68 DetectOpCycle.I4:DetectOpCycle.J68" chart:data-source-has-labels="row" svg:x="0.421cm" svg:y="0.242cm" svg:width="17.689cm" svg:height="11.653cm">
          <chart:coordinate-region svg:x="1.228cm" svg:y="0.441cm" svg:width="16.882cm" svg:height="10.6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tectOpCycle.C5:DetectOpCycle.C68" chart:label-cell-address="DetectOpCycle.C4:DetectOpCycle.C4" chart:class="chart:line">
            <chart:data-point chart:repeated="64"/>
          </chart:series>
          <chart:series chart:style-name="ch7" chart:values-cell-range-address="DetectOpCycle.J5:DetectOpCycle.J68" chart:label-cell-address="DetectOpCycle.J4:DetectOpCycle.J4" chart:class="chart:line">
            <chart:data-point chart:repeated="64"/>
          </chart:series>
          <chart:series chart:style-name="ch8" chart:values-cell-range-address="DetectOpCycle.D5:DetectOpCycle.D68" chart:label-cell-address="DetectOpCycle.D4:DetectOpCycle.D4" chart:class="chart:line">
            <chart:data-point chart:repeated="64"/>
          </chart:series>
          <chart:series chart:style-name="ch9" chart:values-cell-range-address="DetectOpCycle.I5:DetectOpCycle.I68" chart:label-cell-address="DetectOpCycle.I4:DetectOpCycle.I4" chart:class="chart:line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</text:p>
                <draw:g>
                  <svg:desc>DetectOpCycle.C4:DetectOpCycle.C4</svg:desc>
                </draw:g>
              </table:table-cell>
              <table:table-cell office:value-type="string">
                <text:p>Out</text:p>
                <draw:g>
                  <svg:desc>DetectOpCycle.J4:DetectOpCycle.J4</svg:desc>
                </draw:g>
              </table:table-cell>
              <table:table-cell office:value-type="string">
                <text:p>Smooth</text:p>
                <draw:g>
                  <svg:desc>DetectOpCycle.D4:DetectOpCycle.D4</svg:desc>
                </draw:g>
              </table:table-cell>
              <table:table-cell office:value-type="string">
                <text:p>filter</text:p>
                <draw:g>
                  <svg:desc>DetectOpCycle.I4:DetectOpCycle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tectOpCycle.C5:DetectOpCycle.C68</svg:desc>
                </draw:g>
              </table:table-cell>
              <table:table-cell office:value-type="float" office:value="0">
                <text:p>0</text:p>
                <draw:g>
                  <svg:desc>DetectOpCycle.J5:DetectOpCycle.J68</svg:desc>
                </draw:g>
              </table:table-cell>
              <table:table-cell office:value-type="float" office:value="0">
                <text:p>0</text:p>
                <draw:g>
                  <svg:desc>DetectOpCycle.D5:DetectOpCycle.D68</svg:desc>
                </draw:g>
              </table:table-cell>
              <table:table-cell office:value-type="float" office:value="0">
                <text:p>0</text:p>
                <draw:g>
                  <svg:desc>DetectOpCycle.I5:DetectOpCycle.I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.4125">
                <text:p>0.4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3734375">
                <text:p>0.37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267578125">
                <text:p>0.32675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.4859130859375">
                <text:p>0.485913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25173950195313">
                <text:p>0.425173950195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1.2720272064209">
                <text:p>1.2720272064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1302380561829">
                <text:p>1.11302380561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.011395829916">
                <text:p>1.011395829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1.1599713511765">
                <text:p>1.159971351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2.02747493227944">
                <text:p>2.02747493227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2.01154056574451">
                <text:p>2.01154056574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.77259799502644">
                <text:p>1.77259799502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5102324564814">
                <text:p>1.55102324564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5714533994212">
                <text:p>1.35714533994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.81250217244936">
                <text:p>1.81250217244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83593940089319">
                <text:p>1.83593940089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73144697578154">
                <text:p>1.73144697578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1501610380885">
                <text:p>1.51501610380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57563909083274">
                <text:p>1.57563909083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.87868420447865">
                <text:p>1.87868420447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.39384867891882">
                <text:p>2.3938486789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.59461759405396">
                <text:p>3.59461759405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">
                <text:p>64</text:p>
              </table:table-cell>
              <table:table-cell office:value-type="float" office:value="150">
                <text:p>150</text:p>
              </table:table-cell>
              <table:table-cell office:value-type="float" office:value="11.1452903947972">
                <text:p>11.1452903947972</text:p>
              </table:table-cell>
              <table:table-cell office:value-type="float" office:value="11.1452903947972">
                <text:p>11.14529039479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8">
                <text:p>128</text:p>
              </table:table-cell>
              <table:table-cell office:value-type="float" office:value="150">
                <text:p>150</text:p>
              </table:table-cell>
              <table:table-cell office:value-type="float" office:value="25.7521290954476">
                <text:p>25.7521290954476</text:p>
              </table:table-cell>
              <table:table-cell office:value-type="float" office:value="25.7521290954476">
                <text:p>25.75212909544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">
                <text:p>120</text:p>
              </table:table-cell>
              <table:table-cell office:value-type="float" office:value="150">
                <text:p>150</text:p>
              </table:table-cell>
              <table:table-cell office:value-type="float" office:value="37.5331129585166">
                <text:p>37.5331129585166</text:p>
              </table:table-cell>
              <table:table-cell office:value-type="float" office:value="37.5331129585166">
                <text:p>37.53311295851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3">
                <text:p>133</text:p>
              </table:table-cell>
              <table:table-cell office:value-type="float" office:value="150">
                <text:p>150</text:p>
              </table:table-cell>
              <table:table-cell office:value-type="float" office:value="49.466473838702">
                <text:p>49.466473838702</text:p>
              </table:table-cell>
              <table:table-cell office:value-type="float" office:value="49.466473838702">
                <text:p>49.4664738387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">
                <text:p>121</text:p>
              </table:table-cell>
              <table:table-cell office:value-type="float" office:value="150">
                <text:p>150</text:p>
              </table:table-cell>
              <table:table-cell office:value-type="float" office:value="58.4081646088643">
                <text:p>58.4081646088643</text:p>
              </table:table-cell>
              <table:table-cell office:value-type="float" office:value="58.4081646088643">
                <text:p>58.40816460886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0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67.3571440327563">
                <text:p>67.3571440327563</text:p>
              </table:table-cell>
              <table:table-cell office:value-type="float" office:value="67.3571440327563">
                <text:p>67.35714403275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">
                <text:p>127</text:p>
              </table:table-cell>
              <table:table-cell office:value-type="float" office:value="150">
                <text:p>150</text:p>
              </table:table-cell>
              <table:table-cell office:value-type="float" office:value="74.8125010286617">
                <text:p>74.8125010286617</text:p>
              </table:table-cell>
              <table:table-cell office:value-type="float" office:value="67.3571440327563">
                <text:p>67.3571440327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">
                <text:p>123</text:p>
              </table:table-cell>
              <table:table-cell office:value-type="float" office:value="150">
                <text:p>150</text:p>
              </table:table-cell>
              <table:table-cell office:value-type="float" office:value="80.835938400079">
                <text:p>80.835938400079</text:p>
              </table:table-cell>
              <table:table-cell office:value-type="float" office:value="80.835938400079">
                <text:p>80.8359384000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2">
                <text:p>122</text:p>
              </table:table-cell>
              <table:table-cell office:value-type="float" office:value="150">
                <text:p>150</text:p>
              </table:table-cell>
              <table:table-cell office:value-type="float" office:value="85.9814461000691">
                <text:p>85.9814461000691</text:p>
              </table:table-cell>
              <table:table-cell office:value-type="float" office:value="80.835938400079">
                <text:p>80.8359384000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">
                <text:p>120</text:p>
              </table:table-cell>
              <table:table-cell office:value-type="float" office:value="150">
                <text:p>150</text:p>
              </table:table-cell>
              <table:table-cell office:value-type="float" office:value="90.2337653375605">
                <text:p>90.2337653375605</text:p>
              </table:table-cell>
              <table:table-cell office:value-type="float" office:value="90.2337653375605">
                <text:p>90.23376533756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">
                <text:p>64</text:p>
              </table:table-cell>
              <table:table-cell office:value-type="float" office:value="150">
                <text:p>150</text:p>
              </table:table-cell>
              <table:table-cell office:value-type="float" office:value="86.9545446703654">
                <text:p>86.9545446703654</text:p>
              </table:table-cell>
              <table:table-cell office:value-type="float" office:value="90.2337653375605">
                <text:p>90.23376533756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150">
                <text:p>150</text:p>
              </table:table-cell>
              <table:table-cell office:value-type="float" office:value="80.0852265865698">
                <text:p>80.0852265865698</text:p>
              </table:table-cell>
              <table:table-cell office:value-type="float" office:value="80.0852265865698">
                <text:p>80.08522658656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73.0745732632485">
                <text:p>73.0745732632485</text:p>
              </table:table-cell>
              <table:table-cell office:value-type="float" office:value="80.0852265865698">
                <text:p>80.08522658656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150">
                <text:p>150</text:p>
              </table:table-cell>
              <table:table-cell office:value-type="float" office:value="65.4402516053425">
                <text:p>65.4402516053425</text:p>
              </table:table-cell>
              <table:table-cell office:value-type="float" office:value="65.4402516053425">
                <text:p>65.44025160534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58.2602201546747">
                <text:p>58.2602201546747</text:p>
              </table:table-cell>
              <table:table-cell office:value-type="float" office:value="65.4402516053425">
                <text:p>65.44025160534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150">
                <text:p>150</text:p>
              </table:table-cell>
              <table:table-cell office:value-type="float" office:value="53.1026926353403">
                <text:p>53.1026926353403</text:p>
              </table:table-cell>
              <table:table-cell office:value-type="float" office:value="53.1026926353403">
                <text:p>53.10269263534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47.7148560559228">
                <text:p>47.7148560559228</text:p>
              </table:table-cell>
              <table:table-cell office:value-type="float" office:value="53.1026926353403">
                <text:p>53.10269263534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42.6254990489324">
                <text:p>42.6254990489324</text:p>
              </table:table-cell>
              <table:table-cell office:value-type="float" office:value="42.6254990489324">
                <text:p>42.62549904893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37.6723116678159">
                <text:p>37.6723116678159</text:p>
              </table:table-cell>
              <table:table-cell office:value-type="float" office:value="42.6254990489324">
                <text:p>42.62549904893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33.7132727093389">
                <text:p>33.7132727093389</text:p>
              </table:table-cell>
              <table:table-cell office:value-type="float" office:value="33.7132727093389">
                <text:p>33.71327270933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9.9991136206715">
                <text:p>29.9991136206715</text:p>
              </table:table-cell>
              <table:table-cell office:value-type="float" office:value="33.7132727093389">
                <text:p>33.71327270933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26.4992244180876">
                <text:p>26.4992244180876</text:p>
              </table:table-cell>
              <table:table-cell office:value-type="float" office:value="33.7132727093389">
                <text:p>33.71327270933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23.1868213658266">
                <text:p>23.1868213658266</text:p>
              </table:table-cell>
              <table:table-cell office:value-type="float" office:value="23.1868213658266">
                <text:p>23.18682136582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0.7884686950983">
                <text:p>20.7884686950983</text:p>
              </table:table-cell>
              <table:table-cell office:value-type="float" office:value="23.1868213658266">
                <text:p>23.18682136582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18.439910108211">
                <text:p>18.439910108211</text:p>
              </table:table-cell>
              <table:table-cell office:value-type="float" office:value="23.1868213658266">
                <text:p>23.18682136582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50">
                <text:p>150</text:p>
              </table:table-cell>
              <table:table-cell office:value-type="float" office:value="16.2599213446847">
                <text:p>16.2599213446847</text:p>
              </table:table-cell>
              <table:table-cell office:value-type="float" office:value="23.1868213658266">
                <text:p>23.18682136582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4.6024311765991">
                <text:p>14.6024311765991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12.7771272795242">
                <text:p>12.7771272795242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11.4299863695837">
                <text:p>11.4299863695837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50">
                <text:p>150</text:p>
              </table:table-cell>
              <table:table-cell office:value-type="float" office:value="10.1262380733857">
                <text:p>10.1262380733857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">
                <text:p>0.7</text:p>
              </table:table-cell>
              <table:table-cell office:value-type="float" office:value="150">
                <text:p>150</text:p>
              </table:table-cell>
              <table:table-cell office:value-type="float" office:value="8.94795831421249">
                <text:p>8.94795831421249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">
                <text:p>0.8</text:p>
              </table:table-cell>
              <table:table-cell office:value-type="float" office:value="150">
                <text:p>150</text:p>
              </table:table-cell>
              <table:table-cell office:value-type="float" office:value="7.92946352493593">
                <text:p>7.92946352493593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6.98828058431894">
                <text:p>6.98828058431894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6.15224551127907">
                <text:p>6.15224551127907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5.40821482236919">
                <text:p>5.40821482236919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4.74468796957304">
                <text:p>4.74468796957304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15160197337641">
                <text:p>4.15160197337641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3265172670436">
                <text:p>3.63265172670436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17857026086631">
                <text:p>3.17857026086631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8124897825802">
                <text:p>2.78124897825802</text:p>
              </table:table-cell>
              <table:table-cell office:value-type="float" office:value="6.98828058431894">
                <text:p>6.988280584318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